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7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7.197cm"/>
    </style:style>
    <style:style style:name="Column2" style:family="table-column">
      <style:table-column-properties style:column-width="1.984cm"/>
    </style:style>
    <style:style style:name="Column3" style:family="table-column">
      <style:table-column-properties style:column-width="7.32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26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26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2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3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26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5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6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26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8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19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26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21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06cm" fo:border-top="#000000 0.026cm solid" fo:padding-bottom="0.106cm" fo:border-bottom="#000000 0.026cm solid" fo:padding-left="0.106cm" fo:border-left="#000000 0.026cm solid" fo:padding-right="0.106cm" fo:border-right="#000000 0.026cm solid"/>
    </style:style>
    <style:style style:name="P22" style:family="paragraph" style:parent-style-name="Standard">
      <style:paragraph-properties fo:text-align="left" fo:break-before="auto" fo:text-indent="0cm" fo:line-height="12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26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T2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</style:style>
    <style:style style:name="T2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fo:margin-bottom="0.212cm" style:writing-mode="lr-tb"/>
    </style:style>
    <style:style style:name="T30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847cm" fo:margin-bottom="0.212cm" style:writing-mode="lr-tb"/>
    </style:style>
    <style:style style:name="P36" style:family="paragraph" style:parent-style-name="Title">
      <style:paragraph-properties fo:break-before="page" fo:line-height="115%" style:writing-mode="lr-tb"/>
    </style:style>
    <style:style style:name="T36_1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P44" style:family="paragraph" style:parent-style-name="Title">
      <style:paragraph-properties fo:break-before="auto" fo:line-height="115%" fo:margin-top="0.847cm" fo:margin-bottom="0.212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text-align="justify"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00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00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5" style:family="paragraph" style:parent-style-name="Heading_20_2">
      <style:paragraph-properties fo:break-before="auto" fo:line-height="115%" fo:margin-top="0.635cm" style:writing-mode="lr-tb"/>
    </style:style>
    <style:style style:name="T65_1" style:family="text">
      <style:text-properties style:font-name="Arial" fo:font-size="14pt" style:font-name-asian="Arial" style:font-size-asian="14pt" style:font-name-complex="Arial" style:font-size-complex="14pt"/>
    </style:style>
    <style:style style:name="T65_2" style:family="text">
      <style:text-properties style:font-name="Arial" fo:font-size="14pt" style:font-name-asian="Arial" style:font-size-asian="14pt" style:font-name-complex="Arial" style:font-size-complex="14pt"/>
    </style:style>
    <style:style style:name="T65_3" style:family="text">
      <style:text-properties style:font-name="Arial" fo:font-size="14pt" style:font-name-asian="Arial" style:font-size-asian="14pt" style:font-name-complex="Arial" style:font-size-complex="14pt"/>
    </style:style>
    <style:style style:name="T65_4" style:family="text">
      <style:text-properties style:font-name="Arial" fo:font-size="14pt" style:font-name-asian="Arial" style:font-size-asian="14pt" style:font-name-complex="Arial" style:font-size-complex="14pt"/>
    </style:style>
    <style:style style:name="T65_5" style:family="text">
      <style:text-properties style:font-name="Arial" fo:font-size="14pt" style:font-name-asian="Arial" style:font-size-asian="14pt" style:font-name-complex="Arial" style:font-size-complex="14pt"/>
    </style:style>
    <style:style style:name="P66" style:family="paragraph" style:parent-style-name="Heading_20_2">
      <style:paragraph-properties fo:text-align="justify" fo:break-before="auto" fo:line-height="115%" fo:margin-top="0.635cm" fo:margin-bottom="0.141cm" fo:keep-with-next="always" fo:keep-together="always" style:writing-mode="lr-tb"/>
    </style:style>
    <style:style style:name="T66_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66_6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66_7" style:family="text">
      <style:text-properties style:font-name="Verdana" fo:font-size="12pt" style:font-name-asian="Verdana" style:font-size-asian="12pt" style:font-name-complex="Verdana" style:font-size-complex="12pt"/>
    </style:style>
    <style:style style:name="T66_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1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0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66_21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66_22" style:family="text">
      <style:text-properties style:font-name="Verdana" fo:font-size="12pt" style:font-name-asian="Verdana" style:font-size-asian="12pt" style:font-name-complex="Verdana" style:font-size-complex="12pt"/>
    </style:style>
    <style:style style:name="T66_23" style:family="text">
      <style:text-properties style:font-name="Verdana" fo:font-size="12pt" style:font-name-asian="Verdana" style:font-size-asian="12pt" style:font-name-complex="Verdana" style:font-size-complex="12pt"/>
    </style:style>
    <style:style style:name="T66_24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5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6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66_27" style:family="text">
      <style:text-properties style:font-name="Verdana" fo:font-size="12pt" style:font-name-asian="Verdana" style:font-size-asian="12pt" style:font-name-complex="Verdana" style:font-size-complex="12pt"/>
    </style:style>
    <style:style style:name="T66_2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2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66_3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line-height="100%" fo:margin-bottom="0.212cm" style:writing-mode="lr-tb"/>
    </style:style>
    <style:style style:name="T67_1" style:family="text">
      <style:text-properties style:font-name="Verdana" fo:font-size="12pt" style:font-name-asian="Verdana" style:font-size-asian="12pt" style:font-name-complex="Verdana" style:font-size-complex="12pt"/>
    </style:style>
    <style:style style:name="T67_2" style:family="text">
      <style:text-properties style:font-name="Verdana" fo:font-size="12pt" style:font-name-asian="Verdana" style:font-size-asian="12pt" style:font-name-complex="Verdana" style:font-size-complex="12pt"/>
    </style:style>
    <style:style style:name="T67_3" style:family="text">
      <style:text-properties style:font-name="Verdana" fo:font-size="12pt" style:font-name-asian="Verdana" style:font-size-asian="12pt" style:font-name-complex="Verdana" style:font-size-complex="12pt"/>
    </style:style>
    <style:style style:name="T67_4" style:family="text">
      <style:text-properties style:font-name="Verdana" fo:font-size="12pt" style:font-name-asian="Verdana" style:font-size-asian="12pt" style:font-name-complex="Verdana" style:font-size-complex="12pt"/>
    </style:style>
    <style:style style:name="T67_5" style:family="text">
      <style:text-properties style:font-name="Verdana" fo:font-size="12pt" style:font-name-asian="Verdana" style:font-size-asian="12pt" style:font-name-complex="Verdana" style:font-size-complex="12pt"/>
    </style:style>
    <style:style style:name="T67_6" style:family="text">
      <style:text-properties style:font-name="Verdana" fo:font-size="12pt" style:font-name-asian="Verdana" style:font-size-asian="12pt" style:font-name-complex="Verdana" style:font-size-complex="12pt"/>
    </style:style>
    <style:style style:name="T67_7" style:family="text">
      <style:text-properties style:font-name="Verdana" fo:font-size="12pt" style:font-name-asian="Verdana" style:font-size-asian="12pt" style:font-name-complex="Verdana" style:font-size-complex="12pt"/>
    </style:style>
    <style:style style:name="T67_8" style:family="text">
      <style:text-properties style:font-name="Verdana" fo:font-size="12pt" style:font-name-asian="Verdana" style:font-size-asian="12pt" style:font-name-complex="Verdana" style:font-size-complex="12pt"/>
    </style:style>
    <style:style style:name="T67_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13" style:family="text">
      <style:text-properties style:font-name="Verdana" fo:font-size="12pt" style:font-name-asian="Verdana" style:font-size-asian="12pt" style:font-name-complex="Verdana" style:font-size-complex="12pt"/>
    </style:style>
    <style:style style:name="T67_14" style:family="text">
      <style:text-properties style:font-name="Verdana" fo:font-size="12pt" style:font-name-asian="Verdana" style:font-size-asian="12pt" style:font-name-complex="Verdana" style:font-size-complex="12pt"/>
    </style:style>
    <style:style style:name="T67_15" style:family="text">
      <style:text-properties style:font-name="Verdana" fo:font-size="12pt" style:font-name-asian="Verdana" style:font-size-asian="12pt" style:font-name-complex="Verdana" style:font-size-complex="12pt"/>
    </style:style>
    <style:style style:name="T67_16" style:family="text">
      <style:text-properties style:font-name="Verdana" fo:font-size="12pt" style:font-name-asian="Verdana" style:font-size-asian="12pt" style:font-name-complex="Verdana" style:font-size-complex="12pt"/>
    </style:style>
    <style:style style:name="T67_17" style:family="text">
      <style:text-properties style:font-name="Verdana" fo:font-size="12pt" style:font-name-asian="Verdana" style:font-size-asian="12pt" style:font-name-complex="Verdana" style:font-size-complex="12pt"/>
    </style:style>
    <style:style style:name="T67_18" style:family="text">
      <style:text-properties style:font-name="Verdana" fo:font-size="12pt" style:font-name-asian="Verdana" style:font-size-asian="12pt" style:font-name-complex="Verdana" style:font-size-complex="12pt"/>
    </style:style>
    <style:style style:name="T67_19" style:family="text">
      <style:text-properties style:font-name="Verdana" fo:font-size="12pt" style:font-name-asian="Verdana" style:font-size-asian="12pt" style:font-name-complex="Verdana" style:font-size-complex="12pt"/>
    </style:style>
    <style:style style:name="T67_20" style:family="text">
      <style:text-properties style:font-name="Verdana" fo:font-size="12pt" style:font-name-asian="Verdana" style:font-size-asian="12pt" style:font-name-complex="Verdana" style:font-size-complex="12pt"/>
    </style:style>
    <style:style style:name="T67_21" style:family="text">
      <style:text-properties style:font-name="Verdana" fo:font-size="12pt" style:font-name-asian="Verdana" style:font-size-asian="12pt" style:font-name-complex="Verdana" style:font-size-complex="12pt"/>
    </style:style>
    <style:style style:name="T67_22" style:family="text">
      <style:text-properties style:font-name="Verdana" fo:font-size="12pt" style:font-name-asian="Verdana" style:font-size-asian="12pt" style:font-name-complex="Verdana" style:font-size-complex="12pt"/>
    </style:style>
    <style:style style:name="T67_23" style:family="text">
      <style:text-properties style:font-name="Verdana" fo:font-size="12pt" style:font-name-asian="Verdana" style:font-size-asian="12pt" style:font-name-complex="Verdana" style:font-size-complex="12pt"/>
    </style:style>
    <style:style style:name="T67_24" style:family="text">
      <style:text-properties style:font-name="Verdana" fo:font-size="12pt" style:font-name-asian="Verdana" style:font-size-asian="12pt" style:font-name-complex="Verdana" style:font-size-complex="12pt"/>
    </style:style>
    <style:style style:name="T67_25" style:family="text">
      <style:text-properties style:font-name="Verdana" fo:font-size="12pt" style:font-name-asian="Verdana" style:font-size-asian="12pt" style:font-name-complex="Verdana" style:font-size-complex="12pt"/>
    </style:style>
    <style:style style:name="T67_26" style:family="text">
      <style:text-properties style:font-name="Verdana" fo:font-size="12pt" style:font-name-asian="Verdana" style:font-size-asian="12pt" style:font-name-complex="Verdana" style:font-size-complex="12pt"/>
    </style:style>
    <style:style style:name="T67_27" style:family="text">
      <style:text-properties style:font-name="Verdana" fo:font-size="12pt" style:font-name-asian="Verdana" style:font-size-asian="12pt" style:font-name-complex="Verdana" style:font-size-complex="12pt"/>
    </style:style>
    <style:style style:name="T67_28" style:family="text">
      <style:text-properties style:font-name="Verdana" fo:font-size="12pt" style:font-name-asian="Verdana" style:font-size-asian="12pt" style:font-name-complex="Verdana" style:font-size-complex="12pt"/>
    </style:style>
    <style:style style:name="T67_29" style:family="text">
      <style:text-properties style:font-name="Verdana" fo:font-size="12pt" style:font-name-asian="Verdana" style:font-size-asian="12pt" style:font-name-complex="Verdana" style:font-size-complex="12pt"/>
    </style:style>
    <style:style style:name="T67_30" style:family="text">
      <style:text-properties style:font-name="Verdana" fo:font-size="12pt" style:font-name-asian="Verdana" style:font-size-asian="12pt" style:font-name-complex="Verdana" style:font-size-complex="12pt"/>
    </style:style>
    <style:style style:name="T67_31" style:family="text">
      <style:text-properties style:font-name="Verdana" fo:font-size="12pt" style:font-name-asian="Verdana" style:font-size-asian="12pt" style:font-name-complex="Verdana" style:font-size-complex="12pt"/>
    </style:style>
    <style:style style:name="T67_32" style:family="text">
      <style:text-properties style:font-name="Verdana" fo:font-size="12pt" style:font-name-asian="Verdana" style:font-size-asian="12pt" style:font-name-complex="Verdana" style:font-size-complex="12pt"/>
    </style:style>
    <style:style style:name="T67_33" style:family="text">
      <style:text-properties style:font-name="Verdana" fo:font-size="12pt" style:font-name-asian="Verdana" style:font-size-asian="12pt" style:font-name-complex="Verdana" style:font-size-complex="12pt"/>
    </style:style>
    <style:style style:name="T67_34" style:family="text">
      <style:text-properties style:font-name="Verdana" fo:font-size="12pt" style:font-name-asian="Verdana" style:font-size-asian="12pt" style:font-name-complex="Verdana" style:font-size-complex="12pt"/>
    </style:style>
    <style:style style:name="T67_35" style:family="text">
      <style:text-properties style:font-name="Verdana" fo:font-size="12pt" style:font-name-asian="Verdana" style:font-size-asian="12pt" style:font-name-complex="Verdana" style:font-size-complex="12pt"/>
    </style:style>
    <style:style style:name="T67_36" style:family="text">
      <style:text-properties style:font-name="Verdana" fo:font-size="12pt" style:font-name-asian="Verdana" style:font-size-asian="12pt" style:font-name-complex="Verdana" style:font-size-complex="12pt"/>
    </style:style>
    <style:style style:name="T67_37" style:family="text">
      <style:text-properties style:font-name="Verdana" fo:font-size="12pt" style:font-name-asian="Verdana" style:font-size-asian="12pt" style:font-name-complex="Verdana" style:font-size-complex="12pt"/>
    </style:style>
    <style:style style:name="T67_3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3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7_43" style:family="text">
      <style:text-properties style:font-name="Verdana" fo:font-size="12pt" style:font-name-asian="Verdana" style:font-size-asian="12pt" style:font-name-complex="Verdana" style:font-size-complex="12pt"/>
    </style:style>
    <style:style style:name="T67_44" style:family="text">
      <style:text-properties style:font-name="Verdana" fo:font-size="12pt" style:font-name-asian="Verdana" style:font-size-asian="12pt" style:font-name-complex="Verdana" style:font-size-complex="12pt"/>
    </style:style>
    <style:style style:name="T67_45" style:family="text">
      <style:text-properties style:font-name="Verdana" fo:font-size="12pt" style:font-name-asian="Verdana" style:font-size-asian="12pt" style:font-name-complex="Verdana" style:font-size-complex="12pt"/>
    </style:style>
    <style:style style:name="T67_46" style:family="text">
      <style:text-properties style:font-name="Verdana" fo:font-size="12pt" style:font-name-asian="Verdana" style:font-size-asian="12pt" style:font-name-complex="Verdana" style:font-size-complex="12pt"/>
    </style:style>
    <style:style style:name="T67_47" style:family="text">
      <style:text-properties style:font-name="Verdana" fo:font-size="12pt" style:font-name-asian="Verdana" style:font-size-asian="12pt" style:font-name-complex="Verdana" style:font-size-complex="12pt"/>
    </style:style>
    <style:style style:name="T67_48" style:family="text">
      <style:text-properties style:font-name="Verdana" fo:font-size="12pt" style:font-name-asian="Verdana" style:font-size-asian="12pt" style:font-name-complex="Verdana" style:font-size-complex="12pt"/>
    </style:style>
    <style:style style:name="T67_49" style:family="text">
      <style:text-properties style:font-name="Verdana" fo:font-size="12pt" style:font-name-asian="Verdana" style:font-size-asian="12pt" style:font-name-complex="Verdana" style:font-size-complex="12pt"/>
    </style:style>
    <style:style style:name="T67_50" style:family="text">
      <style:text-properties style:font-name="Verdana" fo:font-size="12pt" style:font-name-asian="Verdana" style:font-size-asian="12pt" style:font-name-complex="Verdana" style:font-size-complex="12pt"/>
    </style:style>
    <style:style style:name="T67_51" style:family="text">
      <style:text-properties style:font-name="Verdana" fo:font-size="12pt" style:font-name-asian="Verdana" style:font-size-asian="12pt" style:font-name-complex="Verdana" style:font-size-complex="12pt"/>
    </style:style>
    <style:style style:name="T67_52" style:family="text">
      <style:text-properties style:font-name="Verdana" fo:font-size="12pt" style:font-name-asian="Verdana" style:font-size-asian="12pt" style:font-name-complex="Verdana" style:font-size-complex="12pt"/>
    </style:style>
    <style:style style:name="T67_53" style:family="text">
      <style:text-properties style:font-name="Verdana" fo:font-size="12pt" style:font-name-asian="Verdana" style:font-size-asian="12pt" style:font-name-complex="Verdana" style:font-size-complex="12pt"/>
    </style:style>
    <style:style style:name="T67_54" style:family="text">
      <style:text-properties style:font-name="Verdana" fo:font-size="12pt" style:font-name-asian="Verdana" style:font-size-asian="12pt" style:font-name-complex="Verdana" style:font-size-complex="12pt"/>
    </style:style>
    <style:style style:name="T67_55" style:family="text">
      <style:text-properties style:font-name="Verdana" fo:font-size="12pt" style:font-name-asian="Verdana" style:font-size-asian="12pt" style:font-name-complex="Verdana" style:font-size-complex="12pt"/>
    </style:style>
    <style:style style:name="P68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9_5" style:family="text">
      <style:text-properties style:font-name="Verdana" fo:font-size="12pt" style:font-name-asian="Verdana" style:font-size-asian="12pt" style:font-name-complex="Verdana" style:font-size-complex="12pt"/>
    </style:style>
    <style:style style:name="T69_6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69_7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69_8" style:family="text">
      <style:text-properties style:font-name="Verdana" fo:font-size="12pt" style:font-name-asian="Verdana" style:font-size-asian="12pt" style:font-name-complex="Verdana" style:font-size-complex="12pt"/>
    </style:style>
    <style:style style:name="T69_9" style:family="text">
      <style:text-properties style:font-name="Verdana" fo:font-size="12pt" style:font-name-asian="Verdana" style:font-size-asian="12pt" style:font-name-complex="Verdana" style:font-size-complex="12pt"/>
    </style:style>
    <style:style style:name="T69_10" style:family="text">
      <style:text-properties style:font-name="Verdana" fo:font-size="12pt" style:font-name-asian="Verdana" style:font-size-asian="12pt" style:font-name-complex="Verdana" style:font-size-complex="12pt"/>
    </style:style>
    <style:style style:name="T69_11" style:family="text">
      <style:text-properties style:font-name="Verdana" fo:font-size="12pt" style:font-name-asian="Verdana" style:font-size-asian="12pt" style:font-name-complex="Verdana" style:font-size-complex="12pt"/>
    </style:style>
    <style:style style:name="T69_12" style:family="text">
      <style:text-properties style:font-name="Verdana" fo:font-size="12pt" style:font-name-asian="Verdana" style:font-size-asian="12pt" style:font-name-complex="Verdana" style:font-size-complex="12pt"/>
    </style:style>
    <style:style style:name="T69_13" style:family="text">
      <style:text-properties style:font-name="Verdana" fo:font-size="12pt" style:font-name-asian="Verdana" style:font-size-asian="12pt" style:font-name-complex="Verdana" style:font-size-complex="12pt"/>
    </style:style>
    <style:style style:name="T69_14" style:family="text">
      <style:text-properties style:font-name="Verdana" fo:font-size="12pt" style:font-name-asian="Verdana" style:font-size-asian="12pt" style:font-name-complex="Verdana" style:font-size-complex="12pt"/>
    </style:style>
    <style:style style:name="T69_15" style:family="text">
      <style:text-properties style:font-name="Verdana" fo:font-size="12pt" style:font-name-asian="Verdana" style:font-size-asian="12pt" style:font-name-complex="Verdana" style:font-size-complex="12pt"/>
    </style:style>
    <style:style style:name="T69_16" style:family="text">
      <style:text-properties style:font-name="Verdana" fo:font-size="12pt" style:font-name-asian="Verdana" style:font-size-asian="12pt" style:font-name-complex="Verdana" style:font-size-complex="12pt"/>
    </style:style>
    <style:style style:name="T69_17" style:family="text">
      <style:text-properties style:font-name="Verdana" fo:font-size="12pt" style:font-name-asian="Verdana" style:font-size-asian="12pt" style:font-name-complex="Verdana" style:font-size-complex="12pt"/>
    </style:style>
    <style:style style:name="T69_18" style:family="text">
      <style:text-properties style:font-name="Verdana" fo:font-size="12pt" style:font-name-asian="Verdana" style:font-size-asian="12pt" style:font-name-complex="Verdana" style:font-size-complex="12pt"/>
    </style:style>
    <style:style style:name="T69_19" style:family="text">
      <style:text-properties style:font-name="Verdana" fo:font-size="12pt" style:font-name-asian="Verdana" style:font-size-asian="12pt" style:font-name-complex="Verdana" style:font-size-complex="12pt"/>
    </style:style>
    <style:style style:name="T69_20" style:family="text">
      <style:text-properties style:font-name="Verdana" fo:font-size="12pt" style:font-name-asian="Verdana" style:font-size-asian="12pt" style:font-name-complex="Verdana" style:font-size-complex="12pt"/>
    </style:style>
    <style:style style:name="T69_21" style:family="text">
      <style:text-properties style:font-name="Verdana" fo:font-size="12pt" style:font-name-asian="Verdana" style:font-size-asian="12pt" style:font-name-complex="Verdana" style:font-size-complex="12pt"/>
    </style:style>
    <style:style style:name="T69_22" style:family="text">
      <style:text-properties style:font-name="Verdana" fo:font-size="12pt" style:font-name-asian="Verdana" style:font-size-asian="12pt" style:font-name-complex="Verdana" style:font-size-complex="12pt"/>
    </style:style>
    <style:style style:name="T69_23" style:family="text">
      <style:text-properties style:font-name="Verdana" fo:font-size="12pt" style:font-name-asian="Verdana" style:font-size-asian="12pt" style:font-name-complex="Verdana" style:font-size-complex="12pt"/>
    </style:style>
    <style:style style:name="T69_24" style:family="text">
      <style:text-properties style:font-name="Verdana" fo:font-size="12pt" style:font-name-asian="Verdana" style:font-size-asian="12pt" style:font-name-complex="Verdana" style:font-size-complex="12pt"/>
    </style:style>
    <style:style style:name="T69_25" style:family="text">
      <style:text-properties style:font-name="Verdana" fo:font-size="12pt" style:font-name-asian="Verdana" style:font-size-asian="12pt" style:font-name-complex="Verdana" style:font-size-complex="12pt"/>
    </style:style>
    <style:style style:name="T69_26" style:family="text">
      <style:text-properties style:font-name="Verdana" fo:font-size="12pt" style:font-name-asian="Verdana" style:font-size-asian="12pt" style:font-name-complex="Verdana" style:font-size-complex="12pt"/>
    </style:style>
    <style:style style:name="T69_27" style:family="text">
      <style:text-properties style:font-name="Verdana" fo:font-size="12pt" style:font-name-asian="Verdana" style:font-size-asian="12pt" style:font-name-complex="Verdana" style:font-size-complex="12pt"/>
    </style:style>
    <style:style style:name="T69_28" style:family="text">
      <style:text-properties style:font-name="Verdana" fo:font-size="12pt" style:font-name-asian="Verdana" style:font-size-asian="12pt" style:font-name-complex="Verdana" style:font-size-complex="12pt"/>
    </style:style>
    <style:style style:name="T69_29" style:family="text">
      <style:text-properties style:font-name="Verdana" fo:font-size="12pt" style:font-name-asian="Verdana" style:font-size-asian="12pt" style:font-name-complex="Verdana" style:font-size-complex="12pt"/>
    </style:style>
    <style:style style:name="T69_30" style:family="text">
      <style:text-properties style:font-name="Verdana" fo:font-size="12pt" style:font-name-asian="Verdana" style:font-size-asian="12pt" style:font-name-complex="Verdana" style:font-size-complex="12pt"/>
    </style:style>
    <style:style style:name="T69_31" style:family="text">
      <style:text-properties style:font-name="Verdana" fo:font-size="12pt" style:font-name-asian="Verdana" style:font-size-asian="12pt" style:font-name-complex="Verdana" style:font-size-complex="12pt"/>
    </style:style>
    <style:style style:name="T69_32" style:family="text">
      <style:text-properties style:font-name="Verdana" fo:font-size="12pt" style:font-name-asian="Verdana" style:font-size-asian="12pt" style:font-name-complex="Verdana" style:font-size-complex="12pt"/>
    </style:style>
    <style:style style:name="T69_33" style:family="text">
      <style:text-properties style:font-name="Verdana" fo:font-size="12pt" style:font-name-asian="Verdana" style:font-size-asian="12pt" style:font-name-complex="Verdana" style:font-size-complex="12pt"/>
    </style:style>
    <style:style style:name="T69_34" style:family="text">
      <style:text-properties style:font-name="Verdana" fo:font-size="12pt" style:font-name-asian="Verdana" style:font-size-asian="12pt" style:font-name-complex="Verdana" style:font-size-complex="12pt"/>
    </style:style>
    <style:style style:name="T69_35" style:family="text">
      <style:text-properties style:font-name="Verdana" fo:font-size="12pt" style:font-name-asian="Verdana" style:font-size-asian="12pt" style:font-name-complex="Verdana" style:font-size-complex="12pt"/>
    </style:style>
    <style:style style:name="T69_36" style:family="text">
      <style:text-properties style:font-name="Verdana" fo:font-size="12pt" style:font-name-asian="Verdana" style:font-size-asian="12pt" style:font-name-complex="Verdana" style:font-size-complex="12pt"/>
    </style:style>
    <style:style style:name="P7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0_1" style:family="text">
      <style:text-properties style:font-name="Verdana" fo:font-size="12pt" style:font-name-asian="Verdana" style:font-size-asian="12pt" style:font-name-complex="Verdana" style:font-size-complex="12pt"/>
    </style:style>
    <style:style style:name="T70_2" style:family="text">
      <style:text-properties style:font-name="Verdana" fo:font-size="12pt" style:font-name-asian="Verdana" style:font-size-asian="12pt" style:font-name-complex="Verdana" style:font-size-complex="12pt"/>
    </style:style>
    <style:style style:name="T70_3" style:family="text">
      <style:text-properties style:font-name="Verdana" fo:font-size="12pt" style:font-name-asian="Verdana" style:font-size-asian="12pt" style:font-name-complex="Verdana" style:font-size-complex="12pt"/>
    </style:style>
    <style:style style:name="T70_4" style:family="text">
      <style:text-properties style:font-name="Verdana" fo:font-size="12pt" style:font-name-asian="Verdana" style:font-size-asian="12pt" style:font-name-complex="Verdana" style:font-size-complex="12pt"/>
    </style:style>
    <style:style style:name="T70_5" style:family="text">
      <style:text-properties style:font-name="Verdana" fo:font-size="12pt" style:font-name-asian="Verdana" style:font-size-asian="12pt" style:font-name-complex="Verdana" style:font-size-complex="12pt"/>
    </style:style>
    <style:style style:name="T70_6" style:family="text">
      <style:text-properties style:font-name="Verdana" fo:font-size="12pt" style:font-name-asian="Verdana" style:font-size-asian="12pt" style:font-name-complex="Verdana" style:font-size-complex="12pt"/>
    </style:style>
    <style:style style:name="T70_7" style:family="text">
      <style:text-properties style:font-name="Verdana" fo:font-size="12pt" style:font-name-asian="Verdana" style:font-size-asian="12pt" style:font-name-complex="Verdana" style:font-size-complex="12pt"/>
    </style:style>
    <style:style style:name="T70_8" style:family="text">
      <style:text-properties style:font-name="Verdana" fo:font-size="12pt" style:font-name-asian="Verdana" style:font-size-asian="12pt" style:font-name-complex="Verdana" style:font-size-complex="12pt"/>
    </style:style>
    <style:style style:name="T70_9" style:family="text">
      <style:text-properties style:font-name="Verdana" fo:font-size="12pt" style:font-name-asian="Verdana" style:font-size-asian="12pt" style:font-name-complex="Verdana" style:font-size-complex="12pt"/>
    </style:style>
    <style:style style:name="T70_10" style:family="text">
      <style:text-properties style:font-name="Verdana" fo:font-size="12pt" style:font-name-asian="Verdana" style:font-size-asian="12pt" style:font-name-complex="Verdana" style:font-size-complex="12pt"/>
    </style:style>
    <style:style style:name="T70_11" style:family="text">
      <style:text-properties style:font-name="Verdana" fo:font-size="12pt" style:font-name-asian="Verdana" style:font-size-asian="12pt" style:font-name-complex="Verdana" style:font-size-complex="12pt"/>
    </style:style>
    <style:style style:name="T70_12" style:family="text">
      <style:text-properties style:font-name="Verdana" fo:font-size="12pt" style:font-name-asian="Verdana" style:font-size-asian="12pt" style:font-name-complex="Verdana" style:font-size-complex="12pt"/>
    </style:style>
    <style:style style:name="T70_13" style:family="text">
      <style:text-properties style:font-name="Verdana" fo:font-size="12pt" style:font-name-asian="Verdana" style:font-size-asian="12pt" style:font-name-complex="Verdana" style:font-size-complex="12pt"/>
    </style:style>
    <style:style style:name="T70_14" style:family="text">
      <style:text-properties style:font-name="Verdana" fo:font-size="12pt" style:font-name-asian="Verdana" style:font-size-asian="12pt" style:font-name-complex="Verdana" style:font-size-complex="12pt"/>
    </style:style>
    <style:style style:name="T70_15" style:family="text">
      <style:text-properties style:font-name="Verdana" fo:font-size="12pt" style:font-name-asian="Verdana" style:font-size-asian="12pt" style:font-name-complex="Verdana" style:font-size-complex="12pt"/>
    </style:style>
    <style:style style:name="T70_16" style:family="text">
      <style:text-properties style:font-name="Verdana" fo:font-size="12pt" style:font-name-asian="Verdana" style:font-size-asian="12pt" style:font-name-complex="Verdana" style:font-size-complex="12pt"/>
    </style:style>
    <style:style style:name="T70_17" style:family="text">
      <style:text-properties style:font-name="Verdana" fo:font-size="12pt" style:font-name-asian="Verdana" style:font-size-asian="12pt" style:font-name-complex="Verdana" style:font-size-complex="12pt"/>
    </style:style>
    <style:style style:name="P7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1_1" style:family="text">
      <style:text-properties style:font-name="Verdana" fo:font-size="12pt" style:font-name-asian="Verdana" style:font-size-asian="12pt" style:font-name-complex="Verdana" style:font-size-complex="12pt"/>
    </style:style>
    <style:style style:name="T71_2" style:family="text">
      <style:text-properties style:font-name="Verdana" fo:font-size="12pt" style:font-name-asian="Verdana" style:font-size-asian="12pt" style:font-name-complex="Verdana" style:font-size-complex="12pt"/>
    </style:style>
    <style:style style:name="T71_3" style:family="text">
      <style:text-properties style:font-name="Verdana" fo:font-size="12pt" style:font-name-asian="Verdana" style:font-size-asian="12pt" style:font-name-complex="Verdana" style:font-size-complex="12pt"/>
    </style:style>
    <style:style style:name="T71_4" style:family="text">
      <style:text-properties style:font-name="Verdana" fo:font-size="12pt" style:font-name-asian="Verdana" style:font-size-asian="12pt" style:font-name-complex="Verdana" style:font-size-complex="12pt"/>
    </style:style>
    <style:style style:name="T71_5" style:family="text">
      <style:text-properties style:font-name="Verdana" fo:font-size="12pt" style:font-name-asian="Verdana" style:font-size-asian="12pt" style:font-name-complex="Verdana" style:font-size-complex="12pt"/>
    </style:style>
    <style:style style:name="T71_6" style:family="text">
      <style:text-properties style:font-name="Verdana" fo:font-size="12pt" style:font-name-asian="Verdana" style:font-size-asian="12pt" style:font-name-complex="Verdana" style:font-size-complex="12pt"/>
    </style:style>
    <style:style style:name="T71_7" style:family="text">
      <style:text-properties style:font-name="Verdana" fo:font-size="12pt" style:font-name-asian="Verdana" style:font-size-asian="12pt" style:font-name-complex="Verdana" style:font-size-complex="12pt"/>
    </style:style>
    <style:style style:name="T71_8" style:family="text">
      <style:text-properties style:font-name="Verdana" fo:font-size="12pt" style:font-name-asian="Verdana" style:font-size-asian="12pt" style:font-name-complex="Verdana" style:font-size-complex="12pt"/>
    </style:style>
    <style:style style:name="T71_9" style:family="text">
      <style:text-properties style:font-name="Verdana" fo:font-size="12pt" style:font-name-asian="Verdana" style:font-size-asian="12pt" style:font-name-complex="Verdana" style:font-size-complex="12pt"/>
    </style:style>
    <style:style style:name="T71_10" style:family="text">
      <style:text-properties style:font-name="Verdana" fo:font-size="12pt" style:font-name-asian="Verdana" style:font-size-asian="12pt" style:font-name-complex="Verdana" style:font-size-complex="12pt"/>
    </style:style>
    <style:style style:name="P7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2_1" style:family="text">
      <style:text-properties style:font-name="Verdana" fo:font-size="12pt" style:font-name-asian="Verdana" style:font-size-asian="12pt" style:font-name-complex="Verdana" style:font-size-complex="12pt"/>
    </style:style>
    <style:style style:name="T72_2" style:family="text">
      <style:text-properties style:font-name="Verdana" fo:font-size="12pt" style:font-name-asian="Verdana" style:font-size-asian="12pt" style:font-name-complex="Verdana" style:font-size-complex="12pt"/>
    </style:style>
    <style:style style:name="T72_3" style:family="text">
      <style:text-properties style:font-name="Verdana" fo:font-size="12pt" style:font-name-asian="Verdana" style:font-size-asian="12pt" style:font-name-complex="Verdana" style:font-size-complex="12pt"/>
    </style:style>
    <style:style style:name="T72_4" style:family="text">
      <style:text-properties style:font-name="Verdana" fo:font-size="12pt" style:font-name-asian="Verdana" style:font-size-asian="12pt" style:font-name-complex="Verdana" style:font-size-complex="12pt"/>
    </style:style>
    <style:style style:name="T72_5" style:family="text">
      <style:text-properties style:font-name="Verdana" fo:font-size="12pt" style:font-name-asian="Verdana" style:font-size-asian="12pt" style:font-name-complex="Verdana" style:font-size-complex="12pt"/>
    </style:style>
    <style:style style:name="T72_6" style:family="text">
      <style:text-properties style:font-name="Verdana" fo:font-size="12pt" style:font-name-asian="Verdana" style:font-size-asian="12pt" style:font-name-complex="Verdana" style:font-size-complex="12pt"/>
    </style:style>
    <style:style style:name="T72_7" style:family="text">
      <style:text-properties style:font-name="Verdana" fo:font-size="12pt" style:font-name-asian="Verdana" style:font-size-asian="12pt" style:font-name-complex="Verdana" style:font-size-complex="12pt"/>
    </style:style>
    <style:style style:name="T72_8" style:family="text">
      <style:text-properties style:font-name="Verdana" fo:font-size="12pt" style:font-name-asian="Verdana" style:font-size-asian="12pt" style:font-name-complex="Verdana" style:font-size-complex="12pt"/>
    </style:style>
    <style:style style:name="T72_9" style:family="text">
      <style:text-properties style:font-name="Verdana" fo:font-size="12pt" style:font-name-asian="Verdana" style:font-size-asian="12pt" style:font-name-complex="Verdana" style:font-size-complex="12pt"/>
    </style:style>
    <style:style style:name="T72_10" style:family="text">
      <style:text-properties style:font-name="Verdana" fo:font-size="12pt" style:font-name-asian="Verdana" style:font-size-asian="12pt" style:font-name-complex="Verdana" style:font-size-complex="12pt"/>
    </style:style>
    <style:style style:name="T72_11" style:family="text">
      <style:text-properties style:font-name="Verdana" fo:font-size="12pt" style:font-name-asian="Verdana" style:font-size-asian="12pt" style:font-name-complex="Verdana" style:font-size-complex="12pt"/>
    </style:style>
    <style:style style:name="T72_12" style:family="text">
      <style:text-properties style:font-name="Verdana" fo:font-size="12pt" style:font-name-asian="Verdana" style:font-size-asian="12pt" style:font-name-complex="Verdana" style:font-size-complex="12pt"/>
    </style:style>
    <style:style style:name="T72_13" style:family="text">
      <style:text-properties style:font-name="Verdana" fo:font-size="12pt" style:font-name-asian="Verdana" style:font-size-asian="12pt" style:font-name-complex="Verdana" style:font-size-complex="12pt"/>
    </style:style>
    <style:style style:name="T72_14" style:family="text">
      <style:text-properties style:font-name="Verdana" fo:font-size="12pt" style:font-name-asian="Verdana" style:font-size-asian="12pt" style:font-name-complex="Verdana" style:font-size-complex="12pt"/>
    </style:style>
    <style:style style:name="T72_15" style:family="text">
      <style:text-properties style:font-name="Verdana" fo:font-size="12pt" style:font-name-asian="Verdana" style:font-size-asian="12pt" style:font-name-complex="Verdana" style:font-size-complex="12pt"/>
    </style:style>
    <style:style style:name="T72_16" style:family="text">
      <style:text-properties style:font-name="Verdana" fo:font-size="12pt" style:font-name-asian="Verdana" style:font-size-asian="12pt" style:font-name-complex="Verdana" style:font-size-complex="12pt"/>
    </style:style>
    <style:style style:name="T72_17" style:family="text">
      <style:text-properties style:font-name="Verdana" fo:font-size="12pt" style:font-name-asian="Verdana" style:font-size-asian="12pt" style:font-name-complex="Verdana" style:font-size-complex="12pt"/>
    </style:style>
    <style:style style:name="T72_18" style:family="text">
      <style:text-properties style:font-name="Verdana" fo:font-size="12pt" style:font-name-asian="Verdana" style:font-size-asian="12pt" style:font-name-complex="Verdana" style:font-size-complex="12pt"/>
    </style:style>
    <style:style style:name="T72_19" style:family="text">
      <style:text-properties style:font-name="Verdana" fo:font-size="12pt" style:font-name-asian="Verdana" style:font-size-asian="12pt" style:font-name-complex="Verdana" style:font-size-complex="12pt"/>
    </style:style>
    <style:style style:name="P73" style:family="paragraph" style:parent-style-name="Standard">
      <style:paragraph-properties fo:text-align="left" fo:break-before="auto" fo:line-height="100%" fo:margin-top="0cm" fo:margin-bottom="0.212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4" style:family="paragraph" style:parent-style-name="Standard">
      <style:paragraph-properties fo:break-before="auto" fo:line-height="100%" fo:margin-bottom="0.212cm" style:writing-mode="lr-tb"/>
    </style:style>
    <style:style style:name="T74_1" style:family="text">
      <style:text-properties style:font-name="Verdana" fo:font-size="12pt" style:font-name-asian="Verdana" style:font-size-asian="12pt" style:font-name-complex="Verdana" style:font-size-complex="12pt"/>
    </style:style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5_5" style:family="text">
      <style:text-properties style:font-name="Verdana" fo:font-size="12pt" style:font-name-asian="Verdana" style:font-size-asian="12pt" style:font-name-complex="Verdana" style:font-size-complex="12pt"/>
    </style:style>
    <style:style style:name="T7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5_14" style:family="text">
      <style:text-properties style:font-name="Verdana" fo:font-size="12pt" style:font-name-asian="Verdana" style:font-size-asian="12pt" style:font-name-complex="Verdana" style:font-size-complex="12pt"/>
    </style:style>
    <style:style style:name="T75_15" style:family="text">
      <style:text-properties style:font-name="Verdana" fo:font-size="12pt" style:font-name-asian="Verdana" style:font-size-asian="12pt" style:font-name-complex="Verdana" style:font-size-complex="12pt"/>
    </style:style>
    <style:style style:name="T75_16" style:family="text">
      <style:text-properties style:font-name="Verdana" fo:font-size="12pt" style:font-name-asian="Verdana" style:font-size-asian="12pt" style:font-name-complex="Verdana" style:font-size-complex="12pt"/>
    </style:style>
    <style:style style:name="T75_17" style:family="text">
      <style:text-properties style:font-name="Verdana" fo:font-size="12pt" style:font-name-asian="Verdana" style:font-size-asian="12pt" style:font-name-complex="Verdana" style:font-size-complex="12pt"/>
    </style:style>
    <style:style style:name="T75_18" style:family="text">
      <style:text-properties style:font-name="Verdana" fo:font-size="12pt" style:font-name-asian="Verdana" style:font-size-asian="12pt" style:font-name-complex="Verdana" style:font-size-complex="12pt"/>
    </style:style>
    <style:style style:name="T75_19" style:family="text">
      <style:text-properties style:font-name="Verdana" fo:font-size="12pt" style:font-name-asian="Verdana" style:font-size-asian="12pt" style:font-name-complex="Verdana" style:font-size-complex="12pt"/>
    </style:style>
    <style:style style:name="T75_20" style:family="text">
      <style:text-properties style:font-name="Verdana" fo:font-size="12pt" style:font-name-asian="Verdana" style:font-size-asian="12pt" style:font-name-complex="Verdana" style:font-size-complex="12pt"/>
    </style:style>
    <style:style style:name="T75_21" style:family="text">
      <style:text-properties style:font-name="Verdana" fo:font-size="12pt" style:font-name-asian="Verdana" style:font-size-asian="12pt" style:font-name-complex="Verdana" style:font-size-complex="12pt"/>
    </style:style>
    <style:style style:name="T75_22" style:family="text">
      <style:text-properties style:font-name="Verdana" fo:font-size="12pt" style:font-name-asian="Verdana" style:font-size-asian="12pt" style:font-name-complex="Verdana" style:font-size-complex="12pt"/>
    </style:style>
    <style:style style:name="T75_23" style:family="text">
      <style:text-properties style:font-name="Verdana" fo:font-size="12pt" style:font-name-asian="Verdana" style:font-size-asian="12pt" style:font-name-complex="Verdana" style:font-size-complex="12pt"/>
    </style:style>
    <style:style style:name="T75_24" style:family="text">
      <style:text-properties style:font-name="Verdana" fo:font-size="12pt" style:font-name-asian="Verdana" style:font-size-asian="12pt" style:font-name-complex="Verdana" style:font-size-complex="12pt"/>
    </style:style>
    <style:style style:name="T75_25" style:family="text">
      <style:text-properties style:font-name="Verdana" fo:font-size="12pt" style:font-name-asian="Verdana" style:font-size-asian="12pt" style:font-name-complex="Verdana" style:font-size-complex="12pt"/>
    </style:style>
    <style:style style:name="T75_26" style:family="text">
      <style:text-properties style:font-name="Verdana" fo:font-size="12pt" style:font-name-asian="Verdana" style:font-size-asian="12pt" style:font-name-complex="Verdana" style:font-size-complex="12pt"/>
    </style:style>
    <style:style style:name="T75_27" style:family="text">
      <style:text-properties style:font-name="Verdana" fo:font-size="12pt" style:font-name-asian="Verdana" style:font-size-asian="12pt" style:font-name-complex="Verdana" style:font-size-complex="12pt"/>
    </style:style>
    <style:style style:name="T75_28" style:family="text">
      <style:text-properties style:font-name="Verdana" fo:font-size="12pt" style:font-name-asian="Verdana" style:font-size-asian="12pt" style:font-name-complex="Verdana" style:font-size-complex="12pt"/>
    </style:style>
    <style:style style:name="T75_29" style:family="text">
      <style:text-properties style:font-name="Verdana" fo:font-size="12pt" style:font-name-asian="Verdana" style:font-size-asian="12pt" style:font-name-complex="Verdana" style:font-size-complex="12pt"/>
    </style:style>
    <style:style style:name="T75_30" style:family="text">
      <style:text-properties style:font-name="Verdana" fo:font-size="12pt" style:font-name-asian="Verdana" style:font-size-asian="12pt" style:font-name-complex="Verdana" style:font-size-complex="12pt"/>
    </style:style>
    <style:style style:name="T75_31" style:family="text">
      <style:text-properties style:font-name="Verdana" fo:font-size="12pt" style:font-name-asian="Verdana" style:font-size-asian="12pt" style:font-name-complex="Verdana" style:font-size-complex="12pt"/>
    </style:style>
    <style:style style:name="T75_32" style:family="text">
      <style:text-properties style:font-name="Verdana" fo:font-size="12pt" style:font-name-asian="Verdana" style:font-size-asian="12pt" style:font-name-complex="Verdana" style:font-size-complex="12pt"/>
    </style:style>
    <style:style style:name="T75_33" style:family="text">
      <style:text-properties style:font-name="Verdana" fo:font-size="12pt" style:font-name-asian="Verdana" style:font-size-asian="12pt" style:font-name-complex="Verdana" style:font-size-complex="12pt"/>
    </style:style>
    <style:style style:name="T75_34" style:family="text">
      <style:text-properties style:font-name="Verdana" fo:font-size="12pt" style:font-name-asian="Verdana" style:font-size-asian="12pt" style:font-name-complex="Verdana" style:font-size-complex="12pt"/>
    </style:style>
    <style:style style:name="T75_35" style:family="text">
      <style:text-properties style:font-name="Verdana" fo:font-size="12pt" style:font-name-asian="Verdana" style:font-size-asian="12pt" style:font-name-complex="Verdana" style:font-size-complex="12pt"/>
    </style:style>
    <style:style style:name="T75_36" style:family="text">
      <style:text-properties style:font-name="Verdana" fo:font-size="12pt" style:font-name-asian="Verdana" style:font-size-asian="12pt" style:font-name-complex="Verdana" style:font-size-complex="12pt"/>
    </style:style>
    <style:style style:name="T75_37" style:family="text">
      <style:text-properties style:font-name="Verdana" fo:font-size="12pt" style:font-name-asian="Verdana" style:font-size-asian="12pt" style:font-name-complex="Verdana" style:font-size-complex="12pt"/>
    </style:style>
    <style:style style:name="T75_38" style:family="text">
      <style:text-properties style:font-name="Verdana" fo:font-size="12pt" style:font-name-asian="Verdana" style:font-size-asian="12pt" style:font-name-complex="Verdana" style:font-size-complex="12pt"/>
    </style:style>
    <style:style style:name="T75_39" style:family="text">
      <style:text-properties style:font-name="Verdana" fo:font-size="12pt" style:font-name-asian="Verdana" style:font-size-asian="12pt" style:font-name-complex="Verdana" style:font-size-complex="12pt"/>
    </style:style>
    <style:style style:name="T75_40" style:family="text">
      <style:text-properties style:font-name="Verdana" fo:font-size="12pt" style:font-name-asian="Verdana" style:font-size-asian="12pt" style:font-name-complex="Verdana" style:font-size-complex="12pt"/>
    </style:style>
    <style:style style:name="T75_41" style:family="text">
      <style:text-properties style:font-name="Verdana" fo:font-size="12pt" style:font-name-asian="Verdana" style:font-size-asian="12pt" style:font-name-complex="Verdana" style:font-size-complex="12pt"/>
    </style:style>
    <style:style style:name="T75_42" style:family="text">
      <style:text-properties style:font-name="Verdana" fo:font-size="12pt" style:font-name-asian="Verdana" style:font-size-asian="12pt" style:font-name-complex="Verdana" style:font-size-complex="12pt"/>
    </style:style>
    <style:style style:name="T75_43" style:family="text">
      <style:text-properties style:font-name="Verdana" fo:font-size="12pt" style:font-name-asian="Verdana" style:font-size-asian="12pt" style:font-name-complex="Verdana" style:font-size-complex="12pt"/>
    </style:style>
    <style:style style:name="T75_44" style:family="text">
      <style:text-properties style:font-name="Verdana" fo:font-size="12pt" style:font-name-asian="Verdana" style:font-size-asian="12pt" style:font-name-complex="Verdana" style:font-size-complex="12pt"/>
    </style:style>
    <style:style style:name="T75_45" style:family="text">
      <style:text-properties style:font-name="Verdana" fo:font-size="12pt" style:font-name-asian="Verdana" style:font-size-asian="12pt" style:font-name-complex="Verdana" style:font-size-complex="12pt"/>
    </style:style>
    <style:style style:name="T75_46" style:family="text">
      <style:text-properties style:font-name="Verdana" fo:font-size="12pt" style:font-name-asian="Verdana" style:font-size-asian="12pt" style:font-name-complex="Verdana" style:font-size-complex="12pt"/>
    </style:style>
    <style:style style:name="T75_47" style:family="text">
      <style:text-properties style:font-name="Verdana" fo:font-size="12pt" style:font-name-asian="Verdana" style:font-size-asian="12pt" style:font-name-complex="Verdana" style:font-size-complex="12pt"/>
    </style:style>
    <style:style style:name="T75_48" style:family="text">
      <style:text-properties style:font-name="Verdana" fo:font-size="12pt" style:font-name-asian="Verdana" style:font-size-asian="12pt" style:font-name-complex="Verdana" style:font-size-complex="12pt"/>
    </style:style>
    <style:style style:name="T75_49" style:family="text">
      <style:text-properties style:font-name="Verdana" fo:font-size="12pt" style:font-name-asian="Verdana" style:font-size-asian="12pt" style:font-name-complex="Verdana" style:font-size-complex="12pt"/>
    </style:style>
    <style:style style:name="T75_50" style:family="text">
      <style:text-properties style:font-name="Verdana" fo:font-size="12pt" style:font-name-asian="Verdana" style:font-size-asian="12pt" style:font-name-complex="Verdana" style:font-size-complex="12pt"/>
    </style:style>
    <style:style style:name="T75_51" style:family="text">
      <style:text-properties style:font-name="Verdana" fo:font-size="12pt" style:font-name-asian="Verdana" style:font-size-asian="12pt" style:font-name-complex="Verdana" style:font-size-complex="12pt"/>
    </style:style>
    <style:style style:name="T75_52" style:family="text">
      <style:text-properties style:font-name="Verdana" fo:font-size="12pt" style:font-name-asian="Verdana" style:font-size-asian="12pt" style:font-name-complex="Verdana" style:font-size-complex="12pt"/>
    </style:style>
    <style:style style:name="T75_53" style:family="text">
      <style:text-properties style:font-name="Verdana" fo:font-size="12pt" style:font-name-asian="Verdana" style:font-size-asian="12pt" style:font-name-complex="Verdana" style:font-size-complex="12pt"/>
    </style:style>
    <style:style style:name="T75_54" style:family="text">
      <style:text-properties style:font-name="Verdana" fo:font-size="12pt" style:font-name-asian="Verdana" style:font-size-asian="12pt" style:font-name-complex="Verdana" style:font-size-complex="12pt"/>
    </style:style>
    <style:style style:name="T75_55" style:family="text">
      <style:text-properties style:font-name="Verdana" fo:font-size="12pt" style:font-name-asian="Verdana" style:font-size-asian="12pt" style:font-name-complex="Verdana" style:font-size-complex="12pt"/>
    </style:style>
    <style:style style:name="T75_56" style:family="text">
      <style:text-properties style:font-name="Verdana" fo:font-size="12pt" style:font-name-asian="Verdana" style:font-size-asian="12pt" style:font-name-complex="Verdana" style:font-size-complex="12pt"/>
    </style:style>
    <style:style style:name="T75_57" style:family="text">
      <style:text-properties style:font-name="Verdana" fo:font-size="12pt" style:font-name-asian="Verdana" style:font-size-asian="12pt" style:font-name-complex="Verdana" style:font-size-complex="12pt"/>
    </style:style>
    <style:style style:name="T75_58" style:family="text">
      <style:text-properties style:font-name="Verdana" fo:font-size="12pt" style:font-name-asian="Verdana" style:font-size-asian="12pt" style:font-name-complex="Verdana" style:font-size-complex="12pt"/>
    </style:style>
    <style:style style:name="P7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78_5" style:family="text">
      <style:text-properties style:font-name="Verdana" fo:font-size="12pt" style:font-name-asian="Verdana" style:font-size-asian="12pt" style:font-name-complex="Verdana" style:font-size-complex="12pt"/>
    </style:style>
    <style:style style:name="T78_6" style:family="text">
      <style:text-properties style:font-name="Verdana" fo:font-size="12pt" style:font-name-asian="Verdana" style:font-size-asian="12pt" style:font-name-complex="Verdana" style:font-size-complex="12pt"/>
    </style:style>
    <style:style style:name="T78_7" style:family="text">
      <style:text-properties style:font-name="Verdana" fo:font-size="12pt" style:font-name-asian="Verdana" style:font-size-asian="12pt" style:font-name-complex="Verdana" style:font-size-complex="12pt"/>
    </style:style>
    <style:style style:name="T78_8" style:family="text">
      <style:text-properties style:font-name="Verdana" fo:font-size="12pt" style:font-name-asian="Verdana" style:font-size-asian="12pt" style:font-name-complex="Verdana" style:font-size-complex="12pt"/>
    </style:style>
    <style:style style:name="T78_9" style:family="text">
      <style:text-properties style:font-name="Verdana" fo:font-size="12pt" style:font-name-asian="Verdana" style:font-size-asian="12pt" style:font-name-complex="Verdana" style:font-size-complex="12pt"/>
    </style:style>
    <style:style style:name="T78_10" style:family="text">
      <style:text-properties style:font-name="Verdana" fo:font-size="12pt" style:font-name-asian="Verdana" style:font-size-asian="12pt" style:font-name-complex="Verdana" style:font-size-complex="12pt"/>
    </style:style>
    <style:style style:name="T78_11" style:family="text">
      <style:text-properties style:font-name="Verdana" fo:font-size="12pt" style:font-name-asian="Verdana" style:font-size-asian="12pt" style:font-name-complex="Verdana" style:font-size-complex="12pt"/>
    </style:style>
    <style:style style:name="T78_12" style:family="text">
      <style:text-properties style:font-name="Verdana" fo:font-size="12pt" style:font-name-asian="Verdana" style:font-size-asian="12pt" style:font-name-complex="Verdana" style:font-size-complex="12pt"/>
    </style:style>
    <style:style style:name="T78_13" style:family="text">
      <style:text-properties style:font-name="Verdana" fo:font-size="12pt" style:font-name-asian="Verdana" style:font-size-asian="12pt" style:font-name-complex="Verdana" style:font-size-complex="12pt"/>
    </style:style>
    <style:style style:name="T78_14" style:family="text">
      <style:text-properties style:font-name="Verdana" fo:font-size="12pt" style:font-name-asian="Verdana" style:font-size-asian="12pt" style:font-name-complex="Verdana" style:font-size-complex="12pt"/>
    </style:style>
    <style:style style:name="T78_15" style:family="text">
      <style:text-properties style:font-name="Verdana" fo:font-size="12pt" style:font-name-asian="Verdana" style:font-size-asian="12pt" style:font-name-complex="Verdana" style:font-size-complex="12pt"/>
    </style:style>
    <style:style style:name="T78_16" style:family="text">
      <style:text-properties style:font-name="Verdana" fo:font-size="12pt" style:font-name-asian="Verdana" style:font-size-asian="12pt" style:font-name-complex="Verdana" style:font-size-complex="12pt"/>
    </style:style>
    <style:style style:name="T78_17" style:family="text">
      <style:text-properties style:font-name="Verdana" fo:font-size="12pt" style:font-name-asian="Verdana" style:font-size-asian="12pt" style:font-name-complex="Verdana" style:font-size-complex="12pt"/>
    </style:style>
    <style:style style:name="T78_18" style:family="text">
      <style:text-properties style:font-name="Verdana" fo:font-size="12pt" style:font-name-asian="Verdana" style:font-size-asian="12pt" style:font-name-complex="Verdana" style:font-size-complex="12pt"/>
    </style:style>
    <style:style style:name="T78_19" style:family="text">
      <style:text-properties style:font-name="Verdana" fo:font-size="12pt" style:font-name-asian="Verdana" style:font-size-asian="12pt" style:font-name-complex="Verdana" style:font-size-complex="12pt"/>
    </style:style>
    <style:style style:name="T78_20" style:family="text">
      <style:text-properties style:font-name="Verdana" fo:font-size="12pt" style:font-name-asian="Verdana" style:font-size-asian="12pt" style:font-name-complex="Verdana" style:font-size-complex="12pt"/>
    </style:style>
    <style:style style:name="T78_21" style:family="text">
      <style:text-properties style:font-name="Verdana" fo:font-size="12pt" style:font-name-asian="Verdana" style:font-size-asian="12pt" style:font-name-complex="Verdana" style:font-size-complex="12pt"/>
    </style:style>
    <style:style style:name="P7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0_9" style:family="text">
      <style:text-properties style:font-name="Verdana" fo:font-size="12pt" style:font-name-asian="Verdana" style:font-size-asian="12pt" style:font-name-complex="Verdana" style:font-size-complex="12pt"/>
    </style:style>
    <style:style style:name="T80_10" style:family="text">
      <style:text-properties style:font-name="Verdana" fo:font-size="12pt" style:font-name-asian="Verdana" style:font-size-asian="12pt" style:font-name-complex="Verdana" style:font-size-complex="12pt"/>
    </style:style>
    <style:style style:name="T80_11" style:family="text">
      <style:text-properties style:font-name="Verdana" fo:font-size="12pt" style:font-name-asian="Verdana" style:font-size-asian="12pt" style:font-name-complex="Verdana" style:font-size-complex="12pt"/>
    </style:style>
    <style:style style:name="T80_12" style:family="text">
      <style:text-properties style:font-name="Verdana" fo:font-size="12pt" style:font-name-asian="Verdana" style:font-size-asian="12pt" style:font-name-complex="Verdana" style:font-size-complex="12pt"/>
    </style:style>
    <style:style style:name="T80_13" style:family="text">
      <style:text-properties style:font-name="Verdana" fo:font-size="12pt" style:font-name-asian="Verdana" style:font-size-asian="12pt" style:font-name-complex="Verdana" style:font-size-complex="12pt"/>
    </style:style>
    <style:style style:name="T80_14" style:family="text">
      <style:text-properties style:font-name="Verdana" fo:font-size="12pt" style:font-name-asian="Verdana" style:font-size-asian="12pt" style:font-name-complex="Verdana" style:font-size-complex="12pt"/>
    </style:style>
    <style:style style:name="T80_15" style:family="text">
      <style:text-properties style:font-name="Verdana" fo:font-size="12pt" style:font-name-asian="Verdana" style:font-size-asian="12pt" style:font-name-complex="Verdana" style:font-size-complex="12pt"/>
    </style:style>
    <style:style style:name="T80_16" style:family="text">
      <style:text-properties style:font-name="Verdana" fo:font-size="12pt" style:font-name-asian="Verdana" style:font-size-asian="12pt" style:font-name-complex="Verdana" style:font-size-complex="12pt"/>
    </style:style>
    <style:style style:name="T80_17" style:family="text">
      <style:text-properties style:font-name="Verdana" fo:font-size="12pt" style:font-name-asian="Verdana" style:font-size-asian="12pt" style:font-name-complex="Verdana" style:font-size-complex="12pt"/>
    </style:style>
    <style:style style:name="T80_18" style:family="text">
      <style:text-properties style:font-name="Verdana" fo:font-size="12pt" style:font-name-asian="Verdana" style:font-size-asian="12pt" style:font-name-complex="Verdana" style:font-size-complex="12pt"/>
    </style:style>
    <style:style style:name="T80_19" style:family="text">
      <style:text-properties style:font-name="Verdana" fo:font-size="12pt" style:font-name-asian="Verdana" style:font-size-asian="12pt" style:font-name-complex="Verdana" style:font-size-complex="12pt"/>
    </style:style>
    <style:style style:name="T80_20" style:family="text">
      <style:text-properties style:font-name="Verdana" fo:font-size="12pt" style:font-name-asian="Verdana" style:font-size-asian="12pt" style:font-name-complex="Verdana" style:font-size-complex="12pt"/>
    </style:style>
    <style:style style:name="T80_21" style:family="text">
      <style:text-properties style:font-name="Verdana" fo:font-size="12pt" style:font-name-asian="Verdana" style:font-size-asian="12pt" style:font-name-complex="Verdana" style:font-size-complex="12pt"/>
    </style:style>
    <style:style style:name="T80_22" style:family="text">
      <style:text-properties style:font-name="Verdana" fo:font-size="12pt" style:font-name-asian="Verdana" style:font-size-asian="12pt" style:font-name-complex="Verdana" style:font-size-complex="12pt"/>
    </style:style>
    <style:style style:name="T80_23" style:family="text">
      <style:text-properties style:font-name="Verdana" fo:font-size="12pt" style:font-name-asian="Verdana" style:font-size-asian="12pt" style:font-name-complex="Verdana" style:font-size-complex="12pt"/>
    </style:style>
    <style:style style:name="T80_24" style:family="text">
      <style:text-properties style:font-name="Verdana" fo:font-size="12pt" style:font-name-asian="Verdana" style:font-size-asian="12pt" style:font-name-complex="Verdana" style:font-size-complex="12pt"/>
    </style:style>
    <style:style style:name="T80_25" style:family="text">
      <style:text-properties style:font-name="Verdana" fo:font-size="12pt" style:font-name-asian="Verdana" style:font-size-asian="12pt" style:font-name-complex="Verdana" style:font-size-complex="12pt"/>
    </style:style>
    <style:style style:name="T80_26" style:family="text">
      <style:text-properties style:font-name="Verdana" fo:font-size="12pt" style:font-name-asian="Verdana" style:font-size-asian="12pt" style:font-name-complex="Verdana" style:font-size-complex="12pt"/>
    </style:style>
    <style:style style:name="T80_27" style:family="text">
      <style:text-properties style:font-name="Verdana" fo:font-size="12pt" style:font-name-asian="Verdana" style:font-size-asian="12pt" style:font-name-complex="Verdana" style:font-size-complex="12pt"/>
    </style:style>
    <style:style style:name="T80_28" style:family="text">
      <style:text-properties style:font-name="Verdana" fo:font-size="12pt" style:font-name-asian="Verdana" style:font-size-asian="12pt" style:font-name-complex="Verdana" style:font-size-complex="12pt"/>
    </style:style>
    <style:style style:name="T80_29" style:family="text">
      <style:text-properties style:font-name="Verdana" fo:font-size="12pt" style:font-name-asian="Verdana" style:font-size-asian="12pt" style:font-name-complex="Verdana" style:font-size-complex="12pt"/>
    </style:style>
    <style:style style:name="T80_30" style:family="text">
      <style:text-properties style:font-name="Verdana" fo:font-size="12pt" style:font-name-asian="Verdana" style:font-size-asian="12pt" style:font-name-complex="Verdana" style:font-size-complex="12pt"/>
    </style:style>
    <style:style style:name="T80_31" style:family="text">
      <style:text-properties style:font-name="Verdana" fo:font-size="12pt" style:font-name-asian="Verdana" style:font-size-asian="12pt" style:font-name-complex="Verdana" style:font-size-complex="12pt"/>
    </style:style>
    <style:style style:name="T80_32" style:family="text">
      <style:text-properties style:font-name="Verdana" fo:font-size="12pt" style:font-name-asian="Verdana" style:font-size-asian="12pt" style:font-name-complex="Verdana" style:font-size-complex="12pt"/>
    </style:style>
    <style:style style:name="T80_33" style:family="text">
      <style:text-properties style:font-name="Verdana" fo:font-size="12pt" style:font-name-asian="Verdana" style:font-size-asian="12pt" style:font-name-complex="Verdana" style:font-size-complex="12pt"/>
    </style:style>
    <style:style style:name="P81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2" style:family="paragraph" style:parent-style-name="Heading_20_2">
      <style:paragraph-properties fo:break-before="auto" fo:line-height="115%" fo:margin-top="0.635cm" fo:margin-bottom="0.141cm" style:writing-mode="lr-tb"/>
    </style:style>
    <style:style style:name="T82_1" style:family="text">
      <style:text-properties style:font-name="Arial" fo:font-size="14pt" style:font-name-asian="Arial" style:font-size-asian="14pt" style:font-name-complex="Arial" style:font-size-complex="14pt"/>
    </style:style>
    <style:style style:name="T82_2" style:family="text">
      <style:text-properties style:font-name="Arial" fo:font-size="14pt" style:font-name-asian="Arial" style:font-size-asian="14pt" style:font-name-complex="Arial" style:font-size-complex="14pt"/>
    </style:style>
    <style:style style:name="T82_3" style:family="text">
      <style:text-properties style:font-name="Arial" fo:font-size="14pt" style:font-name-asian="Arial" style:font-size-asian="14pt" style:font-name-complex="Arial" style:font-size-complex="14pt"/>
    </style:style>
    <style:style style:name="T82_4" style:family="text">
      <style:text-properties style:font-name="Arial" fo:font-size="14pt" style:font-name-asian="Arial" style:font-size-asian="14pt" style:font-name-complex="Arial" style:font-size-complex="14pt"/>
    </style:style>
    <style:style style:name="T82_5" style:family="text">
      <style:text-properties style:font-name="Arial" fo:font-size="14pt" style:font-name-asian="Arial" style:font-size-asian="14pt" style:font-name-complex="Arial" style:font-size-complex="14pt"/>
    </style:style>
    <style:style style:name="T82_6" style:family="text">
      <style:text-properties style:font-name="Arial" fo:font-size="14pt" style:font-name-asian="Arial" style:font-size-asian="14pt" style:font-name-complex="Arial" style:font-size-complex="14pt"/>
    </style:style>
    <style:style style:name="T82_7" style:family="text">
      <style:text-properties style:font-name="Arial" fo:font-size="14pt" style:font-name-asian="Arial" style:font-size-asian="14pt" style:font-name-complex="Arial" style:font-size-complex="14pt"/>
    </style:style>
    <style:style style:name="P83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4_5" style:family="text">
      <style:text-properties style:font-name="Verdana" fo:font-size="12pt" style:font-name-asian="Verdana" style:font-size-asian="12pt" style:font-name-complex="Verdana" style:font-size-complex="12pt"/>
    </style:style>
    <style:style style:name="T84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4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5_5" style:family="text">
      <style:text-properties style:font-name="Verdana" fo:font-size="12pt" style:font-name-asian="Verdana" style:font-size-asian="12pt" style:font-name-complex="Verdana" style:font-size-complex="12pt"/>
    </style:style>
    <style:style style:name="T85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5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6" style:family="paragraph" style:parent-style-name="Standard">
      <style:paragraph-properties fo:break-before="auto" fo:line-height="100%" fo:margin-bottom="0.212cm" style:writing-mode="lr-tb"/>
    </style:style>
    <style:style style:name="T86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6_5" style:family="text">
      <style:text-properties style:font-name="Verdana" fo:font-size="12pt" style:font-name-asian="Verdana" style:font-size-asian="12pt" style:font-name-complex="Verdana" style:font-size-complex="12pt"/>
    </style:style>
    <style:style style:name="T8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6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7" style:family="paragraph" style:parent-style-name="Standard">
      <style:paragraph-properties fo:break-before="auto" fo:line-height="100%" fo:margin-bottom="0.212cm" style:writing-mode="lr-tb"/>
    </style:style>
    <style:style style:name="T87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87_9" style:family="text">
      <style:text-properties style:font-name="Verdana" fo:font-size="12pt" style:font-name-asian="Verdana" style:font-size-asian="12pt" style:font-name-complex="Verdana" style:font-size-complex="12pt"/>
    </style:style>
    <style:style style:name="T87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87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88" style:family="paragraph" style:parent-style-name="Title">
      <style:paragraph-properties fo:text-align="center" fo:break-before="auto" fo:line-height="115%" style:writing-mode="lr-tb"/>
    </style:style>
    <style:style style:name="P89" style:family="paragraph" style:parent-style-name="Title">
      <style:paragraph-properties fo:text-align="center" fo:break-before="page" fo:line-height="115%" style:writing-mode="lr-tb"/>
    </style:style>
    <style:style style:name="T89_1" style:family="text"/>
    <style:style style:name="P90" style:family="paragraph" style:parent-style-name="Heading_20_2">
      <style:paragraph-properties fo:break-before="auto" fo:line-height="100%" fo:margin-top="0.423cm" fo:margin-bottom="0.212cm" style:writing-mode="lr-tb"/>
    </style:style>
    <style:style style:name="T90_1" style:family="text">
      <style:text-properties style:font-name="Arial" fo:font-size="14pt" style:font-name-asian="Arial" style:font-size-asian="14pt" style:font-name-complex="Arial" style:font-size-complex="14pt"/>
    </style:style>
    <style:style style:name="P91" style:family="paragraph" style:parent-style-name="Standard">
      <style:paragraph-properties fo:break-before="auto" fo:line-height="100%" fo:margin-bottom="0.212cm" style:writing-mode="lr-tb"/>
    </style:style>
    <style:style style:name="T91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1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92" style:family="paragraph" style:parent-style-name="Standard">
      <style:paragraph-properties fo:break-before="auto" fo:line-height="138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>
      <style:text-properties fo:font-style="italic" style:font-style-asian="italic" style:font-style-complex="italic"/>
    </style:style>
    <style:style style:name="T93_32" style:family="text">
      <style:text-properties fo:font-style="italic" style:font-style-asian="italic" style:font-style-complex="italic"/>
    </style:style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>
      <style:text-properties fo:font-style="italic" style:font-style-asian="italic" style:font-style-complex="italic"/>
    </style:style>
    <style:style style:name="T93_39" style:family="text">
      <style:text-properties fo:font-style="italic" style:font-style-asian="italic" style:font-style-complex="italic"/>
    </style:style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P94" style:family="paragraph" style:parent-style-name="Heading_20_2">
      <style:paragraph-properties fo:break-before="auto" fo:line-height="100%" fo:margin-top="0.423cm" fo:border-bottom="#808080 0.053cm solid" fo:margin-bottom="0.141cm" style:writing-mode="lr-tb"/>
    </style:style>
    <style:style style:name="T94_1" style:family="text">
      <style:text-properties style:font-name="Arial" fo:font-size="14pt" style:font-name-asian="Arial" style:font-size-asian="14pt" style:font-name-complex="Arial" style:font-size-complex="14pt"/>
    </style:style>
    <style:style style:name="T94_2" style:family="text">
      <style:text-properties style:font-name="Arial" fo:font-size="14pt" style:font-name-asian="Arial" style:font-size-asian="14pt" style:font-name-complex="Arial" style:font-size-complex="14pt"/>
    </style:style>
    <style:style style:name="T94_3" style:family="text">
      <style:text-properties style:font-name="Arial" fo:font-size="14pt" style:font-name-asian="Arial" style:font-size-asian="14pt" style:font-name-complex="Arial" style:font-size-complex="14pt"/>
    </style:style>
    <style:style style:name="T94_4" style:family="text">
      <style:text-properties style:font-name="Arial" fo:font-size="14pt" style:font-name-asian="Arial" style:font-size-asian="14pt" style:font-name-complex="Arial" style:font-size-complex="14pt"/>
    </style:style>
    <style:style style:name="T94_5" style:family="text">
      <style:text-properties style:font-name="Arial" fo:font-size="14pt" style:font-name-asian="Arial" style:font-size-asian="14pt" style:font-name-complex="Arial" style:font-size-complex="14pt"/>
    </style:style>
    <style:style style:name="P95" style:family="paragraph" style:parent-style-name="Standard">
      <style:paragraph-properties fo:break-before="auto" fo:line-height="100%" fo:margin-bottom="0.212cm" style:writing-mode="lr-tb"/>
    </style:style>
    <style:style style:name="T95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5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96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97" style:family="paragraph" style:parent-style-name="Heading_20_2">
      <style:paragraph-properties fo:break-before="auto" fo:line-height="115%" fo:margin-top="0.635cm" fo:margin-bottom="0.141cm" style:writing-mode="lr-tb"/>
    </style:style>
    <style:style style:name="T97_1" style:family="text">
      <style:text-properties style:font-name="Arial" fo:font-size="14pt" style:font-name-asian="Arial" style:font-size-asian="14pt" style:font-name-complex="Arial" style:font-size-complex="14pt"/>
    </style:style>
    <style:style style:name="T97_2" style:family="text">
      <style:text-properties style:font-name="Arial" fo:font-size="14pt" style:font-name-asian="Arial" style:font-size-asian="14pt" style:font-name-complex="Arial" style:font-size-complex="14pt"/>
    </style:style>
    <style:style style:name="T97_3" style:family="text">
      <style:text-properties style:font-name="Arial" fo:font-size="14pt" style:font-name-asian="Arial" style:font-size-asian="14pt" style:font-name-complex="Arial" style:font-size-complex="14pt"/>
    </style:style>
    <style:style style:name="T97_4" style:family="text">
      <style:text-properties style:font-name="Arial" fo:font-size="14pt" style:font-name-asian="Arial" style:font-size-asian="14pt" style:font-name-complex="Arial" style:font-size-complex="14pt"/>
    </style:style>
    <style:style style:name="T97_5" style:family="text">
      <style:text-properties style:font-name="Arial" fo:font-size="14pt" style:font-name-asian="Arial" style:font-size-asian="14pt" style:font-name-complex="Arial" style:font-size-complex="14pt"/>
    </style:style>
    <style:style style:name="P98" style:family="paragraph" style:parent-style-name="Standard">
      <style:paragraph-properties fo:text-align="justify" fo:break-before="auto" fo:line-height="100%" fo:margin-bottom="0.212cm" style:writing-mode="lr-tb"/>
    </style:style>
    <style:style style:name="T9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98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5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6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7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98_8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99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0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100_1" style:family="text">
      <style:text-properties style:font-name="Arial" fo:font-size="14pt" style:font-name-asian="Arial" style:font-size-asian="14pt" style:font-name-complex="Arial" style:font-size-complex="14pt"/>
    </style:style>
    <style:style style:name="T100_2" style:family="text">
      <style:text-properties style:font-name="Arial" fo:font-size="14pt" style:font-name-asian="Arial" style:font-size-asian="14pt" style:font-name-complex="Arial" style:font-size-complex="14pt"/>
    </style:style>
    <style:style style:name="T100_3" style:family="text">
      <style:text-properties style:font-name="Arial" fo:font-size="14pt" style:font-name-asian="Arial" style:font-size-asian="14pt" style:font-name-complex="Arial" style:font-size-complex="14pt"/>
    </style:style>
    <style:style style:name="T100_4" style:family="text">
      <style:text-properties style:font-name="Arial" fo:font-size="14pt" style:font-name-asian="Arial" style:font-size-asian="14pt" style:font-name-complex="Arial" style:font-size-complex="14pt"/>
    </style:style>
    <style:style style:name="T100_5" style:family="text">
      <style:text-properties style:font-name="Arial" fo:font-size="14pt" style:font-name-asian="Arial" style:font-size-asian="14pt" style:font-name-complex="Arial" style:font-size-complex="14pt"/>
    </style:style>
    <style:style style:name="P101" style:family="paragraph" style:parent-style-name="Standard">
      <style:paragraph-properties fo:text-align="justify" fo:break-before="auto" fo:line-height="100%" fo:margin-bottom="0.212cm" style:writing-mode="lr-tb"/>
    </style:style>
    <style:style style:name="T101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101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1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2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3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103_1" style:family="text">
      <style:text-properties style:font-name="Arial" fo:font-size="14pt" style:font-name-asian="Arial" style:font-size-asian="14pt" style:font-name-complex="Arial" style:font-size-complex="14pt"/>
    </style:style>
    <style:style style:name="T103_2" style:family="text">
      <style:text-properties style:font-name="Arial" fo:font-size="14pt" style:font-name-asian="Arial" style:font-size-asian="14pt" style:font-name-complex="Arial" style:font-size-complex="14pt"/>
    </style:style>
    <style:style style:name="T103_3" style:family="text">
      <style:text-properties style:font-name="Arial" fo:font-size="14pt" style:font-name-asian="Arial" style:font-size-asian="14pt" style:font-name-complex="Arial" style:font-size-complex="14pt"/>
    </style:style>
    <style:style style:name="T103_4" style:family="text">
      <style:text-properties style:font-name="Arial" fo:font-size="14pt" style:font-name-asian="Arial" style:font-size-asian="14pt" style:font-name-complex="Arial" style:font-size-complex="14pt"/>
    </style:style>
    <style:style style:name="T103_5" style:family="text">
      <style:text-properties style:font-name="Arial" fo:font-size="14pt" style:font-name-asian="Arial" style:font-size-asian="14pt" style:font-name-complex="Arial" style:font-size-complex="14pt"/>
    </style:style>
    <style:style style:name="P104" style:family="paragraph" style:parent-style-name="Standard">
      <style:paragraph-properties fo:text-align="justify" fo:break-before="auto" fo:line-height="100%" fo:margin-bottom="0.212cm" style:writing-mode="lr-tb"/>
    </style:style>
    <style:style style:name="T104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4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5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6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106_1" style:family="text">
      <style:text-properties style:font-name="Arial" fo:font-size="14pt" style:font-name-asian="Arial" style:font-size-asian="14pt" style:font-name-complex="Arial" style:font-size-complex="14pt"/>
    </style:style>
    <style:style style:name="T106_2" style:family="text">
      <style:text-properties style:font-name="Arial" fo:font-size="14pt" style:font-name-asian="Arial" style:font-size-asian="14pt" style:font-name-complex="Arial" style:font-size-complex="14pt"/>
    </style:style>
    <style:style style:name="T106_3" style:family="text">
      <style:text-properties style:font-name="Arial" fo:font-size="14pt" style:font-name-asian="Arial" style:font-size-asian="14pt" style:font-name-complex="Arial" style:font-size-complex="14pt"/>
    </style:style>
    <style:style style:name="T106_4" style:family="text">
      <style:text-properties style:font-name="Arial" fo:font-size="14pt" style:font-name-asian="Arial" style:font-size-asian="14pt" style:font-name-complex="Arial" style:font-size-complex="14pt"/>
    </style:style>
    <style:style style:name="T106_5" style:family="text">
      <style:text-properties style:font-name="Arial" fo:font-size="14pt" style:font-name-asian="Arial" style:font-size-asian="14pt" style:font-name-complex="Arial" style:font-size-complex="14pt"/>
    </style:style>
    <style:style style:name="P107" style:family="paragraph" style:parent-style-name="Standard">
      <style:paragraph-properties fo:text-align="justify" fo:break-before="auto" fo:line-height="100%" style:writing-mode="lr-tb"/>
    </style:style>
    <style:style style:name="T107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7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08" style:family="paragraph" style:parent-style-name="Heading_20_2">
      <style:paragraph-properties fo:break-before="auto" fo:line-height="115%" fo:margin-top="0.635cm" fo:margin-bottom="0.141cm" style:writing-mode="lr-tb"/>
    </style:style>
    <style:style style:name="T108_1" style:family="text">
      <style:text-properties style:font-name="Arial" fo:font-size="14pt" style:font-name-asian="Arial" style:font-size-asian="14pt" style:font-name-complex="Arial" style:font-size-complex="14pt"/>
    </style:style>
    <style:style style:name="T108_2" style:family="text">
      <style:text-properties style:font-name="Arial" fo:font-size="14pt" style:font-name-asian="Arial" style:font-size-asian="14pt" style:font-name-complex="Arial" style:font-size-complex="14pt"/>
    </style:style>
    <style:style style:name="T108_3" style:family="text">
      <style:text-properties style:font-name="Arial" fo:font-size="14pt" style:font-name-asian="Arial" style:font-size-asian="14pt" style:font-name-complex="Arial" style:font-size-complex="14pt"/>
    </style:style>
    <style:style style:name="T108_4" style:family="text">
      <style:text-properties style:font-name="Arial" fo:font-size="14pt" style:font-name-asian="Arial" style:font-size-asian="14pt" style:font-name-complex="Arial" style:font-size-complex="14pt"/>
    </style:style>
    <style:style style:name="T108_5" style:family="text">
      <style:text-properties style:font-name="Arial" fo:font-size="14pt" style:font-name-asian="Arial" style:font-size-asian="14pt" style:font-name-complex="Arial" style:font-size-complex="14pt"/>
    </style:style>
    <style:style style:name="P109" style:family="paragraph" style:parent-style-name="Standard">
      <style:paragraph-properties fo:break-before="auto" fo:line-height="100%" fo:margin-bottom="0.212cm" style:writing-mode="lr-tb"/>
    </style:style>
    <style:style style:name="T109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09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09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09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9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09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0" style:family="paragraph" style:parent-style-name="Standard">
      <style:paragraph-properties fo:text-align="justify" fo:break-before="auto" fo:line-height="120%" fo:margin-bottom="0.212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P111" style:family="paragraph" style:parent-style-name="Standard">
      <style:paragraph-properties fo:text-align="justify" fo:break-before="auto" fo:line-height="120%" fo:margin-bottom="0.212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>
      <style:text-properties fo:font-style="italic" style:font-style-asian="italic" style:font-style-complex="italic"/>
    </style:style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P112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3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113_1" style:family="text">
      <style:text-properties style:font-name="Arial" fo:font-size="14pt" style:font-name-asian="Arial" style:font-size-asian="14pt" style:font-name-complex="Arial" style:font-size-complex="14pt"/>
    </style:style>
    <style:style style:name="P114" style:family="paragraph" style:parent-style-name="Standard">
      <style:paragraph-properties fo:text-align="justify" fo:break-before="auto" fo:line-height="100%" fo:margin-bottom="0.212cm" style:writing-mode="lr-tb"/>
    </style:style>
    <style:style style:name="T114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114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15" style:family="paragraph" style:parent-style-name="Standard">
      <style:paragraph-properties fo:text-align="justify" fo:break-before="auto" fo:line-height="120%" fo:margin-top="0cm" style:writing-mode="lr-tb"/>
    </style:style>
    <style:style style:name="T115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15_2" style:family="text">
      <style:text-properties fo:font-style="italic" style:font-style-asian="italic" style:font-style-complex="italic"/>
    </style:style>
    <style:style style:name="T115_3" style:family="text">
      <style:text-properties fo:font-style="italic" style:font-style-asian="italic" style:font-style-complex="italic"/>
    </style:style>
    <style:style style:name="P116" style:family="paragraph" style:parent-style-name="Standard">
      <style:paragraph-properties fo:text-align="justify" fo:break-before="auto" fo:line-height="120%" fo:margin-top="0cm" style:writing-mode="lr-tb"/>
    </style:style>
    <style:style style:name="T116_1" style:family="text">
      <style:text-properties fo:font-style="italic" style:font-style-asian="italic" style:font-style-complex="italic"/>
    </style:style>
    <style:style style:name="T116_2" style:family="text">
      <style:text-properties fo:font-style="italic" style:font-style-asian="italic" style:font-style-complex="italic"/>
    </style:style>
    <style:style style:name="P117" style:family="paragraph" style:parent-style-name="Standard">
      <style:paragraph-properties fo:text-align="justify" fo:break-before="auto" fo:line-height="120%" fo:margin-top="0cm" style:writing-mode="lr-tb"/>
    </style:style>
    <style:style style:name="T117_1" style:family="text">
      <style:text-properties fo:font-style="italic" style:font-style-asian="italic" style:font-style-complex="italic"/>
    </style:style>
    <style:style style:name="T117_2" style:family="text">
      <style:text-properties fo:font-style="italic" style:font-style-asian="italic" style:font-style-complex="italic"/>
    </style:style>
    <style:style style:name="P118" style:family="paragraph" style:parent-style-name="Standard">
      <style:paragraph-properties fo:text-align="justify" fo:break-before="auto" fo:line-height="120%" fo:margin-top="0cm" style:writing-mode="lr-tb"/>
    </style:style>
    <style:style style:name="T118_1" style:family="text">
      <style:text-properties fo:font-style="italic" style:font-style-asian="italic" style:font-style-complex="italic"/>
    </style:style>
    <style:style style:name="T118_2" style:family="text">
      <style:text-properties fo:font-style="italic" style:font-style-asian="italic" style:font-style-complex="italic"/>
    </style:style>
    <style:style style:name="P119" style:family="paragraph" style:parent-style-name="Standard">
      <style:paragraph-properties fo:text-align="justify" fo:break-before="auto" fo:line-height="120%" fo:margin-top="0cm" style:writing-mode="lr-tb"/>
    </style:style>
    <style:style style:name="T119_1" style:family="text">
      <style:text-properties fo:font-style="italic" style:font-style-asian="italic" style:font-style-complex="italic"/>
    </style:style>
    <style:style style:name="T119_2" style:family="text">
      <style:text-properties fo:font-style="italic" style:font-style-asian="italic" style:font-style-complex="italic"/>
    </style:style>
    <style:style style:name="P120" style:family="paragraph" style:parent-style-name="Standard">
      <style:paragraph-properties fo:text-align="justify" fo:break-before="auto" fo:line-height="120%" fo:margin-top="0cm" style:writing-mode="lr-tb"/>
    </style:style>
    <style:style style:name="T120_1" style:family="text">
      <style:text-properties fo:font-style="italic" style:font-style-asian="italic" style:font-style-complex="italic"/>
    </style:style>
    <style:style style:name="T120_2" style:family="text">
      <style:text-properties fo:font-style="italic" style:font-style-asian="italic" style:font-style-complex="italic"/>
    </style:style>
    <style:style style:name="P121" style:family="paragraph" style:parent-style-name="Standard">
      <style:paragraph-properties fo:text-align="justify" fo:break-before="auto" fo:line-height="120%" fo:margin-top="0cm" style:writing-mode="lr-tb"/>
    </style:style>
    <style:style style:name="T121_1" style:family="text">
      <style:text-properties fo:font-style="italic" style:font-style-asian="italic" style:font-style-complex="italic"/>
    </style:style>
    <style:style style:name="T121_2" style:family="text">
      <style:text-properties fo:font-style="italic" style:font-style-asian="italic" style:font-style-complex="italic"/>
    </style:style>
    <style:style style:name="P122" style:family="paragraph" style:parent-style-name="Standard">
      <style:paragraph-properties fo:text-align="justify" fo:break-before="auto" fo:line-height="120%" fo:margin-top="0cm" style:writing-mode="lr-tb"/>
    </style:style>
    <style:style style:name="T122_1" style:family="text">
      <style:text-properties fo:font-style="italic" style:font-style-asian="italic" style:font-style-complex="italic"/>
    </style:style>
    <style:style style:name="T122_2" style:family="text">
      <style:text-properties fo:font-style="italic" style:font-style-asian="italic" style:font-style-complex="italic"/>
    </style:style>
    <style:style style:name="P123" style:family="paragraph" style:parent-style-name="Standard">
      <style:paragraph-properties fo:text-align="justify" fo:break-before="auto" fo:line-height="120%" fo:margin-top="0cm" style:writing-mode="lr-tb"/>
    </style:style>
    <style:style style:name="T123_1" style:family="text">
      <style:text-properties fo:font-style="italic" style:font-style-asian="italic" style:font-style-complex="italic"/>
    </style:style>
    <style:style style:name="T123_2" style:family="text">
      <style:text-properties fo:font-style="italic" style:font-style-asian="italic" style:font-style-complex="italic"/>
    </style:style>
    <style:style style:name="P124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124_1" style:family="text">
      <style:text-properties fo:font-style="italic" style:font-style-asian="italic" style:font-style-complex="italic"/>
    </style:style>
    <style:style style:name="T124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24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25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126" style:family="paragraph" style:parent-style-name="Heading_20_1">
      <style:paragraph-properties fo:break-before="auto" fo:line-height="115%" fo:margin-top="0.847cm" style:writing-mode="lr-tb"/>
    </style:style>
    <style:style style:name="P127" style:family="paragraph" style:parent-style-name="Heading_20_1">
      <style:paragraph-properties fo:break-before="page" fo:line-height="115%" fo:margin-top="0.847cm" fo:border-bottom="#808080 0.053cm solid" fo:margin-bottom="0.212cm" style:writing-mode="lr-tb"/>
    </style:style>
    <style:style style:name="T127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27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27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27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27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00%" fo:margin-bottom="0.212cm" style:writing-mode="lr-tb"/>
    </style:style>
    <style:style style:name="T128_1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" style:family="text">
      <style:text-properties style:font-name="Verdana" fo:font-size="12pt" style:font-name-asian="Verdana" style:font-size-asian="12pt" style:font-name-complex="Verdana" style:font-size-complex="12pt"/>
    </style:style>
    <style:style style:name="T128_3" style:family="text">
      <style:text-properties style:font-name="Verdana" fo:font-size="12pt" style:font-name-asian="Verdana" style:font-size-asian="12pt" style:font-name-complex="Verdana" style:font-size-complex="12pt"/>
    </style:style>
    <style:style style:name="T128_4" style:family="text">
      <style:text-properties style:font-name="Verdana" fo:font-size="12pt" style:font-name-asian="Verdana" style:font-size-asian="12pt" style:font-name-complex="Verdana" style:font-size-complex="12pt"/>
    </style:style>
    <style:style style:name="T128_5" style:family="text">
      <style:text-properties style:font-name="Verdana" fo:font-size="12pt" style:font-name-asian="Verdana" style:font-size-asian="12pt" style:font-name-complex="Verdana" style:font-size-complex="12pt"/>
    </style:style>
    <style:style style:name="T128_6" style:family="text">
      <style:text-properties style:font-name="Verdana" fo:font-size="12pt" style:font-name-asian="Verdana" style:font-size-asian="12pt" style:font-name-complex="Verdana" style:font-size-complex="12pt"/>
    </style:style>
    <style:style style:name="T128_7" style:family="text">
      <style:text-properties style:font-name="Verdana" fo:font-size="12pt" style:font-name-asian="Verdana" style:font-size-asian="12pt" style:font-name-complex="Verdana" style:font-size-complex="12pt"/>
    </style:style>
    <style:style style:name="T128_8" style:family="text">
      <style:text-properties style:font-name="Verdana" fo:font-size="12pt" style:font-name-asian="Verdana" style:font-size-asian="12pt" style:font-name-complex="Verdana" style:font-size-complex="12pt"/>
    </style:style>
    <style:style style:name="T128_9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6" style:family="text">
      <style:text-properties style:font-name="Verdana" fo:font-size="12pt" style:font-name-asian="Verdana" style:font-size-asian="12pt" style:font-name-complex="Verdana" style:font-size-complex="12pt"/>
    </style:style>
    <style:style style:name="P129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0" style:family="paragraph" style:parent-style-name="Heading_20_2">
      <style:paragraph-properties fo:break-before="auto" fo:line-height="100%" fo:margin-top="0.635cm" fo:margin-bottom="0.212cm" style:writing-mode="lr-tb"/>
    </style:style>
    <style:style style:name="T130_1" style:family="text">
      <style:text-properties style:font-name="Arial" fo:font-size="14pt" style:font-name-asian="Arial" style:font-size-asian="14pt" style:font-name-complex="Arial" style:font-size-complex="14pt"/>
    </style:style>
    <style:style style:name="P131" style:family="paragraph" style:parent-style-name="Standard">
      <style:paragraph-properties fo:break-before="auto" fo:line-height="100%" fo:margin-bottom="0.212cm" style:writing-mode="lr-tb"/>
    </style:style>
    <style:style style:name="T13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fo:margin-top="0cm" style:writing-mode="lr-tb"/>
    </style:style>
    <style:style style:name="T132_1" style:family="text">
      <style:text-properties style:font-name="Verdana" fo:font-size="10pt" style:font-name-asian="Verdana" style:font-size-asian="10pt" style:font-name-complex="Verdana" style:font-size-complex="10pt"/>
    </style:style>
    <style:style style:name="T132_2" style:family="text">
      <style:text-properties style:font-name="Verdana" fo:font-size="10pt" style:font-name-asian="Verdana" style:font-size-asian="10pt" style:font-name-complex="Verdana" style:font-size-complex="10pt"/>
    </style:style>
    <style:style style:name="T132_3" style:family="text">
      <style:text-properties style:font-name="Verdana" fo:font-size="10pt" style:font-name-asian="Verdana" style:font-size-asian="10pt" style:font-name-complex="Verdana" style:font-size-complex="10pt"/>
    </style:style>
    <style:style style:name="T132_4" style:family="text">
      <style:text-properties style:font-name="Verdana" fo:font-size="10pt" style:font-name-asian="Verdana" style:font-size-asian="10pt" style:font-name-complex="Verdana" style:font-size-complex="10pt"/>
    </style:style>
    <style:style style:name="T132_5" style:family="text">
      <style:text-properties style:font-name="Verdana" fo:font-size="10pt" style:font-name-asian="Verdana" style:font-size-asian="10pt" style:font-name-complex="Verdana" style:font-size-complex="10pt"/>
    </style:style>
    <style:style style:name="T132_6" style:family="text">
      <style:text-properties style:font-name="Verdana" fo:font-size="10pt" style:font-name-asian="Verdana" style:font-size-asian="10pt" style:font-name-complex="Verdana" style:font-size-complex="10pt"/>
    </style:style>
    <style:style style:name="T132_7" style:family="text">
      <style:text-properties style:font-name="Verdana" fo:font-size="10pt" style:font-name-asian="Verdana" style:font-size-asian="10pt" style:font-name-complex="Verdana" style:font-size-complex="10pt"/>
    </style:style>
    <style:style style:name="T132_8" style:family="text">
      <style:text-properties style:font-name="Verdana" fo:font-size="10pt" style:font-name-asian="Verdana" style:font-size-asian="10pt" style:font-name-complex="Verdana" style:font-size-complex="10pt"/>
    </style:style>
    <style:style style:name="T132_9" style:family="text">
      <style:text-properties style:font-name="Verdana" fo:font-size="10pt" style:font-name-asian="Verdana" style:font-size-asian="10pt" style:font-name-complex="Verdana" style:font-size-complex="10pt"/>
    </style:style>
    <style:style style:name="T13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2_13" style:family="text">
      <style:text-properties style:font-name="Verdana" fo:font-size="10pt" style:font-name-asian="Verdana" style:font-size-asian="10pt" style:font-name-complex="Verdana" style:font-size-complex="10pt"/>
    </style:style>
    <style:style style:name="P133" style:family="paragraph" style:parent-style-name="Standard">
      <style:paragraph-properties fo:break-before="auto" fo:line-height="100%" fo:margin-top="0cm" fo:margin-bottom="0cm" style:writing-mode="lr-tb"/>
    </style:style>
    <style:style style:name="T133_1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" style:family="text">
      <style:text-properties style:font-name="Verdana" fo:font-size="10pt" style:font-name-asian="Verdana" style:font-size-asian="10pt" style:font-name-complex="Verdana" style:font-size-complex="10pt"/>
    </style:style>
    <style:style style:name="T133_3" style:family="text">
      <style:text-properties style:font-name="Verdana" fo:font-size="10pt" style:font-name-asian="Verdana" style:font-size-asian="10pt" style:font-name-complex="Verdana" style:font-size-complex="10pt"/>
    </style:style>
    <style:style style:name="T133_4" style:family="text">
      <style:text-properties style:font-name="Verdana" fo:font-size="10pt" style:font-name-asian="Verdana" style:font-size-asian="10pt" style:font-name-complex="Verdana" style:font-size-complex="10pt"/>
    </style:style>
    <style:style style:name="T133_5" style:family="text">
      <style:text-properties style:font-name="Verdana" fo:font-size="10pt" style:font-name-asian="Verdana" style:font-size-asian="10pt" style:font-name-complex="Verdana" style:font-size-complex="10pt"/>
    </style:style>
    <style:style style:name="T133_6" style:family="text">
      <style:text-properties style:font-name="Verdana" fo:font-size="10pt" style:font-name-asian="Verdana" style:font-size-asian="10pt" style:font-name-complex="Verdana" style:font-size-complex="10pt"/>
    </style:style>
    <style:style style:name="T133_7" style:family="text">
      <style:text-properties style:font-name="Verdana" fo:font-size="10pt" style:font-name-asian="Verdana" style:font-size-asian="10pt" style:font-name-complex="Verdana" style:font-size-complex="10pt"/>
    </style:style>
    <style:style style:name="T133_8" style:family="text">
      <style:text-properties style:font-name="Verdana" fo:font-size="10pt" style:font-name-asian="Verdana" style:font-size-asian="10pt" style:font-name-complex="Verdana" style:font-size-complex="10pt"/>
    </style:style>
    <style:style style:name="T133_9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6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7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8" style:family="text">
      <style:text-properties style:font-name="Verdana" fo:font-size="10pt" style:font-name-asian="Verdana" style:font-size-asian="10pt" style:font-name-complex="Verdana" style:font-size-complex="10pt"/>
    </style:style>
    <style:style style:name="T133_19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0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1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2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3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4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5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6" style:family="text">
      <style:text-properties style:font-name="Verdana" fo:font-size="10pt" style:font-name-asian="Verdana" style:font-size-asian="10pt" style:font-name-complex="Verdana" style:font-size-complex="10pt"/>
    </style:style>
    <style:style style:name="T133_27" style:family="text">
      <style:text-properties style:font-name="Verdana" fo:font-size="10pt" style:font-name-asian="Verdana" style:font-size-asian="10pt" style:font-name-complex="Verdana" style:font-size-complex="10pt"/>
    </style:style>
    <style:style style:name="P134" style:family="paragraph" style:parent-style-name="Standard">
      <style:paragraph-properties fo:break-before="auto" fo:line-height="100%" fo:margin-bottom="0.212cm" style:writing-mode="lr-tb"/>
    </style:style>
    <style:style style:name="T13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>
      <style:text-properties style:font-name="Verdana" fo:font-size="10pt" style:font-name-asian="Verdana" style:font-size-asian="10pt" style:font-name-complex="Verdana" style:font-size-complex="10pt"/>
    </style:style>
    <style:style style:name="T135_2" style:family="text">
      <style:text-properties style:font-name="Verdana" fo:font-size="10pt" style:font-name-asian="Verdana" style:font-size-asian="10pt" style:font-name-complex="Verdana" style:font-size-complex="10pt"/>
    </style:style>
    <style:style style:name="T135_3" style:family="text">
      <style:text-properties style:font-name="Verdana" fo:font-size="10pt" style:font-name-asian="Verdana" style:font-size-asian="10pt" style:font-name-complex="Verdana" style:font-size-complex="10pt"/>
    </style:style>
    <style:style style:name="T135_4" style:family="text">
      <style:text-properties style:font-name="Verdana" fo:font-size="10pt" style:font-name-asian="Verdana" style:font-size-asian="10pt" style:font-name-complex="Verdana" style:font-size-complex="10pt"/>
    </style:style>
    <style:style style:name="T135_5" style:family="text">
      <style:text-properties style:font-name="Verdana" fo:font-size="10pt" style:font-name-asian="Verdana" style:font-size-asian="10pt" style:font-name-complex="Verdana" style:font-size-complex="10pt"/>
    </style:style>
    <style:style style:name="T135_6" style:family="text">
      <style:text-properties style:font-name="Verdana" fo:font-size="10pt" style:font-name-asian="Verdana" style:font-size-asian="10pt" style:font-name-complex="Verdana" style:font-size-complex="10pt"/>
    </style:style>
    <style:style style:name="T135_7" style:family="text">
      <style:text-properties style:font-name="Verdana" fo:font-size="10pt" style:font-name-asian="Verdana" style:font-size-asian="10pt" style:font-name-complex="Verdana" style:font-size-complex="10pt"/>
    </style:style>
    <style:style style:name="T135_8" style:family="text">
      <style:text-properties style:font-name="Verdana" fo:font-size="10pt" style:font-name-asian="Verdana" style:font-size-asian="10pt" style:font-name-complex="Verdana" style:font-size-complex="10pt"/>
    </style:style>
    <style:style style:name="T135_9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3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4" style:family="text">
      <style:text-properties style:font-name="Verdana" fo:font-size="10pt" style:font-name-asian="Verdana" style:font-size-asian="10pt" style:font-name-complex="Verdana" style:font-size-complex="10pt"/>
    </style:style>
    <style:style style:name="T135_15" style:family="text">
      <style:text-properties style:font-name="Verdana" fo:font-size="10pt" style:font-name-asian="Verdana" style:font-size-asian="10pt" style:font-name-complex="Verdana" style:font-size-complex="10pt"/>
    </style:style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>
      <style:text-properties style:font-name="Verdana" fo:font-size="10pt" style:font-name-asian="Verdana" style:font-size-asian="10pt" style:font-name-complex="Verdana" style:font-size-complex="10pt"/>
    </style:style>
    <style:style style:name="T136_2" style:family="text">
      <style:text-properties style:font-name="Verdana" fo:font-size="10pt" style:font-name-asian="Verdana" style:font-size-asian="10pt" style:font-name-complex="Verdana" style:font-size-complex="10pt"/>
    </style:style>
    <style:style style:name="T136_3" style:family="text">
      <style:text-properties style:font-name="Verdana" fo:font-size="10pt" style:font-name-asian="Verdana" style:font-size-asian="10pt" style:font-name-complex="Verdana" style:font-size-complex="10pt"/>
    </style:style>
    <style:style style:name="T136_4" style:family="text">
      <style:text-properties style:font-name="Verdana" fo:font-size="10pt" style:font-name-asian="Verdana" style:font-size-asian="10pt" style:font-name-complex="Verdana" style:font-size-complex="10pt"/>
    </style:style>
    <style:style style:name="T136_5" style:family="text">
      <style:text-properties style:font-name="Verdana" fo:font-size="10pt" style:font-name-asian="Verdana" style:font-size-asian="10pt" style:font-name-complex="Verdana" style:font-size-complex="10pt"/>
    </style:style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>
      <style:text-properties style:font-name="Verdana" fo:font-size="10pt" style:font-name-asian="Verdana" style:font-size-asian="10pt" style:font-name-complex="Verdana" style:font-size-complex="10pt"/>
    </style:style>
    <style:style style:name="T137_2" style:family="text">
      <style:text-properties style:font-name="Verdana" fo:font-size="10pt" style:font-name-asian="Verdana" style:font-size-asian="10pt" style:font-name-complex="Verdana" style:font-size-complex="10pt"/>
    </style:style>
    <style:style style:name="T137_3" style:family="text">
      <style:text-properties style:font-name="Verdana" fo:font-size="10pt" style:font-name-asian="Verdana" style:font-size-asian="10pt" style:font-name-complex="Verdana" style:font-size-complex="10pt"/>
    </style:style>
    <style:style style:name="T137_4" style:family="text">
      <style:text-properties style:font-name="Verdana" fo:font-size="10pt" style:font-name-asian="Verdana" style:font-size-asian="10pt" style:font-name-complex="Verdana" style:font-size-complex="10pt"/>
    </style:style>
    <style:style style:name="T137_5" style:family="text">
      <style:text-properties style:font-name="Verdana" fo:font-size="10pt" style:font-name-asian="Verdana" style:font-size-asian="10pt" style:font-name-complex="Verdana" style:font-size-complex="10pt"/>
    </style:style>
    <style:style style:name="T137_6" style:family="text">
      <style:text-properties style:font-name="Verdana" fo:font-size="10pt" style:font-name-asian="Verdana" style:font-size-asian="10pt" style:font-name-complex="Verdana" style:font-size-complex="10pt"/>
    </style:style>
    <style:style style:name="T137_7" style:family="text">
      <style:text-properties style:font-name="Verdana" fo:font-size="10pt" style:font-name-asian="Verdana" style:font-size-asian="10pt" style:font-name-complex="Verdana" style:font-size-complex="10pt"/>
    </style:style>
    <style:style style:name="T137_8" style:family="text">
      <style:text-properties style:font-name="Verdana" fo:font-size="10pt" style:font-name-asian="Verdana" style:font-size-asian="10pt" style:font-name-complex="Verdana" style:font-size-complex="10pt"/>
    </style:style>
    <style:style style:name="T137_9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7_13" style:family="text">
      <style:text-properties style:font-name="Verdana" fo:font-size="10pt" style:font-name-asian="Verdana" style:font-size-asian="10pt" style:font-name-complex="Verdana" style:font-size-complex="10pt"/>
    </style:style>
    <style:style style:name="P138" style:family="paragraph" style:parent-style-name="Standard">
      <style:paragraph-properties fo:break-before="auto" fo:line-height="100%" fo:margin-top="0cm" fo:margin-bottom="0cm" style:writing-mode="lr-tb"/>
    </style:style>
    <style:style style:name="T138_1" style:family="text">
      <style:text-properties style:font-name="Verdana" fo:font-size="10pt" style:font-name-asian="Verdana" style:font-size-asian="10pt" style:font-name-complex="Verdana" style:font-size-complex="10pt"/>
    </style:style>
    <style:style style:name="T138_2" style:family="text">
      <style:text-properties style:font-name="Verdana" fo:font-size="10pt" style:font-name-asian="Verdana" style:font-size-asian="10pt" style:font-name-complex="Verdana" style:font-size-complex="10pt"/>
    </style:style>
    <style:style style:name="T138_3" style:family="text">
      <style:text-properties style:font-name="Verdana" fo:font-size="10pt" style:font-name-asian="Verdana" style:font-size-asian="10pt" style:font-name-complex="Verdana" style:font-size-complex="10pt"/>
    </style:style>
    <style:style style:name="T138_4" style:family="text">
      <style:text-properties style:font-name="Verdana" fo:font-size="10pt" style:font-name-asian="Verdana" style:font-size-asian="10pt" style:font-name-complex="Verdana" style:font-size-complex="10pt"/>
    </style:style>
    <style:style style:name="T138_5" style:family="text">
      <style:text-properties style:font-name="Verdana" fo:font-size="10pt" style:font-name-asian="Verdana" style:font-size-asian="10pt" style:font-name-complex="Verdana" style:font-size-complex="10pt"/>
    </style:style>
    <style:style style:name="T138_6" style:family="text">
      <style:text-properties style:font-name="Verdana" fo:font-size="10pt" style:font-name-asian="Verdana" style:font-size-asian="10pt" style:font-name-complex="Verdana" style:font-size-complex="10pt"/>
    </style:style>
    <style:style style:name="T138_7" style:family="text">
      <style:text-properties style:font-name="Verdana" fo:font-size="10pt" style:font-name-asian="Verdana" style:font-size-asian="10pt" style:font-name-complex="Verdana" style:font-size-complex="10pt"/>
    </style:style>
    <style:style style:name="T138_8" style:family="text">
      <style:text-properties style:font-name="Verdana" fo:font-size="10pt" style:font-name-asian="Verdana" style:font-size-asian="10pt" style:font-name-complex="Verdana" style:font-size-complex="10pt"/>
    </style:style>
    <style:style style:name="T138_9" style:family="text">
      <style:text-properties style:font-name="Verdana" fo:font-size="10pt" style:font-name-asian="Verdana" style:font-size-asian="10pt" style:font-name-complex="Verdana" style:font-size-complex="10pt"/>
    </style:style>
    <style:style style:name="T13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3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3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38_13" style:family="text">
      <style:text-properties style:font-name="Verdana" fo:font-size="10pt" style:font-name-asian="Verdana" style:font-size-asian="10pt" style:font-name-complex="Verdana" style:font-size-complex="10pt"/>
    </style:style>
    <style:style style:name="P139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40" style:family="paragraph" style:parent-style-name="Heading_20_2">
      <style:paragraph-properties fo:break-before="auto" fo:line-height="100%" fo:margin-top="0.635cm" fo:margin-bottom="0.212cm" style:writing-mode="lr-tb"/>
    </style:style>
    <style:style style:name="T140_1" style:family="text">
      <style:text-properties style:font-name="Arial" fo:font-size="14pt" style:font-name-asian="Arial" style:font-size-asian="14pt" style:font-name-complex="Arial" style:font-size-complex="14pt"/>
    </style:style>
    <style:style style:name="P141" style:family="paragraph" style:parent-style-name="Standard">
      <style:paragraph-properties fo:break-before="auto" fo:line-height="100%" fo:margin-bottom="0.212cm" style:writing-mode="lr-tb"/>
    </style:style>
    <style:style style:name="T14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1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1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1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1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00%" fo:margin-top="0cm" style:writing-mode="lr-tb"/>
    </style:style>
    <style:style style:name="T142_1" style:family="text">
      <style:text-properties style:font-name="Verdana" fo:font-size="10pt" style:font-name-asian="Verdana" style:font-size-asian="10pt" style:font-name-complex="Verdana" style:font-size-complex="10pt"/>
    </style:style>
    <style:style style:name="T142_2" style:family="text">
      <style:text-properties style:font-name="Verdana" fo:font-size="10pt" style:font-name-asian="Verdana" style:font-size-asian="10pt" style:font-name-complex="Verdana" style:font-size-complex="10pt"/>
    </style:style>
    <style:style style:name="T142_3" style:family="text">
      <style:text-properties style:font-name="Verdana" fo:font-size="10pt" style:font-name-asian="Verdana" style:font-size-asian="10pt" style:font-name-complex="Verdana" style:font-size-complex="10pt"/>
    </style:style>
    <style:style style:name="T142_4" style:family="text">
      <style:text-properties style:font-name="Verdana" fo:font-size="10pt" style:font-name-asian="Verdana" style:font-size-asian="10pt" style:font-name-complex="Verdana" style:font-size-complex="10pt"/>
    </style:style>
    <style:style style:name="T142_5" style:family="text">
      <style:text-properties style:font-name="Verdana" fo:font-size="10pt" style:font-name-asian="Verdana" style:font-size-asian="10pt" style:font-name-complex="Verdana" style:font-size-complex="10pt"/>
    </style:style>
    <style:style style:name="P143" style:family="paragraph" style:parent-style-name="Standard">
      <style:paragraph-properties fo:break-before="auto" fo:line-height="100%" fo:margin-top="0cm" fo:margin-bottom="0cm" style:writing-mode="lr-tb"/>
    </style:style>
    <style:style style:name="T143_1" style:family="text">
      <style:text-properties style:font-name="Verdana" fo:font-size="10pt" style:font-name-asian="Verdana" style:font-size-asian="10pt" style:font-name-complex="Verdana" style:font-size-complex="10pt"/>
    </style:style>
    <style:style style:name="T143_2" style:family="text">
      <style:text-properties style:font-name="Verdana" fo:font-size="10pt" style:font-name-asian="Verdana" style:font-size-asian="10pt" style:font-name-complex="Verdana" style:font-size-complex="10pt"/>
    </style:style>
    <style:style style:name="T143_3" style:family="text">
      <style:text-properties style:font-name="Verdana" fo:font-size="10pt" style:font-name-asian="Verdana" style:font-size-asian="10pt" style:font-name-complex="Verdana" style:font-size-complex="10pt"/>
    </style:style>
    <style:style style:name="T143_4" style:family="text">
      <style:text-properties style:font-name="Verdana" fo:font-size="10pt" style:font-name-asian="Verdana" style:font-size-asian="10pt" style:font-name-complex="Verdana" style:font-size-complex="10pt"/>
    </style:style>
    <style:style style:name="T143_5" style:family="text">
      <style:text-properties style:font-name="Verdana" fo:font-size="10pt" style:font-name-asian="Verdana" style:font-size-asian="10pt" style:font-name-complex="Verdana" style:font-size-complex="10pt"/>
    </style:style>
    <style:style style:name="T143_6" style:family="text">
      <style:text-properties style:font-name="Verdana" fo:font-size="10pt" style:font-name-asian="Verdana" style:font-size-asian="10pt" style:font-name-complex="Verdana" style:font-size-complex="10pt"/>
    </style:style>
    <style:style style:name="T143_7" style:family="text">
      <style:text-properties style:font-name="Verdana" fo:font-size="10pt" style:font-name-asian="Verdana" style:font-size-asian="10pt" style:font-name-complex="Verdana" style:font-size-complex="10pt"/>
    </style:style>
    <style:style style:name="T143_8" style:family="text">
      <style:text-properties style:font-name="Verdana" fo:font-size="10pt" style:font-name-asian="Verdana" style:font-size-asian="10pt" style:font-name-complex="Verdana" style:font-size-complex="10pt"/>
    </style:style>
    <style:style style:name="T143_9" style:family="text">
      <style:text-properties style:font-name="Verdana" fo:font-size="10pt" style:font-name-asian="Verdana" style:font-size-asian="10pt" style:font-name-complex="Verdana" style:font-size-complex="10pt"/>
    </style:style>
    <style:style style:name="T14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3_11" style:family="text">
      <style:text-properties style:font-name="Verdana" fo:font-size="10pt" style:font-name-asian="Verdana" style:font-size-asian="10pt" style:font-name-complex="Verdana" style:font-size-complex="10pt"/>
    </style:style>
    <style:style style:name="P144" style:family="paragraph" style:parent-style-name="Standard">
      <style:paragraph-properties fo:break-before="auto" fo:line-height="100%" fo:margin-bottom="0.212cm" style:writing-mode="lr-tb"/>
    </style:style>
    <style:style style:name="T14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4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4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4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4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>
      <style:text-properties style:font-name="Verdana" fo:font-size="10pt" style:font-name-asian="Verdana" style:font-size-asian="10pt" style:font-name-complex="Verdana" style:font-size-complex="10pt"/>
    </style:style>
    <style:style style:name="T145_2" style:family="text">
      <style:text-properties style:font-name="Verdana" fo:font-size="10pt" style:font-name-asian="Verdana" style:font-size-asian="10pt" style:font-name-complex="Verdana" style:font-size-complex="10pt"/>
    </style:style>
    <style:style style:name="T145_3" style:family="text">
      <style:text-properties style:font-name="Verdana" fo:font-size="10pt" style:font-name-asian="Verdana" style:font-size-asian="10pt" style:font-name-complex="Verdana" style:font-size-complex="10pt"/>
    </style:style>
    <style:style style:name="T145_4" style:family="text">
      <style:text-properties style:font-name="Verdana" fo:font-size="10pt" style:font-name-asian="Verdana" style:font-size-asian="10pt" style:font-name-complex="Verdana" style:font-size-complex="10pt"/>
    </style:style>
    <style:style style:name="T145_5" style:family="text">
      <style:text-properties style:font-name="Verdana" fo:font-size="10pt" style:font-name-asian="Verdana" style:font-size-asian="10pt" style:font-name-complex="Verdana" style:font-size-complex="10pt"/>
    </style:style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>
      <style:text-properties style:font-name="Verdana" fo:font-size="10pt" style:font-name-asian="Verdana" style:font-size-asian="10pt" style:font-name-complex="Verdana" style:font-size-complex="10pt"/>
    </style:style>
    <style:style style:name="T146_2" style:family="text">
      <style:text-properties style:font-name="Verdana" fo:font-size="10pt" style:font-name-asian="Verdana" style:font-size-asian="10pt" style:font-name-complex="Verdana" style:font-size-complex="10pt"/>
    </style:style>
    <style:style style:name="T146_3" style:family="text">
      <style:text-properties style:font-name="Verdana" fo:font-size="10pt" style:font-name-asian="Verdana" style:font-size-asian="10pt" style:font-name-complex="Verdana" style:font-size-complex="10pt"/>
    </style:style>
    <style:style style:name="T146_4" style:family="text">
      <style:text-properties style:font-name="Verdana" fo:font-size="10pt" style:font-name-asian="Verdana" style:font-size-asian="10pt" style:font-name-complex="Verdana" style:font-size-complex="10pt"/>
    </style:style>
    <style:style style:name="T146_5" style:family="text">
      <style:text-properties style:font-name="Verdana" fo:font-size="10pt" style:font-name-asian="Verdana" style:font-size-asian="10pt" style:font-name-complex="Verdana" style:font-size-complex="10pt"/>
    </style:style>
    <style:style style:name="T146_6" style:family="text">
      <style:text-properties style:font-name="Verdana" fo:font-size="10pt" style:font-name-asian="Verdana" style:font-size-asian="10pt" style:font-name-complex="Verdana" style:font-size-complex="10pt"/>
    </style:style>
    <style:style style:name="T146_7" style:family="text">
      <style:text-properties style:font-name="Verdana" fo:font-size="10pt" style:font-name-asian="Verdana" style:font-size-asian="10pt" style:font-name-complex="Verdana" style:font-size-complex="10pt"/>
    </style:style>
    <style:style style:name="T146_8" style:family="text">
      <style:text-properties style:font-name="Verdana" fo:font-size="10pt" style:font-name-asian="Verdana" style:font-size-asian="10pt" style:font-name-complex="Verdana" style:font-size-complex="10pt"/>
    </style:style>
    <style:style style:name="T146_9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46_15" style:family="text">
      <style:text-properties style:font-name="Verdana" fo:font-size="10pt" style:font-name-asian="Verdana" style:font-size-asian="10pt" style:font-name-complex="Verdana" style:font-size-complex="10pt"/>
    </style:style>
    <style:style style:name="P147" style:family="paragraph" style:parent-style-name="Standard">
      <style:paragraph-properties fo:break-before="auto" fo:line-height="100%" fo:margin-top="0cm" fo:margin-bottom="0cm" style:writing-mode="lr-tb"/>
    </style:style>
    <style:style style:name="T147_1" style:family="text">
      <style:text-properties style:font-name="Verdana" fo:font-size="10pt" style:font-name-asian="Verdana" style:font-size-asian="10pt" style:font-name-complex="Verdana" style:font-size-complex="10pt"/>
    </style:style>
    <style:style style:name="T147_2" style:family="text">
      <style:text-properties style:font-name="Verdana" fo:font-size="10pt" style:font-name-asian="Verdana" style:font-size-asian="10pt" style:font-name-complex="Verdana" style:font-size-complex="10pt"/>
    </style:style>
    <style:style style:name="T147_3" style:family="text">
      <style:text-properties style:font-name="Verdana" fo:font-size="10pt" style:font-name-asian="Verdana" style:font-size-asian="10pt" style:font-name-complex="Verdana" style:font-size-complex="10pt"/>
    </style:style>
    <style:style style:name="T147_4" style:family="text">
      <style:text-properties style:font-name="Verdana" fo:font-size="10pt" style:font-name-asian="Verdana" style:font-size-asian="10pt" style:font-name-complex="Verdana" style:font-size-complex="10pt"/>
    </style:style>
    <style:style style:name="T147_5" style:family="text">
      <style:text-properties style:font-name="Verdana" fo:font-size="10pt" style:font-name-asian="Verdana" style:font-size-asian="10pt" style:font-name-complex="Verdana" style:font-size-complex="10pt"/>
    </style:style>
    <style:style style:name="T147_6" style:family="text">
      <style:text-properties style:font-name="Verdana" fo:font-size="10pt" style:font-name-asian="Verdana" style:font-size-asian="10pt" style:font-name-complex="Verdana" style:font-size-complex="10pt"/>
    </style:style>
    <style:style style:name="T147_7" style:family="text">
      <style:text-properties style:font-name="Verdana" fo:font-size="10pt" style:font-name-asian="Verdana" style:font-size-asian="10pt" style:font-name-complex="Verdana" style:font-size-complex="10pt"/>
    </style:style>
    <style:style style:name="T147_8" style:family="text">
      <style:text-properties style:font-name="Verdana" fo:font-size="10pt" style:font-name-asian="Verdana" style:font-size-asian="10pt" style:font-name-complex="Verdana" style:font-size-complex="10pt"/>
    </style:style>
    <style:style style:name="T147_9" style:family="text">
      <style:text-properties style:font-name="Verdana" fo:font-size="10pt" style:font-name-asian="Verdana" style:font-size-asian="10pt" style:font-name-complex="Verdana" style:font-size-complex="10pt"/>
    </style:style>
    <style:style style:name="T14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47_11" style:family="text">
      <style:text-properties style:font-name="Verdana" fo:font-size="10pt" style:font-name-asian="Verdana" style:font-size-asian="10pt" style:font-name-complex="Verdana" style:font-size-complex="10pt"/>
    </style:style>
    <style:style style:name="P148" style:family="paragraph" style:parent-style-name="Standard">
      <style:paragraph-properties fo:break-before="auto" fo:line-height="100%" fo:margin-bottom="0.212cm" style:writing-mode="lr-tb"/>
    </style:style>
    <style:style style:name="T14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48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style:font-name="Verdana" fo:font-size="10pt" style:font-name-asian="Verdana" style:font-size-asian="10pt" style:font-name-complex="Verdana" style:font-size-complex="10pt"/>
    </style:style>
    <style:style style:name="T149_2" style:family="text">
      <style:text-properties style:font-name="Verdana" fo:font-size="10pt" style:font-name-asian="Verdana" style:font-size-asian="10pt" style:font-name-complex="Verdana" style:font-size-complex="10pt"/>
    </style:style>
    <style:style style:name="T149_3" style:family="text">
      <style:text-properties style:font-name="Verdana" fo:font-size="10pt" style:font-name-asian="Verdana" style:font-size-asian="10pt" style:font-name-complex="Verdana" style:font-size-complex="10pt"/>
    </style:style>
    <style:style style:name="T149_4" style:family="text">
      <style:text-properties style:font-name="Verdana" fo:font-size="10pt" style:font-name-asian="Verdana" style:font-size-asian="10pt" style:font-name-complex="Verdana" style:font-size-complex="10pt"/>
    </style:style>
    <style:style style:name="T149_5" style:family="text">
      <style:text-properties style:font-name="Verdana" fo:font-size="10pt" style:font-name-asian="Verdana" style:font-size-asian="10pt" style:font-name-complex="Verdana" style:font-size-complex="10pt"/>
    </style:style>
    <style:style style:name="P150" style:family="paragraph" style:parent-style-name="Standard">
      <style:paragraph-properties fo:break-before="auto" fo:line-height="100%" fo:margin-top="0cm" fo:margin-bottom="0cm" style:writing-mode="lr-tb"/>
    </style:style>
    <style:style style:name="T150_1" style:family="text">
      <style:text-properties style:font-name="Verdana" fo:font-size="10pt" style:font-name-asian="Verdana" style:font-size-asian="10pt" style:font-name-complex="Verdana" style:font-size-complex="10pt"/>
    </style:style>
    <style:style style:name="T150_2" style:family="text">
      <style:text-properties style:font-name="Verdana" fo:font-size="10pt" style:font-name-asian="Verdana" style:font-size-asian="10pt" style:font-name-complex="Verdana" style:font-size-complex="10pt"/>
    </style:style>
    <style:style style:name="T150_3" style:family="text">
      <style:text-properties style:font-name="Verdana" fo:font-size="10pt" style:font-name-asian="Verdana" style:font-size-asian="10pt" style:font-name-complex="Verdana" style:font-size-complex="10pt"/>
    </style:style>
    <style:style style:name="T150_4" style:family="text">
      <style:text-properties style:font-name="Verdana" fo:font-size="10pt" style:font-name-asian="Verdana" style:font-size-asian="10pt" style:font-name-complex="Verdana" style:font-size-complex="10pt"/>
    </style:style>
    <style:style style:name="T150_5" style:family="text">
      <style:text-properties style:font-name="Verdana" fo:font-size="10pt" style:font-name-asian="Verdana" style:font-size-asian="10pt" style:font-name-complex="Verdana" style:font-size-complex="10pt"/>
    </style:style>
    <style:style style:name="T150_6" style:family="text">
      <style:text-properties style:font-name="Verdana" fo:font-size="10pt" style:font-name-asian="Verdana" style:font-size-asian="10pt" style:font-name-complex="Verdana" style:font-size-complex="10pt"/>
    </style:style>
    <style:style style:name="T150_7" style:family="text">
      <style:text-properties style:font-name="Verdana" fo:font-size="10pt" style:font-name-asian="Verdana" style:font-size-asian="10pt" style:font-name-complex="Verdana" style:font-size-complex="10pt"/>
    </style:style>
    <style:style style:name="T150_8" style:family="text">
      <style:text-properties style:font-name="Verdana" fo:font-size="10pt" style:font-name-asian="Verdana" style:font-size-asian="10pt" style:font-name-complex="Verdana" style:font-size-complex="10pt"/>
    </style:style>
    <style:style style:name="T150_9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50_11" style:family="text">
      <style:text-properties style:font-name="Verdana" fo:font-size="10pt" style:font-name-asian="Verdana" style:font-size-asian="10pt" style:font-name-complex="Verdana" style:font-size-complex="10pt"/>
    </style:style>
    <style:style style:name="P151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52" style:family="paragraph" style:parent-style-name="Heading_20_1">
      <style:paragraph-properties fo:break-before="auto" fo:line-height="100%" fo:margin-top="0.423cm" fo:margin-bottom="0.212cm" style:writing-mode="lr-tb"/>
    </style:style>
    <style:style style:name="T152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fo:margin-bottom="0.212cm" style:writing-mode="lr-tb"/>
    </style:style>
    <style:style style:name="T15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>
      <style:text-properties style:font-name="Verdana" fo:font-size="10pt" style:font-name-asian="Verdana" style:font-size-asian="10pt" style:font-name-complex="Verdana" style:font-size-complex="10pt"/>
    </style:style>
    <style:style style:name="T154_2" style:family="text">
      <style:text-properties style:font-name="Verdana" fo:font-size="10pt" style:font-name-asian="Verdana" style:font-size-asian="10pt" style:font-name-complex="Verdana" style:font-size-complex="10pt"/>
    </style:style>
    <style:style style:name="T154_3" style:family="text">
      <style:text-properties style:font-name="Verdana" fo:font-size="10pt" style:font-name-asian="Verdana" style:font-size-asian="10pt" style:font-name-complex="Verdana" style:font-size-complex="10pt"/>
    </style:style>
    <style:style style:name="T154_4" style:family="text">
      <style:text-properties style:font-name="Verdana" fo:font-size="10pt" style:font-name-asian="Verdana" style:font-size-asian="10pt" style:font-name-complex="Verdana" style:font-size-complex="10pt"/>
    </style:style>
    <style:style style:name="T154_5" style:family="text">
      <style:text-properties style:font-name="Verdana" fo:font-size="10pt" style:font-name-asian="Verdana" style:font-size-asian="10pt" style:font-name-complex="Verdana" style:font-size-complex="10pt"/>
    </style:style>
    <style:style style:name="T154_6" style:family="text">
      <style:text-properties style:font-name="Verdana" fo:font-size="10pt" style:font-name-asian="Verdana" style:font-size-asian="10pt" style:font-name-complex="Verdana" style:font-size-complex="10pt"/>
    </style:style>
    <style:style style:name="T154_7" style:family="text">
      <style:text-properties style:font-name="Verdana" fo:font-size="10pt" style:font-name-asian="Verdana" style:font-size-asian="10pt" style:font-name-complex="Verdana" style:font-size-complex="10pt"/>
    </style:style>
    <style:style style:name="T154_8" style:family="text">
      <style:text-properties style:font-name="Verdana" fo:font-size="10pt" style:font-name-asian="Verdana" style:font-size-asian="10pt" style:font-name-complex="Verdana" style:font-size-complex="10pt"/>
    </style:style>
    <style:style style:name="T154_9" style:family="text">
      <style:text-properties style:font-name="Verdana" fo:font-size="10pt" style:font-name-asian="Verdana" style:font-size-asian="10pt" style:font-name-complex="Verdana" style:font-size-complex="10pt"/>
    </style:style>
    <style:style style:name="P155" style:family="paragraph" style:parent-style-name="Standard">
      <style:paragraph-properties fo:break-before="auto" fo:line-height="100%" fo:margin-top="0cm" fo:margin-bottom="0cm" style:writing-mode="lr-tb"/>
    </style:style>
    <style:style style:name="T155_1" style:family="text">
      <style:text-properties style:font-name="Verdana" fo:font-size="10pt" style:font-name-asian="Verdana" style:font-size-asian="10pt" style:font-name-complex="Verdana" style:font-size-complex="10pt"/>
    </style:style>
    <style:style style:name="T155_2" style:family="text">
      <style:text-properties style:font-name="Verdana" fo:font-size="10pt" style:font-name-asian="Verdana" style:font-size-asian="10pt" style:font-name-complex="Verdana" style:font-size-complex="10pt"/>
    </style:style>
    <style:style style:name="T155_3" style:family="text">
      <style:text-properties style:font-name="Verdana" fo:font-size="10pt" style:font-name-asian="Verdana" style:font-size-asian="10pt" style:font-name-complex="Verdana" style:font-size-complex="10pt"/>
    </style:style>
    <style:style style:name="T155_4" style:family="text">
      <style:text-properties style:font-name="Verdana" fo:font-size="10pt" style:font-name-asian="Verdana" style:font-size-asian="10pt" style:font-name-complex="Verdana" style:font-size-complex="10pt"/>
    </style:style>
    <style:style style:name="T155_5" style:family="text">
      <style:text-properties style:font-name="Verdana" fo:font-size="10pt" style:font-name-asian="Verdana" style:font-size-asian="10pt" style:font-name-complex="Verdana" style:font-size-complex="10pt"/>
    </style:style>
    <style:style style:name="T155_6" style:family="text">
      <style:text-properties style:font-name="Verdana" fo:font-size="10pt" style:font-name-asian="Verdana" style:font-size-asian="10pt" style:font-name-complex="Verdana" style:font-size-complex="10pt"/>
    </style:style>
    <style:style style:name="T155_7" style:family="text">
      <style:text-properties style:font-name="Verdana" fo:font-size="10pt" style:font-name-asian="Verdana" style:font-size-asian="10pt" style:font-name-complex="Verdana" style:font-size-complex="10pt"/>
    </style:style>
    <style:style style:name="P15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5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5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s/></text:span></text:p>
      <text:p text:style-name="P2"><text:span text:style-name="T2_1">FIUBA</text:span><text:span text:style-name="T2_2"><text:s/>-<text:s/>75.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</text:span><text:span text:style-name="T3_7">III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FonTruco</text:span></text:p>
      <text:p text:style-name="P5"><text:span text:style-name="T5_1">2</text:span><text:span text:style-name="T5_2">do</text:span><text:span text:style-name="T5_3"><text:s/></text:span><text:span text:style-name="T5_4">cuatrimestre</text:span><text:span text:style-name="T5_5">,<text:s/>2015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s</text:span><text:span text:style-name="T7_2">: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Nombre</text:span></text:p>
          </table:table-cell>
          <table:table-cell table:style-name="Cell2">
            <text:p text:style-name="P10"><text:span text:style-name="T10_1">Padrón</text:span></text:p>
          </table:table-cell>
          <table:table-cell table:style-name="Cell3">
            <text:p text:style-name="P11"><text:span text:style-name="T11_1">PuertoEstelarTerranMail</text:span></text:p>
          </table:table-cell>
        </table:table-row>
        <table:table-row table:style-name="Row2">
          <table:table-cell table:style-name="Cell4">
            <text:p text:style-name="P12"><text:span text:style-name="T12_1">Daciuk</text:span><text:span text:style-name="T12_2">,<text:s/></text:span><text:span text:style-name="T12_3">Alexis</text:span></text:p>
          </table:table-cell>
          <table:table-cell table:style-name="Cell5">
            <text:p text:style-name="P13"><text:span text:style-name="T13_1">97630</text:span></text:p>
          </table:table-cell>
          <table:table-cell table:style-name="Cell6">
            <text:p text:style-name="P14"/>
          </table:table-cell>
        </table:table-row>
        <table:table-row table:style-name="Row3">
          <table:table-cell table:style-name="Cell7">
            <text:p text:style-name="P15"><text:span text:style-name="T15_1">Llauro</text:span><text:span text:style-name="T15_2">,<text:s/></text:span><text:span text:style-name="T15_3">Manuel</text:span></text:p>
          </table:table-cell>
          <table:table-cell table:style-name="Cell8">
            <text:p text:style-name="P16"><text:span text:style-name="T16_1">95736</text:span></text:p>
          </table:table-cell>
          <table:table-cell table:style-name="Cell9">
            <text:p text:style-name="P17"/>
          </table:table-cell>
        </table:table-row>
        <table:table-row table:style-name="Row4">
          <table:table-cell table:style-name="Cell10">
            <text:p text:style-name="P18"><text:span text:style-name="T18_1">Risaro</text:span><text:span text:style-name="T18_2">,<text:s/></text:span><text:span text:style-name="T18_3">Lucas</text:span></text:p>
          </table:table-cell>
          <table:table-cell table:style-name="Cell11">
            <text:p text:style-name="P19"><text:span text:style-name="T19_1">94335</text:span></text:p>
          </table:table-cell>
          <table:table-cell table:style-name="Cell12">
            <text:p text:style-name="P20"/>
          </table:table-cell>
        </table:table-row>
        <table:table-row table:style-name="Row5">
          <table:table-cell table:style-name="Cell13">
            <text:p text:style-name="P21"><text:span text:style-name="T21_1">Rozanec</text:span><text:span text:style-name="T21_2">,<text:s/></text:span><text:span text:style-name="T21_3">Matias</text:span></text:p>
          </table:table-cell>
          <table:table-cell table:style-name="Cell14">
            <text:p text:style-name="P22"><text:span text:style-name="T22_1">97404</text:span></text:p>
          </table:table-cell>
          <table:table-cell table:style-name="Cell15">
            <text:p text:style-name="P23"/>
          </table:table-cell>
        </table:table-row>
      </table:table>
      <text:p text:style-name="P24"/>
      <text:p text:style-name="P25"/>
      <text:p text:style-name="P26"><text:span text:style-name="T26_1">Fecha</text:span><text:span text:style-name="T26_2"><text:s/></text:span><text:span text:style-name="T26_3">de</text:span><text:span text:style-name="T26_4"><text:s/></text:span><text:span text:style-name="T26_5">entrega</text:span><text:span text:style-name="T26_6"><text:s/></text:span><text:span text:style-name="T26_7">final</text:span><text:span text:style-name="T26_8">:<text:s/></text:span><text:span text:style-name="T26_9">Miércoles</text:span><text:span text:style-name="T26_10"><text:s/>2/12/2015<text:s/>-<text:s/></text:span><text:span text:style-name="T26_11">Jueves</text:span><text:span text:style-name="T26_12"><text:s/>3/12/2015</text:span></text:p>
      <text:p text:style-name="P27"/>
      <text:p text:style-name="P28"><text:span text:style-name="T28_1">Tutor</text:span><text:span text:style-name="T28_2">:</text:span></text:p>
      <text:p text:style-name="P29"/>
      <text:p text:style-name="P30"><text:span text:style-name="T30_1">Nota</text:span><text:span text:style-name="T30_2"><text:s/></text:span><text:span text:style-name="T30_3">Final</text:span><text:span text:style-name="T30_4">:</text:span></text:p>
      <text:p text:style-name="P31"/>
      <text:p text:style-name="P32"/>
      <text:p text:style-name="P33"/>
      <text:p text:style-name="P34"/>
      <text:h text:style-name="P35" text:outline-level="10"><text:bookmark-start text:name="h.1gqkc55kxawa"/><text:bookmark-end text:name="h.1gqkc55kxawa"/></text:h>
      <text:p text:style-name="P36"><text:bookmark-start text:name="h.sqjhuastko8i"/><text:bookmark-end text:name="h.sqjhuastko8i"/><text:bookmark-start text:name="h.q2jbn42tldg4"/><text:bookmark-end text:name="h.q2jbn42tldg4"/><text:span text:style-name="T36_1">Introducción</text:span></text:p>
      <text:h text:style-name="P37" text:outline-level="10"><text:bookmark-start text:name="h.6naefriobegm"/><text:bookmark-end text:name="h.6naefriobegm"/><text:span text:style-name="T37_1">Objetivo</text:span><text:span text:style-name="T37_2"><text:s/></text:span><text:span text:style-name="T37_3">del</text:span><text:span text:style-name="T37_4"><text:s/></text:span><text:span text:style-name="T37_5">trabajo</text:span></text:h>
      <text:p text:style-name="P38"/>
      <text:p text:style-name="P39"><text:span text:style-name="T39_1">Aplicar</text:span><text:span text:style-name="T39_2"><text:s/></text:span><text:span text:style-name="T39_3">los</text:span><text:span text:style-name="T39_4"><text:s/></text:span><text:span text:style-name="T39_5">conceptos</text:span><text:span text:style-name="T39_6"><text:s/></text:span><text:span text:style-name="T39_7">enseñados</text:span><text:span text:style-name="T39_8"><text:s/></text:span><text:span text:style-name="T39_9">en</text:span><text:span text:style-name="T39_10"><text:s/></text:span><text:span text:style-name="T39_11">la</text:span><text:span text:style-name="T39_12"><text:s/></text:span><text:span text:style-name="T39_13">materia</text:span><text:span text:style-name="T39_14"><text:s/></text:span><text:span text:style-name="T39_15">a</text:span><text:span text:style-name="T39_16"><text:s/></text:span><text:span text:style-name="T39_17">la</text:span><text:span text:style-name="T39_18"><text:s/></text:span><text:span text:style-name="T39_19">resolución</text:span><text:span text:style-name="T39_20"><text:s/></text:span><text:span text:style-name="T39_21">de</text:span><text:span text:style-name="T39_22"><text:s/></text:span><text:span text:style-name="T39_23">un</text:span><text:span text:style-name="T39_24"><text:s/></text:span><text:span text:style-name="T39_25">problema</text:span><text:span text:style-name="T39_26">,<text:s/></text:span><text:span text:style-name="T39_27">trabajando</text:span><text:span text:style-name="T39_28"><text:s/></text:span><text:span text:style-name="T39_29">en</text:span><text:span text:style-name="T39_30"><text:s/></text:span><text:span text:style-name="T39_31">forma</text:span><text:span text:style-name="T39_32"><text:s/></text:span><text:span text:style-name="T39_33">grupal</text:span><text:span text:style-name="T39_34"><text:s/></text:span><text:span text:style-name="T39_35">y</text:span><text:span text:style-name="T39_36"><text:s/></text:span><text:span text:style-name="T39_37">utilizando</text:span><text:span text:style-name="T39_38"><text:s/></text:span><text:span text:style-name="T39_39">un</text:span><text:span text:style-name="T39_40"><text:s/></text:span><text:span text:style-name="T39_41">lenguaje</text:span><text:span text:style-name="T39_42"><text:s/></text:span><text:span text:style-name="T39_43">de</text:span><text:span text:style-name="T39_44"><text:s/></text:span><text:span text:style-name="T39_45">tipado</text:span><text:span text:style-name="T39_46"><text:s/></text:span><text:span text:style-name="T39_47">estático</text:span><text:span text:style-name="T39_48"><text:s/>(</text:span><text:span text:style-name="T39_49">Java</text:span><text:span text:style-name="T39_50">)</text:span></text:p>
      <text:p text:style-name="P40"/>
      <text:h text:style-name="P41" text:outline-level="10"><text:bookmark-start text:name="h.zcha76ye6e2y"/><text:bookmark-end text:name="h.zcha76ye6e2y"/><text:span text:style-name="T41_1">Consigna</text:span><text:span text:style-name="T41_2"><text:s/></text:span><text:span text:style-name="T41_3">general</text:span></text:h>
      <text:p text:style-name="P42"/>
      <text:p text:style-name="P43"><text:span text:style-name="T43_1">Desarrollar</text:span><text:span text:style-name="T43_2"><text:s/></text:span><text:span text:style-name="T43_3">la</text:span><text:span text:style-name="T43_4"><text:s/></text:span><text:span text:style-name="T43_5">aplicación</text:span><text:span text:style-name="T43_6"><text:s/></text:span><text:span text:style-name="T43_7">completa</text:span><text:span text:style-name="T43_8">,<text:s/></text:span><text:span text:style-name="T43_9">incluyendo</text:span><text:span text:style-name="T43_10"><text:s/></text:span><text:span text:style-name="T43_11">el</text:span><text:span text:style-name="T43_12"><text:s/></text:span><text:span text:style-name="T43_13">modelo</text:span><text:span text:style-name="T43_14"><text:s/></text:span><text:span text:style-name="T43_15">de</text:span><text:span text:style-name="T43_16"><text:s/></text:span><text:span text:style-name="T43_17">clases</text:span><text:span text:style-name="T43_18"><text:s/></text:span><text:span text:style-name="T43_19">e</text:span><text:span text:style-name="T43_20"><text:s/></text:span><text:span text:style-name="T43_21">interfaz</text:span><text:span text:style-name="T43_22"><text:s/></text:span><text:span text:style-name="T43_23">gráfica</text:span><text:span text:style-name="T43_24">.<text:s/></text:span><text:span text:style-name="T43_25">La</text:span><text:span text:style-name="T43_26"><text:s/></text:span><text:span text:style-name="T43_27">aplicación</text:span><text:span text:style-name="T43_28"><text:s/></text:span><text:span text:style-name="T43_29">deberá</text:span><text:span text:style-name="T43_30"><text:s/></text:span><text:span text:style-name="T43_31">ser</text:span><text:span text:style-name="T43_32"><text:s/></text:span><text:span text:style-name="T43_33">acompañada</text:span><text:span text:style-name="T43_34"><text:s/></text:span><text:span text:style-name="T43_35">por</text:span><text:span text:style-name="T43_36"><text:s/></text:span><text:span text:style-name="T43_37">prueba</text:span><text:span text:style-name="T43_38"><text:s/></text:span><text:span text:style-name="T43_39">unitarias</text:span><text:span text:style-name="T43_40"><text:s/></text:span><text:span text:style-name="T43_41">e</text:span><text:span text:style-name="T43_42"><text:s/></text:span><text:span text:style-name="T43_43">integrales</text:span><text:span text:style-name="T43_44"><text:s/></text:span><text:span text:style-name="T43_45">y</text:span><text:span text:style-name="T43_46"><text:s/></text:span><text:span text:style-name="T43_47">documentación</text:span><text:span text:style-name="T43_48"><text:s/></text:span><text:span text:style-name="T43_49">de</text:span><text:span text:style-name="T43_50"><text:s/></text:span><text:span text:style-name="T43_51">diseño</text:span><text:span text:style-name="T43_52">.<text:s/></text:span><text:span text:style-name="T43_53">En</text:span><text:span text:style-name="T43_54"><text:s/></text:span><text:span text:style-name="T43_55">la</text:span><text:span text:style-name="T43_56"><text:s/></text:span><text:span text:style-name="T43_57">siguiente</text:span><text:span text:style-name="T43_58"><text:s/></text:span><text:span text:style-name="T43_59">sección</text:span><text:span text:style-name="T43_60"><text:s/></text:span><text:span text:style-name="T43_61">se</text:span><text:span text:style-name="T43_62"><text:s/></text:span><text:span text:style-name="T43_63">describe</text:span><text:span text:style-name="T43_64"><text:s/></text:span><text:span text:style-name="T43_65">la</text:span><text:span text:style-name="T43_66"><text:s/></text:span><text:span text:style-name="T43_67">aplicación</text:span><text:span text:style-name="T43_68"><text:s/></text:span><text:span text:style-name="T43_69">a</text:span><text:span text:style-name="T43_70"><text:s/></text:span><text:span text:style-name="T43_71">desarrollar</text:span><text:span text:style-name="T43_72">.</text:span></text:p>
      <text:p text:style-name="P44"><text:bookmark-start text:name="h.jvvwdg84ahiy"/><text:bookmark-end text:name="h.jvvwdg84ahiy"/><text:span text:style-name="T44_1">Descripción</text:span><text:span text:style-name="T44_2"><text:s/></text:span><text:span text:style-name="T44_3">de</text:span><text:span text:style-name="T44_4"><text:s/></text:span><text:span text:style-name="T44_5">la</text:span><text:span text:style-name="T44_6"><text:s/></text:span><text:span text:style-name="T44_7">aplicación</text:span><text:span text:style-name="T44_8"><text:s/></text:span><text:span text:style-name="T44_9">a</text:span><text:span text:style-name="T44_10"><text:s/></text:span><text:span text:style-name="T44_11">desarrollar</text:span></text:p>
      <text:p text:style-name="P45"><text:span text:style-name="T45_1">Se</text:span><text:span text:style-name="T45_2"><text:s/></text:span><text:span text:style-name="T45_3">deberá</text:span><text:span text:style-name="T45_4"><text:s/></text:span><text:span text:style-name="T45_5">desarrollar</text:span><text:span text:style-name="T45_6"><text:s/></text:span><text:span text:style-name="T45_7">una</text:span><text:span text:style-name="T45_8"><text:s/></text:span><text:span text:style-name="T45_9">aplicación</text:span><text:span text:style-name="T45_10"><text:s/></text:span><text:span text:style-name="T45_11">que</text:span><text:span text:style-name="T45_12"><text:s/></text:span><text:span text:style-name="T45_13">implemente</text:span><text:span text:style-name="T45_14"><text:s/></text:span><text:span text:style-name="T45_15">el</text:span><text:span text:style-name="T45_16"><text:s/></text:span><text:span text:style-name="T45_17">juego</text:span><text:span text:style-name="T45_18"><text:s/></text:span><text:span text:style-name="T45_19">de</text:span><text:span text:style-name="T45_20"><text:s/></text:span><text:span text:style-name="T45_21">cartas</text:span><text:span text:style-name="T45_22"><text:s/></text:span><text:span text:style-name="T45_23">popular</text:span><text:span text:style-name="T45_24"><text:s/></text:span><text:span text:style-name="T45_25">Truco</text:span><text:span text:style-name="T45_26"><text:s/>(</text:span><text:span text:style-name="T45_27">https</text:span><text:span text:style-name="T45_28">://</text:span><text:span text:style-name="T45_29">es</text:span><text:span text:style-name="T45_30">.</text:span><text:span text:style-name="T45_31">wikipedia</text:span><text:span text:style-name="T45_32">.</text:span><text:span text:style-name="T45_33">org</text:span><text:span text:style-name="T45_34">/</text:span><text:span text:style-name="T45_35">wiki</text:span><text:span text:style-name="T45_36">/</text:span><text:span text:style-name="T45_37">Truco</text:span><text:span text:style-name="T45_38">_(</text:span><text:span text:style-name="T45_39">juego</text:span><text:span text:style-name="T45_40">_</text:span><text:span text:style-name="T45_41">de</text:span><text:span text:style-name="T45_42">_</text:span><text:span text:style-name="T45_43">naipes</text:span><text:span text:style-name="T45_44">))<text:s/>.</text:span></text:p>
      <text:p text:style-name="P46"/>
      <text:p text:style-name="P47"><text:span text:style-name="T47_1">Las</text:span><text:span text:style-name="T47_2"><text:s/></text:span><text:span text:style-name="T47_3">características</text:span><text:span text:style-name="T47_4"><text:s/></text:span><text:span text:style-name="T47_5">del</text:span><text:span text:style-name="T47_6"><text:s/></text:span><text:span text:style-name="T47_7">mismo</text:span><text:span text:style-name="T47_8"><text:s/></text:span><text:span text:style-name="T47_9">serán</text:span><text:span text:style-name="T47_10">:</text:span></text:p>
      <text:list text:style-name="LS1" xml:id="list0">
        <text:list-item>
          <text:p text:style-name="P48"><text:span text:style-name="T48_1">Se</text:span><text:span text:style-name="T48_2"><text:s/></text:span><text:span text:style-name="T48_3">podrá</text:span><text:span text:style-name="T48_4"><text:s/></text:span><text:span text:style-name="T48_5">seleccionar</text:span><text:span text:style-name="T48_6"><text:s/></text:span><text:span text:style-name="T48_7">la</text:span><text:span text:style-name="T48_8"><text:s/></text:span><text:span text:style-name="T48_9">variante</text:span><text:span text:style-name="T48_10"><text:s/></text:span><text:span text:style-name="T48_11">con</text:span><text:span text:style-name="T48_12">/</text:span><text:span text:style-name="T48_13">sin</text:span><text:span text:style-name="T48_14"><text:s/></text:span><text:span text:style-name="T48_15">Flor</text:span><text:span text:style-name="T48_16">.</text:span></text:p>
        </text:list-item>
        <text:list-item>
          <text:p text:style-name="P49"><text:span text:style-name="T49_1">El</text:span><text:span text:style-name="T49_2"><text:s/></text:span><text:span text:style-name="T49_3">juego</text:span><text:span text:style-name="T49_4"><text:s/></text:span><text:span text:style-name="T49_5">será</text:span><text:span text:style-name="T49_6"><text:s/></text:span><text:span text:style-name="T49_7">entre</text:span><text:span text:style-name="T49_8"><text:s/></text:span><text:span text:style-name="T49_9">jugadores</text:span><text:span text:style-name="T49_10"><text:s/></text:span><text:span text:style-name="T49_11">humanos</text:span><text:span text:style-name="T49_12">.</text:span></text:p>
        </text:list-item>
        <text:list-item>
          <text:p text:style-name="P50"><text:span text:style-name="T50_1">Se</text:span><text:span text:style-name="T50_2"><text:s/></text:span><text:span text:style-name="T50_3">podrá</text:span><text:span text:style-name="T50_4"><text:s/></text:span><text:span text:style-name="T50_5">jugar</text:span><text:span text:style-name="T50_6"><text:s/></text:span><text:span text:style-name="T50_7">en</text:span><text:span text:style-name="T50_8"><text:s/></text:span><text:span text:style-name="T50_9">las</text:span><text:span text:style-name="T50_10"><text:s/></text:span><text:span text:style-name="T50_11">variantes</text:span><text:span text:style-name="T50_12"><text:s/>2<text:s/></text:span><text:span text:style-name="T50_13">jugadores</text:span><text:span text:style-name="T50_14">,<text:s/>4<text:s/></text:span><text:span text:style-name="T50_15">jugadores</text:span><text:span text:style-name="T50_16"><text:s/></text:span><text:span text:style-name="T50_17">y</text:span><text:span text:style-name="T50_18"><text:s/></text:span><text:span text:style-name="T50_19">pica</text:span><text:span text:style-name="T50_20">-</text:span><text:span text:style-name="T50_21">pica</text:span><text:span text:style-name="T50_22">.</text:span></text:p>
        </text:list-item>
        <text:list-item>
          <text:p text:style-name="P51"><text:span text:style-name="T51_1">En</text:span><text:span text:style-name="T51_2"><text:s/></text:span><text:span text:style-name="T51_3">la</text:span><text:span text:style-name="T51_4"><text:s/></text:span><text:span text:style-name="T51_5">variante</text:span><text:span text:style-name="T51_6"><text:s/></text:span><text:span text:style-name="T51_7">de</text:span><text:span text:style-name="T51_8"><text:s/>2<text:s/></text:span><text:span text:style-name="T51_9">jugadores</text:span><text:span text:style-name="T51_10">,<text:s/></text:span><text:span text:style-name="T51_11">se</text:span><text:span text:style-name="T51_12"><text:s/></text:span><text:span text:style-name="T51_13">podrá</text:span><text:span text:style-name="T51_14"><text:s/></text:span><text:span text:style-name="T51_15">jugar</text:span><text:span text:style-name="T51_16"><text:s/></text:span><text:span text:style-name="T51_17">contra</text:span><text:span text:style-name="T51_18"><text:s/></text:span><text:span text:style-name="T51_19">la</text:span><text:span text:style-name="T51_20"><text:s/></text:span><text:span text:style-name="T51_21">computadora</text:span><text:span text:style-name="T51_22">,<text:s/></text:span><text:span text:style-name="T51_23">con</text:span><text:span text:style-name="T51_24"><text:s/></text:span><text:span text:style-name="T51_25">una</text:span><text:span text:style-name="T51_26"><text:s/></text:span><text:span text:style-name="T51_27">inteligencia</text:span><text:span text:style-name="T51_28"><text:s/></text:span><text:span text:style-name="T51_29">mínima</text:span><text:span text:style-name="T51_30"><text:s/></text:span><text:span text:style-name="T51_31">y</text:span><text:span text:style-name="T51_32"><text:s/></text:span><text:span text:style-name="T51_33">determinística</text:span><text:span text:style-name="T51_34"><text:s/>(</text:span><text:span text:style-name="T51_35">esto</text:span><text:span text:style-name="T51_36"><text:s/></text:span><text:span text:style-name="T51_37">se</text:span><text:span text:style-name="T51_38"><text:s/></text:span><text:span text:style-name="T51_39">comentará</text:span><text:span text:style-name="T51_40"><text:s/></text:span><text:span text:style-name="T51_41">en</text:span><text:span text:style-name="T51_42"><text:s/></text:span><text:span text:style-name="T51_43">clase</text:span><text:span text:style-name="T51_44">).</text:span></text:p>
        </text:list-item>
      </text:list>
      <text:p text:style-name="P52"/>
      <text:p text:style-name="P53"/>
      <text:p text:style-name="P54"><text:span text:style-name="T54_1">Se</text:span><text:span text:style-name="T54_2"><text:s/></text:span><text:span text:style-name="T54_3">desarrollará</text:span><text:span text:style-name="T54_4"><text:s/></text:span><text:span text:style-name="T54_5">la</text:span><text:span text:style-name="T54_6"><text:s/></text:span><text:span text:style-name="T54_7">interfaz</text:span><text:span text:style-name="T54_8"><text:s/></text:span><text:span text:style-name="T54_9">visual</text:span><text:span text:style-name="T54_10"><text:s/></text:span><text:span text:style-name="T54_11">para</text:span><text:span text:style-name="T54_12"><text:s/></text:span><text:span text:style-name="T54_13">la</text:span><text:span text:style-name="T54_14"><text:s/></text:span><text:span text:style-name="T54_15">interacción</text:span><text:span text:style-name="T54_16"><text:s/></text:span><text:span text:style-name="T54_17">entre</text:span><text:span text:style-name="T54_18"><text:s/></text:span><text:span text:style-name="T54_19">los</text:span><text:span text:style-name="T54_20"><text:s/></text:span><text:span text:style-name="T54_21">jugadores</text:span><text:span text:style-name="T54_22">.</text:span></text:p>
      <text:p text:style-name="P55"/>
      <text:p text:style-name="P56"/>
      <text:p text:style-name="P57"/>
      <text:p text:style-name="P58"/>
      <text:p text:style-name="P59"/>
      <text:p text:style-name="P60"><text:span text:style-name="T60_1">Entregables</text:span></text:p>
      <text:list text:style-name="LS2" xml:id="list4">
        <text:list-item>
          <text:p text:style-name="P61"><text:span text:style-name="T61_1">Código</text:span><text:span text:style-name="T61_2"><text:s/></text:span><text:span text:style-name="T61_3">fuente</text:span><text:span text:style-name="T61_4"><text:s/></text:span><text:span text:style-name="T61_5">de</text:span><text:span text:style-name="T61_6"><text:s/></text:span><text:span text:style-name="T61_7">la</text:span><text:span text:style-name="T61_8"><text:s/></text:span><text:span text:style-name="T61_9">aplicación</text:span><text:span text:style-name="T61_10"><text:s/></text:span><text:span text:style-name="T61_11">completa</text:span><text:span text:style-name="T61_12">,<text:s/></text:span><text:span text:style-name="T61_13">incluyendo</text:span><text:span text:style-name="T61_14"><text:s/></text:span><text:span text:style-name="T61_15">también</text:span><text:span text:style-name="T61_16">:<text:s/></text:span><text:span text:style-name="T61_17">código</text:span><text:span text:style-name="T61_18"><text:s/></text:span><text:span text:style-name="T61_19">de</text:span><text:span text:style-name="T61_20"><text:s/></text:span><text:span text:style-name="T61_21">la</text:span><text:span text:style-name="T61_22"><text:s/></text:span><text:span text:style-name="T61_23">pruebas</text:span><text:span text:style-name="T61_24">,<text:s/></text:span><text:span text:style-name="T61_25">archivos</text:span><text:span text:style-name="T61_26"><text:s/></text:span><text:span text:style-name="T61_27">de</text:span><text:span text:style-name="T61_28"><text:s/></text:span><text:span text:style-name="T61_29">recursos</text:span></text:p>
        </text:list-item>
        <text:list-item>
          <text:p text:style-name="P62"><text:span text:style-name="T62_1">Script</text:span><text:span text:style-name="T62_2"><text:s/></text:span><text:span text:style-name="T62_3">para</text:span><text:span text:style-name="T62_4"><text:s/></text:span><text:span text:style-name="T62_5">compilación</text:span><text:span text:style-name="T62_6"><text:s/></text:span><text:span text:style-name="T62_7">y</text:span><text:span text:style-name="T62_8"><text:s/></text:span><text:span text:style-name="T62_9">ejecución</text:span><text:span text:style-name="T62_10"><text:s/>(</text:span><text:span text:style-name="T62_11">ant</text:span><text:span text:style-name="T62_12">)</text:span></text:p>
        </text:list-item>
        <text:list-item>
          <text:p text:style-name="P63"><text:span text:style-name="T63_1">Informe</text:span><text:span text:style-name="T63_2">,<text:s/></text:span><text:span text:style-name="T63_3">acorde</text:span><text:span text:style-name="T63_4"><text:s/></text:span><text:span text:style-name="T63_5">a</text:span><text:span text:style-name="T63_6"><text:s/></text:span><text:span text:style-name="T63_7">lo</text:span><text:span text:style-name="T63_8"><text:s/></text:span><text:span text:style-name="T63_9">especificado</text:span><text:span text:style-name="T63_10"><text:s/></text:span><text:span text:style-name="T63_11">en</text:span><text:span text:style-name="T63_12"><text:s/></text:span><text:span text:style-name="T63_13">este</text:span><text:span text:style-name="T63_14"><text:s/></text:span><text:span text:style-name="T63_15">documento</text:span></text:p>
        </text:list-item>
      </text:list>
      <text:p text:style-name="P64"/>
      <text:h text:style-name="P65" text:outline-level="10"><text:bookmark-start text:name="h.hn05pvpi5fr7"/><text:bookmark-end text:name="h.hn05pvpi5fr7"/><text:span text:style-name="T65_1">Formas</text:span><text:span text:style-name="T65_2"><text:s/></text:span><text:span text:style-name="T65_3">de</text:span><text:span text:style-name="T65_4"><text:s/></text:span><text:span text:style-name="T65_5">entrega</text:span></text:h>
      <text:h text:style-name="P66" text:outline-level="10"><text:bookmark-start text:name="h.r1bwfuutos0s"/><text:bookmark-end text:name="h.r1bwfuutos0s"/><text:span text:style-name="T66_1">Habrá</text:span><text:span text:style-name="T66_2"><text:s/></text:span><text:span text:style-name="T66_3">4<text:s/></text:span><text:span text:style-name="T66_4">entregas</text:span><text:span text:style-name="T66_5"><text:s/></text:span><text:span text:style-name="T66_6">formales</text:span><text:span text:style-name="T66_7">.<text:s/></text:span><text:span text:style-name="T66_8">Las</text:span><text:span text:style-name="T66_9"><text:s/></text:span><text:span text:style-name="T66_10">mismas</text:span><text:span text:style-name="T66_11"><text:s/></text:span><text:span text:style-name="T66_12">tendrán</text:span><text:span text:style-name="T66_13"><text:s/></text:span><text:span text:style-name="T66_14">una</text:span><text:span text:style-name="T66_15"><text:s/></text:span><text:span text:style-name="T66_16">calificación</text:span><text:span text:style-name="T66_17"><text:s/></text:span><text:span text:style-name="T66_18">de</text:span><text:span text:style-name="T66_19"><text:s/></text:span><text:span text:style-name="T66_20">APROBADO</text:span><text:span text:style-name="T66_21"><text:s/></text:span><text:span text:style-name="T66_22">o</text:span><text:span text:style-name="T66_23"><text:s/></text:span><text:span text:style-name="T66_24">NO</text:span><text:span text:style-name="T66_25"><text:s/></text:span><text:span text:style-name="T66_26">APROBADO</text:span><text:span text:style-name="T66_27"><text:s/></text:span><text:span text:style-name="T66_28">en</text:span><text:span text:style-name="T66_29"><text:s/></text:span><text:span text:style-name="T66_30">el</text:span><text:span text:style-name="T66_31"><text:s/></text:span><text:span text:style-name="T66_32">momento</text:span><text:span text:style-name="T66_33"><text:s/></text:span><text:span text:style-name="T66_34">de</text:span><text:span text:style-name="T66_35"><text:s/></text:span><text:span text:style-name="T66_36">la</text:span><text:span text:style-name="T66_37"><text:s/></text:span><text:span text:style-name="T66_38">entrega</text:span><text:span text:style-name="T66_39">.</text:span></text:h>
      <text:p text:style-name="P67"><text:span text:style-name="T67_1">Aquél</text:span><text:span text:style-name="T67_2"><text:s/></text:span><text:span text:style-name="T67_3">grupo</text:span><text:span text:style-name="T67_4"><text:s/></text:span><text:span text:style-name="T67_5">que</text:span><text:span text:style-name="T67_6"><text:s/></text:span><text:span text:style-name="T67_7">acumule</text:span><text:span text:style-name="T67_8"><text:s/></text:span><text:span text:style-name="T67_9">3<text:s/></text:span><text:span text:style-name="T67_10">no</text:span><text:span text:style-name="T67_11"><text:s/></text:span><text:span text:style-name="T67_12">aprobados</text:span><text:span text:style-name="T67_13">,<text:s/></text:span><text:span text:style-name="T67_14">quedará</text:span><text:span text:style-name="T67_15"><text:s/></text:span><text:span text:style-name="T67_16">automáticamente</text:span><text:span text:style-name="T67_17"><text:s/></text:span><text:span text:style-name="T67_18">desaprobado</text:span><text:span text:style-name="T67_19"><text:s/></text:span><text:span text:style-name="T67_20">con</text:span><text:span text:style-name="T67_21"><text:s/></text:span><text:span text:style-name="T67_22">la</text:span><text:span text:style-name="T67_23"><text:s/></text:span><text:span text:style-name="T67_24">consiguiente</text:span><text:span text:style-name="T67_25"><text:s/></text:span><text:span text:style-name="T67_26">pérdida</text:span><text:span text:style-name="T67_27"><text:s/></text:span><text:span text:style-name="T67_28">de</text:span><text:span text:style-name="T67_29"><text:s/></text:span><text:span text:style-name="T67_30">regularidad</text:span><text:span text:style-name="T67_31"><text:s/></text:span><text:span text:style-name="T67_32">en</text:span><text:span text:style-name="T67_33"><text:s/></text:span><text:span text:style-name="T67_34">la</text:span><text:span text:style-name="T67_35"><text:s/></text:span><text:span text:style-name="T67_36">materia</text:span><text:span text:style-name="T67_37">.<text:s/></text:span><text:span text:style-name="T67_38">En</text:span><text:span text:style-name="T67_39"><text:s/></text:span><text:span text:style-name="T67_40">cada</text:span><text:span text:style-name="T67_41"><text:s/></text:span><text:span text:style-name="T67_42">entrega</text:span><text:span text:style-name="T67_43"><text:s/></text:span><text:span text:style-name="T67_44">se</text:span><text:span text:style-name="T67_45"><text:s/></text:span><text:span text:style-name="T67_46">debe</text:span><text:span text:style-name="T67_47"><text:s/></text:span><text:span text:style-name="T67_48">traer</text:span><text:span text:style-name="T67_49"><text:s/></text:span><text:span text:style-name="T67_50">el</text:span><text:span text:style-name="T67_51"><text:s/></text:span><text:span text:style-name="T67_52">informe</text:span><text:span text:style-name="T67_53"><text:s/></text:span><text:span text:style-name="T67_54">actualizado</text:span><text:span text:style-name="T67_55">.</text:span></text:p>
      <text:p text:style-name="P68"/>
      <text:p text:style-name="P69"><text:span text:style-name="T69_1">1</text:span><text:span text:style-name="T69_2">er</text:span><text:span text:style-name="T69_3"><text:s/></text:span><text:span text:style-name="T69_4">Entrega</text:span><text:span text:style-name="T69_5">:<text:s/></text:span><text:span text:style-name="T69_6">Mínimamente</text:span><text:span text:style-name="T69_7"><text:s/></text:span><text:span text:style-name="T69_8">(</text:span><text:span text:style-name="T69_9">se</text:span><text:span text:style-name="T69_10"><text:s/></text:span><text:span text:style-name="T69_11">aconseja</text:span><text:span text:style-name="T69_12"><text:s/></text:span><text:span text:style-name="T69_13">avanzar</text:span><text:span text:style-name="T69_14"><text:s/></text:span><text:span text:style-name="T69_15">lo</text:span><text:span text:style-name="T69_16"><text:s text:c="2"/></text:span><text:span text:style-name="T69_17">más</text:span><text:span text:style-name="T69_18"><text:s/></text:span><text:span text:style-name="T69_19">posible</text:span><text:span text:style-name="T69_20">)<text:s/></text:span><text:span text:style-name="T69_21">pruebas</text:span><text:span text:style-name="T69_22"><text:s/></text:span><text:span text:style-name="T69_23">de</text:span><text:span text:style-name="T69_24"><text:s/></text:span><text:span text:style-name="T69_25">integración</text:span><text:span text:style-name="T69_26"><text:s/></text:span><text:span text:style-name="T69_27">y</text:span><text:span text:style-name="T69_28"><text:s/></text:span><text:span text:style-name="T69_29">unitarias</text:span><text:span text:style-name="T69_30"><text:s/></text:span><text:span text:style-name="T69_31">funcionando</text:span><text:span text:style-name="T69_32"><text:s/></text:span><text:span text:style-name="T69_33">que</text:span><text:span text:style-name="T69_34"><text:s/></text:span><text:span text:style-name="T69_35">contemplan</text:span><text:span text:style-name="T69_36">:</text:span></text:p>
      <text:list text:style-name="LS3" xml:id="list7">
        <text:list-item>
          <text:p text:style-name="P70"><text:span text:style-name="T70_1">Modelado</text:span><text:span text:style-name="T70_2"><text:s/></text:span><text:span text:style-name="T70_3">de</text:span><text:span text:style-name="T70_4"><text:s/></text:span><text:span text:style-name="T70_5">las</text:span><text:span text:style-name="T70_6"><text:s/></text:span><text:span text:style-name="T70_7">cartas</text:span><text:span text:style-name="T70_8"><text:s/></text:span><text:span text:style-name="T70_9">y</text:span><text:span text:style-name="T70_10"><text:s/></text:span><text:span text:style-name="T70_11">los</text:span><text:span text:style-name="T70_12"><text:s/></text:span><text:span text:style-name="T70_13">valores</text:span><text:span text:style-name="T70_14"><text:s/></text:span><text:span text:style-name="T70_15">entre</text:span><text:span text:style-name="T70_16"><text:s/></text:span><text:span text:style-name="T70_17">ellas</text:span></text:p>
        </text:list-item>
        <text:list-item>
          <text:p text:style-name="P71"><text:span text:style-name="T71_1">Modelado</text:span><text:span text:style-name="T71_2"><text:s/></text:span><text:span text:style-name="T71_3">de</text:span><text:span text:style-name="T71_4"><text:s/>‘</text:span><text:span text:style-name="T71_5">manos</text:span><text:span text:style-name="T71_6">’<text:s/></text:span><text:span text:style-name="T71_7">y</text:span><text:span text:style-name="T71_8"><text:s/>‘</text:span><text:span text:style-name="T71_9">mesa</text:span><text:span text:style-name="T71_10">’</text:span></text:p>
        </text:list-item>
        <text:list-item>
          <text:p text:style-name="P72"><text:span text:style-name="T72_1">Modelado</text:span><text:span text:style-name="T72_2"><text:s/></text:span><text:span text:style-name="T72_3">de</text:span><text:span text:style-name="T72_4"><text:s/></text:span><text:span text:style-name="T72_5">cálculo</text:span><text:span text:style-name="T72_6"><text:s/></text:span><text:span text:style-name="T72_7">envido</text:span><text:span text:style-name="T72_8"><text:s/></text:span><text:span text:style-name="T72_9">y</text:span><text:span text:style-name="T72_10"><text:s/></text:span><text:span text:style-name="T72_11">flor</text:span><text:span text:style-name="T72_12"><text:s/></text:span><text:span text:style-name="T72_13">para</text:span><text:span text:style-name="T72_14"><text:s/></text:span><text:span text:style-name="T72_15">una</text:span><text:span text:style-name="T72_16"><text:s/>‘</text:span><text:span text:style-name="T72_17">mesa</text:span><text:span text:style-name="T72_18">’<text:s/></text:span><text:span text:style-name="T72_19">dada</text:span></text:p>
        </text:list-item>
      </text:list>
      <text:p text:style-name="P73"/>
      <text:p text:style-name="P74"><text:span text:style-name="T74_1"><text:tab/></text:span></text:p>
      <text:p text:style-name="P75"><text:span text:style-name="T75_1">2</text:span><text:span text:style-name="T75_2">da</text:span><text:span text:style-name="T75_3"><text:s/></text:span><text:span text:style-name="T75_4">Entrega</text:span><text:span text:style-name="T75_5">:</text:span><text:span text:style-name="T75_6"><text:s/></text:span><text:span text:style-name="T75_7">Modelo</text:span><text:span text:style-name="T75_8"><text:s/></text:span><text:span text:style-name="T75_9">del</text:span><text:span text:style-name="T75_10"><text:s/></text:span><text:span text:style-name="T75_11">Juego</text:span><text:span text:style-name="T75_12"><text:s/></text:span><text:span text:style-name="T75_13">Completo</text:span><text:span text:style-name="T75_14"><text:s/></text:span><text:span text:style-name="T75_15">con</text:span><text:span text:style-name="T75_16"><text:s/></text:span><text:span text:style-name="T75_17">todas</text:span><text:span text:style-name="T75_18"><text:s/></text:span><text:span text:style-name="T75_19">las</text:span><text:span text:style-name="T75_20"><text:s/></text:span><text:span text:style-name="T75_21">pruebas</text:span><text:span text:style-name="T75_22"><text:s/></text:span><text:span text:style-name="T75_23">unitarias</text:span><text:span text:style-name="T75_24"><text:s/></text:span><text:span text:style-name="T75_25">y</text:span><text:span text:style-name="T75_26"><text:s/></text:span><text:span text:style-name="T75_27">de</text:span><text:span text:style-name="T75_28"><text:s/></text:span><text:span text:style-name="T75_29">integración</text:span><text:span text:style-name="T75_30"><text:s/></text:span><text:span text:style-name="T75_31">que</text:span><text:span text:style-name="T75_32"><text:s/></text:span><text:span text:style-name="T75_33">contemplen</text:span><text:span text:style-name="T75_34"><text:s/></text:span><text:span text:style-name="T75_35">todos</text:span><text:span text:style-name="T75_36"><text:s/></text:span><text:span text:style-name="T75_37">los</text:span><text:span text:style-name="T75_38"><text:s/></text:span><text:span text:style-name="T75_39">casos</text:span><text:span text:style-name="T75_40"><text:s/></text:span><text:span text:style-name="T75_41">del</text:span><text:span text:style-name="T75_42"><text:s/></text:span><text:span text:style-name="T75_43">enunciado</text:span><text:span text:style-name="T75_44">,<text:s/></text:span><text:span text:style-name="T75_45">simulando</text:span><text:span text:style-name="T75_46"><text:s/></text:span><text:span text:style-name="T75_47">partidas</text:span><text:span text:style-name="T75_48"><text:s/></text:span><text:span text:style-name="T75_49">completas</text:span><text:span text:style-name="T75_50"><text:s/></text:span><text:span text:style-name="T75_51">en</text:span><text:span text:style-name="T75_52"><text:s/></text:span><text:span text:style-name="T75_53">todas</text:span><text:span text:style-name="T75_54"><text:s/></text:span><text:span text:style-name="T75_55">sus</text:span><text:span text:style-name="T75_56"><text:s/></text:span><text:span text:style-name="T75_57">variantes</text:span><text:span text:style-name="T75_58">.<text:s/></text:span></text:p>
      <text:p text:style-name="P76"/>
      <text:p text:style-name="P77"/>
      <text:p text:style-name="P78"><text:span text:style-name="T78_1">3</text:span><text:span text:style-name="T78_2">er</text:span><text:span text:style-name="T78_3"><text:s/></text:span><text:span text:style-name="T78_4">Entrega</text:span><text:span text:style-name="T78_5">:<text:s/></text:span><text:span text:style-name="T78_6">Interfaz</text:span><text:span text:style-name="T78_7"><text:s/></text:span><text:span text:style-name="T78_8">gráfica</text:span><text:span text:style-name="T78_9"><text:s/></text:span><text:span text:style-name="T78_10">Parcial</text:span><text:span text:style-name="T78_11">.<text:s/></text:span><text:span text:style-name="T78_12">A</text:span><text:span text:style-name="T78_13"><text:s/></text:span><text:span text:style-name="T78_14">determinar</text:span><text:span text:style-name="T78_15"><text:s/></text:span><text:span text:style-name="T78_16">por</text:span><text:span text:style-name="T78_17"><text:s/></text:span><text:span text:style-name="T78_18">el</text:span><text:span text:style-name="T78_19"><text:s/></text:span><text:span text:style-name="T78_20">ayudante</text:span><text:span text:style-name="T78_21">.</text:span></text:p>
      <text:p text:style-name="P79"/>
      <text:p text:style-name="P80"><text:span text:style-name="T80_1">4</text:span><text:span text:style-name="T80_2">ta</text:span><text:span text:style-name="T80_3"><text:s/></text:span><text:span text:style-name="T80_4">y</text:span><text:span text:style-name="T80_5"><text:s/></text:span><text:span text:style-name="T80_6">última</text:span><text:span text:style-name="T80_7"><text:s/></text:span><text:span text:style-name="T80_8">Entrega</text:span><text:span text:style-name="T80_9">:<text:s/></text:span><text:span text:style-name="T80_10">Trabajo</text:span><text:span text:style-name="T80_11"><text:s/></text:span><text:span text:style-name="T80_12">Práctico</text:span><text:span text:style-name="T80_13"><text:s/></text:span><text:span text:style-name="T80_14">completo</text:span><text:span text:style-name="T80_15"><text:s/></text:span><text:span text:style-name="T80_16">funcionando</text:span><text:span text:style-name="T80_17">,<text:s/></text:span><text:span text:style-name="T80_18">con</text:span><text:span text:style-name="T80_19"><text:s/></text:span><text:span text:style-name="T80_20">interfaz</text:span><text:span text:style-name="T80_21"><text:s/></text:span><text:span text:style-name="T80_22">gráfica</text:span><text:span text:style-name="T80_23"><text:s/></text:span><text:span text:style-name="T80_24">final</text:span><text:span text:style-name="T80_25">,<text:s/></text:span><text:span text:style-name="T80_26">sonidos</text:span><text:span text:style-name="T80_27"><text:s/></text:span><text:span text:style-name="T80_28">e</text:span><text:span text:style-name="T80_29"><text:s/></text:span><text:span text:style-name="T80_30">informe</text:span><text:span text:style-name="T80_31"><text:s/></text:span><text:span text:style-name="T80_32">completo</text:span><text:span text:style-name="T80_33">.</text:span></text:p>
      <text:p text:style-name="P81"/>
      <text:h text:style-name="P82" text:outline-level="10"><text:bookmark-start text:name="h.jbpi5ebclkgh"/><text:bookmark-end text:name="h.jbpi5ebclkgh"/><text:span text:style-name="T82_1">Fechas</text:span><text:span text:style-name="T82_2"><text:s/></text:span><text:span text:style-name="T82_3">de</text:span><text:span text:style-name="T82_4"><text:s/></text:span><text:span text:style-name="T82_5">entrega</text:span><text:span text:style-name="T82_6"><text:s/></text:span><text:span text:style-name="T82_7">programadas</text:span></text:h>
      <text:p text:style-name="P83"/>
      <text:p text:style-name="P84"><text:span text:style-name="T84_1">1</text:span><text:span text:style-name="T84_2">er</text:span><text:span text:style-name="T84_3"><text:s/></text:span><text:span text:style-name="T84_4">Entrega</text:span><text:span text:style-name="T84_5">:<text:s/></text:span><text:span text:style-name="T84_6">Miércoles</text:span><text:span text:style-name="T84_7"><text:s/>11<text:s/>/<text:s/>11<text:s/>/<text:s/>2015<text:s/>-<text:s/></text:span><text:span text:style-name="T84_8">Jueves</text:span><text:span text:style-name="T84_9"><text:s/>12<text:s/>/<text:s/>11<text:s/>/<text:s/>2015</text:span></text:p>
      <text:p text:style-name="P85"><text:span text:style-name="T85_1">2</text:span><text:span text:style-name="T85_2">da</text:span><text:span text:style-name="T85_3"><text:s/></text:span><text:span text:style-name="T85_4">Entrega</text:span><text:span text:style-name="T85_5">:<text:s/></text:span><text:span text:style-name="T85_6">Miércoles</text:span><text:span text:style-name="T85_7"><text:s/>18<text:s/>/<text:s/>11<text:s/>/<text:s/>2015<text:s/>-<text:s/></text:span><text:span text:style-name="T85_8">Jueves</text:span><text:span text:style-name="T85_9"><text:s/>19<text:s/>/<text:s/>11<text:s/>/<text:s/>2015</text:span></text:p>
      <text:p text:style-name="P86"><text:span text:style-name="T86_1">3</text:span><text:span text:style-name="T86_2">er</text:span><text:span text:style-name="T86_3"><text:s/></text:span><text:span text:style-name="T86_4">Entrega</text:span><text:span text:style-name="T86_5">:<text:s/></text:span><text:span text:style-name="T86_6">Miércoles</text:span><text:span text:style-name="T86_7"><text:s/>25<text:s/>/<text:s/>11<text:s/>/<text:s/>2015<text:s/>-<text:s/></text:span><text:span text:style-name="T86_8">Jueves</text:span><text:span text:style-name="T86_9"><text:s/>26<text:s/>/<text:s/>11<text:s/>/<text:s/>2015</text:span></text:p>
      <text:p text:style-name="P87"><text:span text:style-name="T87_1">4</text:span><text:span text:style-name="T87_2">ta</text:span><text:span text:style-name="T87_3"><text:s/></text:span><text:span text:style-name="T87_4">y</text:span><text:span text:style-name="T87_5"><text:s/></text:span><text:span text:style-name="T87_6">última</text:span><text:span text:style-name="T87_7"><text:s/></text:span><text:span text:style-name="T87_8">Entrega</text:span><text:span text:style-name="T87_9">:<text:s/></text:span><text:span text:style-name="T87_10">Miércoles</text:span><text:span text:style-name="T87_11"><text:s/>2<text:s/>/<text:s/>12<text:s/>/<text:s/>2015<text:s/>-<text:s/></text:span><text:span text:style-name="T87_12">Jueves</text:span><text:span text:style-name="T87_13"><text:s/>3<text:s/>/<text:s/>12<text:s/>/<text:s/>2015</text:span></text:p>
      <text:p text:style-name="P88"><text:bookmark-start text:name="h.25ac9vsna3s"/><text:bookmark-end text:name="h.25ac9vsna3s"/></text:p>
      <text:p text:style-name="P89"><text:bookmark-start text:name="h.pd76gbrra7wz"/><text:bookmark-end text:name="h.pd76gbrra7wz"/><text:bookmark-start text:name="h.p632ppkxslsj"/><text:bookmark-end text:name="h.p632ppkxslsj"/><text:span text:style-name="T89_1">Informe</text:span></text:p>
      <text:h text:style-name="P90" text:outline-level="10"><text:bookmark-start text:name="h.ca0y5cwn2d2s"/><text:bookmark-end text:name="h.ca0y5cwn2d2s"/><text:span text:style-name="T90_1">Supuestos</text:span></text:h>
      <text:p text:style-name="P91"><text:span text:style-name="T91_1">[</text:span><text:span text:style-name="T91_2">Documentar</text:span><text:span text:style-name="T91_3"><text:s/></text:span><text:span text:style-name="T91_4">todos</text:span><text:span text:style-name="T91_5"><text:s/></text:span><text:span text:style-name="T91_6">los</text:span><text:span text:style-name="T91_7"><text:s/></text:span><text:span text:style-name="T91_8">supuestos</text:span><text:span text:style-name="T91_9"><text:s/></text:span><text:span text:style-name="T91_10">hechos</text:span><text:span text:style-name="T91_11"><text:s/></text:span><text:span text:style-name="T91_12">sobre</text:span><text:span text:style-name="T91_13"><text:s/></text:span><text:span text:style-name="T91_14">el</text:span><text:span text:style-name="T91_15"><text:s/></text:span><text:span text:style-name="T91_16">enunciado</text:span><text:span text:style-name="T91_17">.<text:s/></text:span><text:span text:style-name="T91_18">Asegurarse</text:span><text:span text:style-name="T91_19"><text:s/></text:span><text:span text:style-name="T91_20">de</text:span><text:span text:style-name="T91_21"><text:s/></text:span><text:span text:style-name="T91_22">validar</text:span><text:span text:style-name="T91_23"><text:s/></text:span><text:span text:style-name="T91_24">con</text:span><text:span text:style-name="T91_25"><text:s/></text:span><text:span text:style-name="T91_26">los</text:span><text:span text:style-name="T91_27"><text:s/></text:span><text:span text:style-name="T91_28">docentes</text:span><text:span text:style-name="T91_29">]</text:span></text:p>
      <text:list text:style-name="LS4" xml:id="list10">
        <text:list-item>
          <text:p text:style-name="P92"><text:span text:style-name="T92_1">Al</text:span><text:span text:style-name="T92_2"><text:s/></text:span><text:span text:style-name="T92_3">momento</text:span><text:span text:style-name="T92_4"><text:s/></text:span><text:span text:style-name="T92_5">de</text:span><text:span text:style-name="T92_6"><text:s/></text:span><text:span text:style-name="T92_7">poder</text:span><text:span text:style-name="T92_8"><text:s/></text:span><text:span text:style-name="T92_9">cantar</text:span><text:span text:style-name="T92_10"><text:s/></text:span><text:span text:style-name="T92_11">envido</text:span><text:span text:style-name="T92_12">,<text:s/></text:span><text:span text:style-name="T92_13">es</text:span><text:span text:style-name="T92_14"><text:s/></text:span><text:span text:style-name="T92_15">legal</text:span><text:span text:style-name="T92_16"><text:s/></text:span><text:span text:style-name="T92_17">repetir</text:span><text:span text:style-name="T92_18"><text:s/></text:span><text:span text:style-name="T92_19">el</text:span><text:span text:style-name="T92_20"><text:s/></text:span><text:span text:style-name="T92_21">llamado</text:span><text:span text:style-name="T92_22"><text:s/></text:span><text:span text:style-name="T92_23">infinitamente</text:span><text:span text:style-name="T92_24"><text:s/>(</text:span><text:span text:style-name="T92_25">i</text:span><text:span text:style-name="T92_26">.</text:span><text:span text:style-name="T92_27">e</text:span><text:span text:style-name="T92_28">.<text:s/></text:span><text:span text:style-name="T92_29">no</text:span><text:span text:style-name="T92_30"><text:s/></text:span><text:span text:style-name="T92_31">hay</text:span><text:span text:style-name="T92_32"><text:s/></text:span><text:span text:style-name="T92_33">límite</text:span><text:span text:style-name="T92_34"><text:s/></text:span><text:span text:style-name="T92_35">en</text:span><text:span text:style-name="T92_36"><text:s/></text:span><text:span text:style-name="T92_37">cuanto</text:span><text:span text:style-name="T92_38"><text:s/></text:span><text:span text:style-name="T92_39">a</text:span><text:span text:style-name="T92_40"><text:s/></text:span><text:span text:style-name="T92_41">cantidad</text:span><text:span text:style-name="T92_42"><text:s/></text:span><text:span text:style-name="T92_43">de</text:span><text:span text:style-name="T92_44"><text:s/></text:span><text:span text:style-name="T92_45">llamadas</text:span><text:span text:style-name="T92_46">),<text:s/></text:span><text:span text:style-name="T92_47">sin</text:span><text:span text:style-name="T92_48"><text:s/></text:span><text:span text:style-name="T92_49">importar</text:span><text:span text:style-name="T92_50"><text:s/></text:span><text:span text:style-name="T92_51">la</text:span><text:span text:style-name="T92_52"><text:s/></text:span><text:span text:style-name="T92_53">jerarquía</text:span><text:span text:style-name="T92_54"><text:s/></text:span><text:span text:style-name="T92_55">del</text:span><text:span text:style-name="T92_56"><text:s/></text:span><text:span text:style-name="T92_57">Envido</text:span><text:span text:style-name="T92_58"><text:s/>(</text:span><text:span text:style-name="T92_59">o</text:span><text:span text:style-name="T92_60"><text:s/></text:span><text:span text:style-name="T92_61">sea</text:span><text:span text:style-name="T92_62">,<text:s/></text:span><text:span text:style-name="T92_63">se</text:span><text:span text:style-name="T92_64"><text:s/></text:span><text:span text:style-name="T92_65">puede</text:span><text:span text:style-name="T92_66"><text:s/></text:span><text:span text:style-name="T92_67">llamar</text:span><text:span text:style-name="T92_68"><text:s/></text:span><text:span text:style-name="T92_69">Envido</text:span><text:span text:style-name="T92_70"><text:s/></text:span><text:span text:style-name="T92_71">en</text:span><text:span text:style-name="T92_72"><text:s/></text:span><text:span text:style-name="T92_73">respuesta</text:span><text:span text:style-name="T92_74"><text:s/></text:span><text:span text:style-name="T92_75">a</text:span><text:span text:style-name="T92_76"><text:s/></text:span><text:span text:style-name="T92_77">un</text:span><text:span text:style-name="T92_78"><text:s/></text:span><text:span text:style-name="T92_79">Real</text:span><text:span text:style-name="T92_80"><text:s/></text:span><text:span text:style-name="T92_81">Envido</text:span><text:span text:style-name="T92_82">,<text:s/></text:span><text:span text:style-name="T92_83">que</text:span><text:span text:style-name="T92_84"><text:s/></text:span><text:span text:style-name="T92_85">da</text:span><text:span text:style-name="T92_86"><text:s/></text:span><text:span text:style-name="T92_87">más</text:span><text:span text:style-name="T92_88"><text:s/></text:span><text:span text:style-name="T92_89">puntos</text:span><text:span text:style-name="T92_90">).</text:span></text:p>
        </text:list-item>
        <text:list-item>
          <text:p text:style-name="P93"><text:span text:style-name="T93_1">Los</text:span><text:span text:style-name="T93_2"><text:s/></text:span><text:span text:style-name="T93_3">grupos</text:span><text:span text:style-name="T93_4"><text:s/></text:span><text:span text:style-name="T93_5">son</text:span><text:span text:style-name="T93_6"><text:s/></text:span><text:span text:style-name="T93_7">generados</text:span><text:span text:style-name="T93_8"><text:s/></text:span><text:span text:style-name="T93_9">automáticamente</text:span><text:span text:style-name="T93_10">,<text:s/></text:span><text:span text:style-name="T93_11">dividiendo</text:span><text:span text:style-name="T93_12"><text:s/></text:span><text:span text:style-name="T93_13">a</text:span><text:span text:style-name="T93_14"><text:s/></text:span><text:span text:style-name="T93_15">los</text:span><text:span text:style-name="T93_16"><text:s/></text:span><text:span text:style-name="T93_17">jugadores</text:span><text:span text:style-name="T93_18"><text:s/></text:span><text:span text:style-name="T93_19">entre</text:span><text:span text:style-name="T93_20"><text:s/>‘</text:span><text:span text:style-name="T93_21">pares</text:span><text:span text:style-name="T93_22">’<text:s/></text:span><text:span text:style-name="T93_23">e</text:span><text:span text:style-name="T93_24"><text:s/>‘</text:span><text:span text:style-name="T93_25">impares</text:span><text:span text:style-name="T93_26">’<text:s/>(</text:span><text:span text:style-name="T93_27">por</text:span><text:span text:style-name="T93_28"><text:s/></text:span><text:span text:style-name="T93_29">ej</text:span><text:span text:style-name="T93_30">.:<text:s/></text:span><text:span text:style-name="T93_31">grupo</text:span><text:span text:style-name="T93_32">1</text:span><text:span text:style-name="T93_33">:<text:s/></text:span><text:span text:style-name="T93_34">jugador</text:span><text:span text:style-name="T93_35">1,<text:s/></text:span><text:span text:style-name="T93_36">jugador</text:span><text:span text:style-name="T93_37">3;<text:s/></text:span><text:span text:style-name="T93_38">grupo</text:span><text:span text:style-name="T93_39">2</text:span><text:span text:style-name="T93_40">:<text:s/></text:span><text:span text:style-name="T93_41">jugador</text:span><text:span text:style-name="T93_42">2,<text:s/></text:span><text:span text:style-name="T93_43">jugador</text:span><text:span text:style-name="T93_44">4).</text:span></text:p>
        </text:list-item>
      </text:list>
      <text:h text:style-name="P94" text:outline-level="10"><text:bookmark-start text:name="h.sm4fm5qv8tzq"/><text:bookmark-end text:name="h.sm4fm5qv8tzq"/><text:span text:style-name="T94_1">Modelo</text:span><text:span text:style-name="T94_2"><text:s/></text:span><text:span text:style-name="T94_3">de</text:span><text:span text:style-name="T94_4"><text:s/></text:span><text:span text:style-name="T94_5">dominio</text:span></text:h>
      <text:p text:style-name="P95"><text:span text:style-name="T95_1">[</text:span><text:span text:style-name="T95_2">Explicar</text:span><text:span text:style-name="T95_3"><text:s/></text:span><text:span text:style-name="T95_4">los</text:span><text:span text:style-name="T95_5"><text:s/></text:span><text:span text:style-name="T95_6">elementos</text:span><text:span text:style-name="T95_7"><text:s/></text:span><text:span text:style-name="T95_8">más</text:span><text:span text:style-name="T95_9"><text:s/></text:span><text:span text:style-name="T95_10">relevantes</text:span><text:span text:style-name="T95_11"><text:s/></text:span><text:span text:style-name="T95_12">del</text:span><text:span text:style-name="T95_13"><text:s/></text:span><text:span text:style-name="T95_14">diseño</text:span><text:span text:style-name="T95_15">.<text:s/></text:span><text:span text:style-name="T95_16">Es</text:span><text:span text:style-name="T95_17"><text:s/></text:span><text:span text:style-name="T95_18">decir</text:span><text:span text:style-name="T95_19">:<text:s/></text:span><text:span text:style-name="T95_20">qué</text:span><text:span text:style-name="T95_21"><text:s/></text:span><text:span text:style-name="T95_22">entidades</text:span><text:span text:style-name="T95_23"><text:s/></text:span><text:span text:style-name="T95_24">se</text:span><text:span text:style-name="T95_25"><text:s/></text:span><text:span text:style-name="T95_26">han</text:span><text:span text:style-name="T95_27"><text:s/></text:span><text:span text:style-name="T95_28">creado</text:span><text:span text:style-name="T95_29">,<text:s/></text:span><text:span text:style-name="T95_30">qué</text:span><text:span text:style-name="T95_31"><text:s/></text:span><text:span text:style-name="T95_32">responsabilidades</text:span><text:span text:style-name="T95_33"><text:s/></text:span><text:span text:style-name="T95_34">tienen</text:span><text:span text:style-name="T95_35"><text:s/></text:span><text:span text:style-name="T95_36">asignadas</text:span><text:span text:style-name="T95_37">,<text:s/></text:span><text:span text:style-name="T95_38">cómo</text:span><text:span text:style-name="T95_39"><text:s/></text:span><text:span text:style-name="T95_40">se</text:span><text:span text:style-name="T95_41"><text:s/></text:span><text:span text:style-name="T95_42">relacionan</text:span><text:span text:style-name="T95_43">,<text:s/></text:span><text:span text:style-name="T95_44">etc</text:span><text:span text:style-name="T95_45">]</text:span></text:p>
      <text:p text:style-name="P96"/>
      <text:h text:style-name="P97" text:outline-level="10"><text:bookmark-start text:name="h.x4y5yauds4i9"/><text:bookmark-end text:name="h.x4y5yauds4i9"/><text:span text:style-name="T97_1">Diagramas</text:span><text:span text:style-name="T97_2"><text:s/></text:span><text:span text:style-name="T97_3">de</text:span><text:span text:style-name="T97_4"><text:s/></text:span><text:span text:style-name="T97_5">clases</text:span></text:h>
      <text:p text:style-name="P98"><text:span text:style-name="T98_1">[</text:span><text:span text:style-name="T98_2">Varios</text:span><text:span text:style-name="T98_3"><text:s/></text:span><text:span text:style-name="T98_4">diagramas</text:span><text:span text:style-name="T98_5"><text:s/></text:span><text:span text:style-name="T98_6">de</text:span><text:span text:style-name="T98_7"><text:s/></text:span><text:span text:style-name="T98_8">clases</text:span><text:span text:style-name="T98_9">,<text:s/></text:span><text:span text:style-name="T98_10">mostrando</text:span><text:span text:style-name="T98_11"><text:s/></text:span><text:span text:style-name="T98_12">la</text:span><text:span text:style-name="T98_13"><text:s/></text:span><text:span text:style-name="T98_14">relación</text:span><text:span text:style-name="T98_15"><text:s/></text:span><text:span text:style-name="T98_16">estática</text:span><text:span text:style-name="T98_17"><text:s/></text:span><text:span text:style-name="T98_18">entre</text:span><text:span text:style-name="T98_19"><text:s/></text:span><text:span text:style-name="T98_20">las</text:span><text:span text:style-name="T98_21"><text:s/></text:span><text:span text:style-name="T98_22">clases</text:span><text:span text:style-name="T98_23">,<text:s/></text:span><text:span text:style-name="T98_24">pueden</text:span><text:span text:style-name="T98_25"><text:s/></text:span><text:span text:style-name="T98_26">agregar</text:span><text:span text:style-name="T98_27"><text:s/></text:span><text:span text:style-name="T98_28">todo</text:span><text:span text:style-name="T98_29"><text:s/></text:span><text:span text:style-name="T98_30">el</text:span><text:span text:style-name="T98_31"><text:s/></text:span><text:span text:style-name="T98_32">texto</text:span><text:span text:style-name="T98_33"><text:s/></text:span><text:span text:style-name="T98_34">necesario</text:span><text:span text:style-name="T98_35"><text:s/></text:span><text:span text:style-name="T98_36">para</text:span><text:span text:style-name="T98_37"><text:s/></text:span><text:span text:style-name="T98_38">aclarar</text:span><text:span text:style-name="T98_39"><text:s/></text:span><text:span text:style-name="T98_40">y</text:span><text:span text:style-name="T98_41"><text:s/></text:span><text:span text:style-name="T98_42">explicar</text:span><text:span text:style-name="T98_43"><text:s/></text:span><text:span text:style-name="T98_44">su</text:span><text:span text:style-name="T98_45"><text:s/></text:span><text:span text:style-name="T98_46">diseño</text:span><text:span text:style-name="T98_47">,<text:s/></text:span><text:span text:style-name="T98_48">recuerden</text:span><text:span text:style-name="T98_49"><text:s/></text:span><text:span text:style-name="T98_50">que</text:span><text:span text:style-name="T98_51"><text:s/></text:span><text:span text:style-name="T98_52">la</text:span><text:span text:style-name="T98_53"><text:s/></text:span><text:span text:style-name="T98_54">idea</text:span><text:span text:style-name="T98_55"><text:s/></text:span><text:span text:style-name="T98_56">de</text:span><text:span text:style-name="T98_57"><text:s/></text:span><text:span text:style-name="T98_58">todo</text:span><text:span text:style-name="T98_59"><text:s/></text:span><text:span text:style-name="T98_60">el</text:span><text:span text:style-name="T98_61"><text:s/></text:span><text:span text:style-name="T98_62">documento</text:span><text:span text:style-name="T98_63"><text:s/></text:span><text:span text:style-name="T98_64">es</text:span><text:span text:style-name="T98_65"><text:s/></text:span><text:span text:style-name="T98_66">que</text:span><text:span text:style-name="T98_67"><text:s/></text:span><text:span text:style-name="T98_68">quede</text:span><text:span text:style-name="T98_69"><text:s/></text:span><text:span text:style-name="T98_70">documentado</text:span><text:span text:style-name="T98_71"><text:s/></text:span><text:span text:style-name="T98_72">y</text:span><text:span text:style-name="T98_73"><text:s/></text:span><text:span text:style-name="T98_74">entendible</text:span><text:span text:style-name="T98_75"><text:s/></text:span><text:span text:style-name="T98_76">como</text:span><text:span text:style-name="T98_77"><text:s/></text:span><text:span text:style-name="T98_78">está</text:span><text:span text:style-name="T98_79"><text:s/></text:span><text:span text:style-name="T98_80">hecho</text:span><text:span text:style-name="T98_81"><text:s/></text:span><text:span text:style-name="T98_82">el</text:span><text:span text:style-name="T98_83"><text:s/></text:span><text:span text:style-name="T98_84">TP</text:span><text:span text:style-name="T98_85">]</text:span></text:p>
      <text:p text:style-name="P99"/>
      <text:h text:style-name="P100" text:outline-level="10"><text:bookmark-start text:name="h.yrosurf8aj9g"/><text:bookmark-end text:name="h.yrosurf8aj9g"/><text:span text:style-name="T100_1">Diagramas</text:span><text:span text:style-name="T100_2"><text:s/></text:span><text:span text:style-name="T100_3">de</text:span><text:span text:style-name="T100_4"><text:s/></text:span><text:span text:style-name="T100_5">secuencia</text:span></text:h>
      <text:p text:style-name="P101"><text:span text:style-name="T101_1">[</text:span><text:span text:style-name="T101_2">Varios</text:span><text:span text:style-name="T101_3"><text:s/></text:span><text:span text:style-name="T101_4">diagramas</text:span><text:span text:style-name="T101_5"><text:s/></text:span><text:span text:style-name="T101_6">de</text:span><text:span text:style-name="T101_7"><text:s/></text:span><text:span text:style-name="T101_8">secuencia</text:span><text:span text:style-name="T101_9">,<text:s/></text:span><text:span text:style-name="T101_10">mostrando</text:span><text:span text:style-name="T101_11"><text:s/></text:span><text:span text:style-name="T101_12">la</text:span><text:span text:style-name="T101_13"><text:s/></text:span><text:span text:style-name="T101_14">relación</text:span><text:span text:style-name="T101_15"><text:s/></text:span><text:span text:style-name="T101_16">dinámica</text:span><text:span text:style-name="T101_17"><text:s/></text:span><text:span text:style-name="T101_18">entre</text:span><text:span text:style-name="T101_19"><text:s/></text:span><text:span text:style-name="T101_20">las</text:span><text:span text:style-name="T101_21"><text:s/></text:span><text:span text:style-name="T101_22">clases</text:span><text:span text:style-name="T101_23"><text:s/></text:span><text:span text:style-name="T101_24">planteando</text:span><text:span text:style-name="T101_25"><text:s/></text:span><text:span text:style-name="T101_26">una</text:span><text:span text:style-name="T101_27"><text:s/></text:span><text:span text:style-name="T101_28">gran</text:span><text:span text:style-name="T101_29"><text:s/></text:span><text:span text:style-name="T101_30">cantidad</text:span><text:span text:style-name="T101_31"><text:s/></text:span><text:span text:style-name="T101_32">de</text:span><text:span text:style-name="T101_33"><text:s/></text:span><text:span text:style-name="T101_34">escenarios</text:span><text:span text:style-name="T101_35"><text:s/></text:span><text:span text:style-name="T101_36">que</text:span><text:span text:style-name="T101_37"><text:s/></text:span><text:span text:style-name="T101_38">contemplen</text:span><text:span text:style-name="T101_39"><text:s/></text:span><text:span text:style-name="T101_40">las</text:span><text:span text:style-name="T101_41"><text:s/></text:span><text:span text:style-name="T101_42">situaciones</text:span><text:span text:style-name="T101_43"><text:s/></text:span><text:span text:style-name="T101_44">del</text:span><text:span text:style-name="T101_45"><text:s/></text:span><text:span text:style-name="T101_46">trabajo</text:span><text:span text:style-name="T101_47"><text:s/></text:span><text:span text:style-name="T101_48">práctico</text:span><text:span text:style-name="T101_49">]</text:span></text:p>
      <text:p text:style-name="P102"/>
      <text:h text:style-name="P103" text:outline-level="10"><text:bookmark-start text:name="h.qhzzc36nw9a9"/><text:bookmark-end text:name="h.qhzzc36nw9a9"/><text:span text:style-name="T103_1">Diagrama</text:span><text:span text:style-name="T103_2"><text:s/></text:span><text:span text:style-name="T103_3">de</text:span><text:span text:style-name="T103_4"><text:s/></text:span><text:span text:style-name="T103_5">paquetes</text:span></text:h>
      <text:p text:style-name="P104"><text:span text:style-name="T104_1">[</text:span><text:span text:style-name="T104_2">incluir</text:span><text:span text:style-name="T104_3"><text:s/></text:span><text:span text:style-name="T104_4">un</text:span><text:span text:style-name="T104_5"><text:s/></text:span><text:span text:style-name="T104_6">diagrama</text:span><text:span text:style-name="T104_7"><text:s/></text:span><text:span text:style-name="T104_8">de</text:span><text:span text:style-name="T104_9"><text:s/></text:span><text:span text:style-name="T104_10">paquetes</text:span><text:span text:style-name="T104_11"><text:s/></text:span><text:span text:style-name="T104_12">para</text:span><text:span text:style-name="T104_13"><text:s/></text:span><text:span text:style-name="T104_14">mostrar</text:span><text:span text:style-name="T104_15"><text:s/></text:span><text:span text:style-name="T104_16">el</text:span><text:span text:style-name="T104_17"><text:s/></text:span><text:span text:style-name="T104_18">acoplamiento</text:span><text:span text:style-name="T104_19"><text:s/></text:span><text:span text:style-name="T104_20">de</text:span><text:span text:style-name="T104_21"><text:s/></text:span><text:span text:style-name="T104_22">su</text:span><text:span text:style-name="T104_23"><text:s/></text:span><text:span text:style-name="T104_24">trabajo</text:span><text:span text:style-name="T104_25"><text:s/>]</text:span></text:p>
      <text:p text:style-name="P105"/>
      <text:h text:style-name="P106" text:outline-level="10"><text:bookmark-start text:name="h.urrvy14wky6v"/><text:bookmark-end text:name="h.urrvy14wky6v"/><text:span text:style-name="T106_1">Diagramas</text:span><text:span text:style-name="T106_2"><text:s/></text:span><text:span text:style-name="T106_3">de</text:span><text:span text:style-name="T106_4"><text:s/></text:span><text:span text:style-name="T106_5">estado</text:span></text:h>
      <text:p text:style-name="P107"><text:span text:style-name="T107_1">[</text:span><text:span text:style-name="T107_2">Incluir</text:span><text:span text:style-name="T107_3"><text:s/></text:span><text:span text:style-name="T107_4">diagramas</text:span><text:span text:style-name="T107_5"><text:s/></text:span><text:span text:style-name="T107_6">de</text:span><text:span text:style-name="T107_7"><text:s/></text:span><text:span text:style-name="T107_8">estados</text:span><text:span text:style-name="T107_9">,<text:s/></text:span><text:span text:style-name="T107_10">mostrando</text:span><text:span text:style-name="T107_11"><text:s/></text:span><text:span text:style-name="T107_12">tanto</text:span><text:span text:style-name="T107_13"><text:s/></text:span><text:span text:style-name="T107_14">los</text:span><text:span text:style-name="T107_15"><text:s/></text:span><text:span text:style-name="T107_16">estados</text:span><text:span text:style-name="T107_17"><text:s/></text:span><text:span text:style-name="T107_18">como</text:span><text:span text:style-name="T107_19"><text:s text:c="2"/></text:span><text:span text:style-name="T107_20">las</text:span><text:span text:style-name="T107_21"><text:s/></text:span><text:span text:style-name="T107_22">distintas</text:span><text:span text:style-name="T107_23"><text:s/></text:span><text:span text:style-name="T107_24">transiciones</text:span><text:span text:style-name="T107_25"><text:s/></text:span><text:span text:style-name="T107_26">de</text:span><text:span text:style-name="T107_27"><text:s/></text:span><text:span text:style-name="T107_28">los</text:span><text:span text:style-name="T107_29"><text:s/></text:span><text:span text:style-name="T107_30">mismos</text:span><text:span text:style-name="T107_31"><text:s/></text:span><text:span text:style-name="T107_32">para</text:span><text:span text:style-name="T107_33"><text:s/></text:span><text:span text:style-name="T107_34">varias</text:span><text:span text:style-name="T107_35"><text:s/></text:span><text:span text:style-name="T107_36">entidades</text:span><text:span text:style-name="T107_37"><text:s/></text:span><text:span text:style-name="T107_38">del</text:span><text:span text:style-name="T107_39"><text:s/></text:span><text:span text:style-name="T107_40">trabajo</text:span><text:span text:style-name="T107_41"><text:s/></text:span><text:span text:style-name="T107_42">práctico</text:span><text:span text:style-name="T107_43"><text:s/>]</text:span></text:p>
      <text:h text:style-name="P108" text:outline-level="10"><text:bookmark-start text:name="h.mz6hycflsime"/><text:bookmark-end text:name="h.mz6hycflsime"/><text:span text:style-name="T108_1">Detalles</text:span><text:span text:style-name="T108_2"><text:s/></text:span><text:span text:style-name="T108_3">de</text:span><text:span text:style-name="T108_4"><text:s/></text:span><text:span text:style-name="T108_5">implementación</text:span></text:h>
      <text:p text:style-name="P109"><text:span text:style-name="T109_1">[</text:span><text:span text:style-name="T109_2">Deben</text:span><text:span text:style-name="T109_3"><text:s/></text:span><text:span text:style-name="T109_4">detallar</text:span><text:span text:style-name="T109_5">/</text:span><text:span text:style-name="T109_6">explicar</text:span><text:span text:style-name="T109_7"><text:s/></text:span><text:span text:style-name="T109_8">qué</text:span><text:span text:style-name="T109_9"><text:s/></text:span><text:span text:style-name="T109_10">estrategias</text:span><text:span text:style-name="T109_11"><text:s/></text:span><text:span text:style-name="T109_12">utilizaron</text:span><text:span text:style-name="T109_13"><text:s/></text:span><text:span text:style-name="T109_14">para</text:span><text:span text:style-name="T109_15"><text:s/></text:span><text:span text:style-name="T109_16">resolver</text:span><text:span text:style-name="T109_17"><text:s/></text:span><text:span text:style-name="T109_18">los</text:span><text:span text:style-name="T109_19"><text:s/></text:span><text:span text:style-name="T109_20">puntos</text:span><text:span text:style-name="T109_21"><text:s/></text:span><text:span text:style-name="T109_22">más</text:span><text:span text:style-name="T109_23"><text:s/></text:span><text:span text:style-name="T109_24">conflictivos</text:span><text:span text:style-name="T109_25"><text:s/></text:span><text:span text:style-name="T109_26">del</text:span><text:span text:style-name="T109_27"><text:s/></text:span><text:span text:style-name="T109_28">trabajo</text:span><text:span text:style-name="T109_29"><text:s/></text:span><text:span text:style-name="T109_30">práctico</text:span><text:span text:style-name="T109_31">.<text:s/>(</text:span><text:span text:style-name="T109_32">Incluida</text:span><text:span text:style-name="T109_33"><text:s/></text:span><text:span text:style-name="T109_34">la</text:span><text:span text:style-name="T109_35"><text:s/></text:span><text:span text:style-name="T109_36">persistencia</text:span><text:span text:style-name="T109_37">)<text:s/>]</text:span></text:p>
      <text:p text:style-name="P110"><text:span text:style-name="T110_1">Un</text:span><text:span text:style-name="T110_2"><text:s/></text:span><text:span text:style-name="T110_3">punto</text:span><text:span text:style-name="T110_4"><text:s/></text:span><text:span text:style-name="T110_5">conflictivo</text:span><text:span text:style-name="T110_6"><text:s/></text:span><text:span text:style-name="T110_7">del</text:span><text:span text:style-name="T110_8"><text:s/></text:span><text:span text:style-name="T110_9">trabajo</text:span><text:span text:style-name="T110_10"><text:s/></text:span><text:span text:style-name="T110_11">fue</text:span><text:span text:style-name="T110_12"><text:s/></text:span><text:span text:style-name="T110_13">poder</text:span><text:span text:style-name="T110_14"><text:s/></text:span><text:span text:style-name="T110_15">saber</text:span><text:span text:style-name="T110_16"><text:s/></text:span><text:span text:style-name="T110_17">exactamente</text:span><text:span text:style-name="T110_18"><text:s/></text:span><text:span text:style-name="T110_19">en</text:span><text:span text:style-name="T110_20"><text:s/></text:span><text:span text:style-name="T110_21">qué</text:span><text:span text:style-name="T110_22"><text:s/></text:span><text:span text:style-name="T110_23">estado</text:span><text:span text:style-name="T110_24"><text:s/></text:span><text:span text:style-name="T110_25">se</text:span><text:span text:style-name="T110_26"><text:s/></text:span><text:span text:style-name="T110_27">encontraba</text:span><text:span text:style-name="T110_28"><text:s/></text:span><text:span text:style-name="T110_29">la</text:span><text:span text:style-name="T110_30"><text:s/></text:span><text:span text:style-name="T110_31">partida</text:span><text:span text:style-name="T110_32">,<text:s/></text:span><text:span text:style-name="T110_33">i</text:span><text:span text:style-name="T110_34">.</text:span><text:span text:style-name="T110_35">e</text:span><text:span text:style-name="T110_36">.<text:s/></text:span><text:span text:style-name="T110_37">si</text:span><text:span text:style-name="T110_38"><text:s/></text:span><text:span text:style-name="T110_39">estaba</text:span><text:span text:style-name="T110_40"><text:s/></text:span><text:span text:style-name="T110_41">en</text:span><text:span text:style-name="T110_42"><text:s/></text:span><text:span text:style-name="T110_43">juego</text:span><text:span text:style-name="T110_44"><text:s/></text:span><text:span text:style-name="T110_45">una</text:span><text:span text:style-name="T110_46"><text:s/></text:span><text:span text:style-name="T110_47">llamada</text:span><text:span text:style-name="T110_48"><text:s/></text:span><text:span text:style-name="T110_49">de</text:span><text:span text:style-name="T110_50"><text:s/></text:span><text:span text:style-name="T110_51">envido</text:span><text:span text:style-name="T110_52">,<text:s/></text:span><text:span text:style-name="T110_53">si</text:span><text:span text:style-name="T110_54"><text:s/></text:span><text:span text:style-name="T110_55">el</text:span><text:span text:style-name="T110_56"><text:s/></text:span><text:span text:style-name="T110_57">truco</text:span><text:span text:style-name="T110_58">/</text:span><text:span text:style-name="T110_59">retruco</text:span><text:span text:style-name="T110_60">/</text:span><text:span text:style-name="T110_61">vale</text:span><text:span text:style-name="T110_62"><text:s/>4<text:s/></text:span><text:span text:style-name="T110_63">ya</text:span><text:span text:style-name="T110_64"><text:s/></text:span><text:span text:style-name="T110_65">fueron</text:span><text:span text:style-name="T110_66"><text:s/></text:span><text:span text:style-name="T110_67">cantados</text:span><text:span text:style-name="T110_68"><text:s/></text:span><text:span text:style-name="T110_69">o</text:span><text:span text:style-name="T110_70"><text:s/></text:span><text:span text:style-name="T110_71">no</text:span><text:span text:style-name="T110_72">,<text:s/></text:span><text:span text:style-name="T110_73">etc</text:span><text:span text:style-name="T110_74">.,<text:s/></text:span><text:span text:style-name="T110_75">para</text:span><text:span text:style-name="T110_76"><text:s/></text:span><text:span text:style-name="T110_77">poder</text:span><text:span text:style-name="T110_78"><text:s/></text:span><text:span text:style-name="T110_79">conocer</text:span><text:span text:style-name="T110_80"><text:s/></text:span><text:span text:style-name="T110_81">la</text:span><text:span text:style-name="T110_82"><text:s/></text:span><text:span text:style-name="T110_83">cantidad</text:span><text:span text:style-name="T110_84"><text:s/></text:span><text:span text:style-name="T110_85">de</text:span><text:span text:style-name="T110_86"><text:s/></text:span><text:span text:style-name="T110_87">puntos</text:span><text:span text:style-name="T110_88"><text:s/></text:span><text:span text:style-name="T110_89">que</text:span><text:span text:style-name="T110_90"><text:s/></text:span><text:span text:style-name="T110_91">habría</text:span><text:span text:style-name="T110_92"><text:s/></text:span><text:span text:style-name="T110_93">que</text:span><text:span text:style-name="T110_94"><text:s/></text:span><text:span text:style-name="T110_95">otorgarle</text:span><text:span text:style-name="T110_96"><text:s/></text:span><text:span text:style-name="T110_97">a</text:span><text:span text:style-name="T110_98"><text:s/></text:span><text:span text:style-name="T110_99">los</text:span><text:span text:style-name="T110_100"><text:s/></text:span><text:span text:style-name="T110_101">ganadores</text:span><text:span text:style-name="T110_102"><text:s/></text:span><text:span text:style-name="T110_103">de</text:span><text:span text:style-name="T110_104"><text:s/></text:span><text:span text:style-name="T110_105">la</text:span><text:span text:style-name="T110_106"><text:s/></text:span><text:span text:style-name="T110_107">ronda</text:span><text:span text:style-name="T110_108"><text:s/></text:span><text:span text:style-name="T110_109">una</text:span><text:span text:style-name="T110_110"><text:s/></text:span><text:span text:style-name="T110_111">finalizada</text:span><text:span text:style-name="T110_112"><text:s/></text:span><text:span text:style-name="T110_113">cada</text:span><text:span text:style-name="T110_114"><text:s/></text:span><text:span text:style-name="T110_115">una</text:span><text:span text:style-name="T110_116"><text:s/></text:span><text:span text:style-name="T110_117">de</text:span><text:span text:style-name="T110_118"><text:s/></text:span><text:span text:style-name="T110_119">ellas</text:span><text:span text:style-name="T110_120">,<text:s/></text:span><text:span text:style-name="T110_121">y</text:span><text:span text:style-name="T110_122"><text:s/></text:span><text:span text:style-name="T110_123">poder</text:span><text:span text:style-name="T110_124"><text:s/></text:span><text:span text:style-name="T110_125">verificar</text:span><text:span text:style-name="T110_126"><text:s/></text:span><text:span text:style-name="T110_127">de</text:span><text:span text:style-name="T110_128"><text:s/></text:span><text:span text:style-name="T110_129">alguna</text:span><text:span text:style-name="T110_130"><text:s/></text:span><text:span text:style-name="T110_131">manera</text:span><text:span text:style-name="T110_132"><text:s/>(</text:span><text:span text:style-name="T110_133">no</text:span><text:span text:style-name="T110_134"><text:s/></text:span><text:span text:style-name="T110_135">demasiado</text:span><text:span text:style-name="T110_136"><text:s/></text:span><text:span text:style-name="T110_137">rebuscada</text:span><text:span text:style-name="T110_138">)<text:s/></text:span><text:span text:style-name="T110_139">si</text:span><text:span text:style-name="T110_140"><text:s/></text:span><text:span text:style-name="T110_141">una</text:span><text:span text:style-name="T110_142"><text:s/></text:span><text:span text:style-name="T110_143">llamada</text:span><text:span text:style-name="T110_144"><text:s/></text:span><text:span text:style-name="T110_145">que</text:span><text:span text:style-name="T110_146"><text:s/></text:span><text:span text:style-name="T110_147">quisiera</text:span><text:span text:style-name="T110_148"><text:s/></text:span><text:span text:style-name="T110_149">hacer</text:span><text:span text:style-name="T110_150"><text:s/></text:span><text:span text:style-name="T110_151">algún</text:span><text:span text:style-name="T110_152"><text:s/></text:span><text:span text:style-name="T110_153">jugador</text:span><text:span text:style-name="T110_154"><text:s/></text:span><text:span text:style-name="T110_155">sería</text:span><text:span text:style-name="T110_156"><text:s/></text:span><text:span text:style-name="T110_157">válida</text:span><text:span text:style-name="T110_158"><text:s/></text:span><text:span text:style-name="T110_159">en</text:span><text:span text:style-name="T110_160"><text:s/></text:span><text:span text:style-name="T110_161">el</text:span><text:span text:style-name="T110_162"><text:s/></text:span><text:span text:style-name="T110_163">contexto</text:span><text:span text:style-name="T110_164"><text:s/></text:span><text:span text:style-name="T110_165">dado</text:span><text:span text:style-name="T110_166">.</text:span></text:p>
      <text:p text:style-name="P111"><text:span text:style-name="T111_1">Para</text:span><text:span text:style-name="T111_2"><text:s/></text:span><text:span text:style-name="T111_3">solucionar</text:span><text:span text:style-name="T111_4"><text:s/></text:span><text:span text:style-name="T111_5">esto</text:span><text:span text:style-name="T111_6"><text:s/></text:span><text:span text:style-name="T111_7">recurrimos</text:span><text:span text:style-name="T111_8"><text:s/></text:span><text:span text:style-name="T111_9">al</text:span><text:span text:style-name="T111_10"><text:s/></text:span><text:span text:style-name="T111_11">patrón</text:span><text:span text:style-name="T111_12"><text:s/></text:span><text:span text:style-name="T111_13">de</text:span><text:span text:style-name="T111_14"><text:s/></text:span><text:span text:style-name="T111_15">diseño</text:span><text:span text:style-name="T111_16"><text:s/></text:span><text:span text:style-name="T111_17">state</text:span><text:span text:style-name="T111_18">.<text:s/></text:span><text:span text:style-name="T111_19">Así</text:span><text:span text:style-name="T111_20">,<text:s/></text:span><text:span text:style-name="T111_21">la</text:span><text:span text:style-name="T111_22"><text:s/></text:span><text:span text:style-name="T111_23">mesa</text:span><text:span text:style-name="T111_24"><text:s/></text:span><text:span text:style-name="T111_25">guarda</text:span><text:span text:style-name="T111_26"><text:s/></text:span><text:span text:style-name="T111_27">el</text:span><text:span text:style-name="T111_28"><text:s/></text:span><text:span text:style-name="T111_29">estado</text:span><text:span text:style-name="T111_30"><text:s/></text:span><text:span text:style-name="T111_31">en</text:span><text:span text:style-name="T111_32"><text:s/></text:span><text:span text:style-name="T111_33">que</text:span><text:span text:style-name="T111_34"><text:s/></text:span><text:span text:style-name="T111_35">se</text:span><text:span text:style-name="T111_36"><text:s/></text:span><text:span text:style-name="T111_37">encuentra</text:span><text:span text:style-name="T111_38">,<text:s/></text:span><text:span text:style-name="T111_39">pudiendo</text:span><text:span text:style-name="T111_40"><text:s/></text:span><text:span text:style-name="T111_41">verificarse</text:span><text:span text:style-name="T111_42"><text:s/></text:span><text:span text:style-name="T111_43">rápidamente</text:span><text:span text:style-name="T111_44"><text:s/></text:span><text:span text:style-name="T111_45">todo</text:span><text:span text:style-name="T111_46"><text:s/></text:span><text:span text:style-name="T111_47">lo</text:span><text:span text:style-name="T111_48"><text:s/></text:span><text:span text:style-name="T111_49">que</text:span><text:span text:style-name="T111_50"><text:s/></text:span><text:span text:style-name="T111_51">se</text:span><text:span text:style-name="T111_52"><text:s/></text:span><text:span text:style-name="T111_53">debe</text:span><text:span text:style-name="T111_54"><text:s/></text:span><text:span text:style-name="T111_55">verificar</text:span><text:span text:style-name="T111_56">,<text:s/></text:span><text:span text:style-name="T111_57">ya</text:span><text:span text:style-name="T111_58"><text:s/></text:span><text:span text:style-name="T111_59">que</text:span><text:span text:style-name="T111_60"><text:s/></text:span><text:span text:style-name="T111_61">cada</text:span><text:span text:style-name="T111_62"><text:s/></text:span><text:span text:style-name="T111_63">estado</text:span><text:span text:style-name="T111_64"><text:s/></text:span><text:span text:style-name="T111_65">que</text:span><text:span text:style-name="T111_66"><text:s/></text:span><text:span text:style-name="T111_67">puede</text:span><text:span text:style-name="T111_68"><text:s/></text:span><text:span text:style-name="T111_69">almacenar</text:span><text:span text:style-name="T111_70"><text:s/></text:span><text:span text:style-name="T111_71">la</text:span><text:span text:style-name="T111_72"><text:s/></text:span><text:span text:style-name="T111_73">mesa</text:span><text:span text:style-name="T111_74"><text:s/></text:span><text:span text:style-name="T111_75">tiene</text:span><text:span text:style-name="T111_76"><text:s/></text:span><text:span text:style-name="T111_77">guardada</text:span><text:span text:style-name="T111_78"><text:s/></text:span><text:span text:style-name="T111_79">la</text:span><text:span text:style-name="T111_80"><text:s/></text:span><text:span text:style-name="T111_81">información</text:span><text:span text:style-name="T111_82"><text:s/></text:span><text:span text:style-name="T111_83">necesaria</text:span><text:span text:style-name="T111_84"><text:s/>(</text:span><text:span text:style-name="T111_85">i</text:span><text:span text:style-name="T111_86">.</text:span><text:span text:style-name="T111_87">e</text:span><text:span text:style-name="T111_88">.<text:s/></text:span><text:span text:style-name="T111_89">posibles</text:span><text:span text:style-name="T111_90"><text:s/></text:span><text:span text:style-name="T111_91">llamadas</text:span><text:span text:style-name="T111_92"><text:s/></text:span><text:span text:style-name="T111_93">desde</text:span><text:span text:style-name="T111_94"><text:s/></text:span><text:span text:style-name="T111_95">ese</text:span><text:span text:style-name="T111_96"><text:s/></text:span><text:span text:style-name="T111_97">estado</text:span><text:span text:style-name="T111_98"><text:s/>–<text:s/></text:span><text:span text:style-name="T111_99">por</text:span><text:span text:style-name="T111_100"><text:s/></text:span><text:span text:style-name="T111_101">ej</text:span><text:span text:style-name="T111_102">.:<text:s/></text:span><text:span text:style-name="T111_103">estando</text:span><text:span text:style-name="T111_104"><text:s/></text:span><text:span text:style-name="T111_105">en</text:span><text:span text:style-name="T111_106"><text:s/></text:span><text:span text:style-name="T111_107">truco</text:span><text:span text:style-name="T111_108"><text:s/></text:span><text:span text:style-name="T111_109">se</text:span><text:span text:style-name="T111_110"><text:s/></text:span><text:span text:style-name="T111_111">puede</text:span><text:span text:style-name="T111_112"><text:s/></text:span><text:span text:style-name="T111_113">cantar</text:span><text:span text:style-name="T111_114"><text:s/></text:span><text:span text:style-name="T111_115">retruco</text:span><text:span text:style-name="T111_116">,<text:s/></text:span><text:span text:style-name="T111_117">pero</text:span><text:span text:style-name="T111_118"><text:s/></text:span><text:span text:style-name="T111_119">no</text:span><text:span text:style-name="T111_120"><text:s/></text:span><text:span text:style-name="T111_121">envido</text:span><text:span text:style-name="T111_122">)<text:s/>–<text:s/></text:span><text:span text:style-name="T111_123">y</text:span><text:span text:style-name="T111_124"><text:s/></text:span><text:span text:style-name="T111_125">el</text:span><text:span text:style-name="T111_126"><text:s/></text:span><text:span text:style-name="T111_127">puntaje</text:span><text:span text:style-name="T111_128"><text:s/></text:span><text:span text:style-name="T111_129">que</text:span><text:span text:style-name="T111_130"><text:s/></text:span><text:span text:style-name="T111_131">otorga</text:span><text:span text:style-name="T111_132"><text:s/></text:span><text:span text:style-name="T111_133">ese</text:span><text:span text:style-name="T111_134"><text:s/></text:span><text:span text:style-name="T111_135">estado</text:span><text:span text:style-name="T111_136"><text:s/>–<text:s/></text:span><text:span text:style-name="T111_137">por</text:span><text:span text:style-name="T111_138"><text:s/></text:span><text:span text:style-name="T111_139">ej</text:span><text:span text:style-name="T111_140">.:<text:s/></text:span><text:span text:style-name="T111_141">truco</text:span><text:span text:style-name="T111_142"><text:s/></text:span><text:span text:style-name="T111_143">otorga</text:span><text:span text:style-name="T111_144"><text:s/>2<text:s/></text:span><text:span text:style-name="T111_145">puntos</text:span><text:span text:style-name="T111_146">).</text:span></text:p>
      <text:p text:style-name="P112"/>
      <text:h text:style-name="P113" text:outline-level="10"><text:bookmark-start text:name="h.rnbouaam6oso"/><text:bookmark-end text:name="h.rnbouaam6oso"/><text:span text:style-name="T113_1">Excepciones</text:span></text:h>
      <text:p text:style-name="P114"><text:span text:style-name="T114_1">[</text:span><text:span text:style-name="T114_2">Explicar</text:span><text:span text:style-name="T114_3"><text:s/></text:span><text:span text:style-name="T114_4">las</text:span><text:span text:style-name="T114_5"><text:s/></text:span><text:span text:style-name="T114_6">excepciones</text:span><text:span text:style-name="T114_7"><text:s/></text:span><text:span text:style-name="T114_8">creadas</text:span><text:span text:style-name="T114_9">,<text:s/></text:span><text:span text:style-name="T114_10">con</text:span><text:span text:style-name="T114_11"><text:s/></text:span><text:span text:style-name="T114_12">qué</text:span><text:span text:style-name="T114_13"><text:s/></text:span><text:span text:style-name="T114_14">fin</text:span><text:span text:style-name="T114_15"><text:s/></text:span><text:span text:style-name="T114_16">fueron</text:span><text:span text:style-name="T114_17"><text:s/></text:span><text:span text:style-name="T114_18">creadas</text:span><text:span text:style-name="T114_19"><text:s/></text:span><text:span text:style-name="T114_20">y</text:span><text:span text:style-name="T114_21"><text:s/></text:span><text:span text:style-name="T114_22">cómo</text:span><text:span text:style-name="T114_23"><text:s/></text:span><text:span text:style-name="T114_24">y</text:span><text:span text:style-name="T114_25"><text:s/></text:span><text:span text:style-name="T114_26">dónde</text:span><text:span text:style-name="T114_27"><text:s/></text:span><text:span text:style-name="T114_28">se</text:span><text:span text:style-name="T114_29"><text:s/></text:span><text:span text:style-name="T114_30">las</text:span><text:span text:style-name="T114_31"><text:s/></text:span><text:span text:style-name="T114_32">atrapa</text:span><text:span text:style-name="T114_33"><text:s/></text:span><text:span text:style-name="T114_34">explicando</text:span><text:span text:style-name="T114_35"><text:s/></text:span><text:span text:style-name="T114_36">qué</text:span><text:span text:style-name="T114_37"><text:s/></text:span><text:span text:style-name="T114_38">acciones</text:span><text:span text:style-name="T114_39"><text:s/></text:span><text:span text:style-name="T114_40">se</text:span><text:span text:style-name="T114_41"><text:s/></text:span><text:span text:style-name="T114_42">toman</text:span><text:span text:style-name="T114_43"><text:s/></text:span><text:span text:style-name="T114_44">al</text:span><text:span text:style-name="T114_45"><text:s/></text:span><text:span text:style-name="T114_46">respecto</text:span><text:span text:style-name="T114_47"><text:s/></text:span><text:span text:style-name="T114_48">una</text:span><text:span text:style-name="T114_49"><text:s/></text:span><text:span text:style-name="T114_50">vez</text:span><text:span text:style-name="T114_51"><text:s/></text:span><text:span text:style-name="T114_52">capturadas</text:span><text:span text:style-name="T114_53">.]</text:span></text:p>
      <text:list text:style-name="LS5" xml:id="list12">
        <text:list-item>
          <text:p text:style-name="P115"><text:span text:style-name="T115_1">DonTHaveT</text:span><text:span text:style-name="T115_2">hatCardException</text:span><text:span text:style-name="T115_3">:</text:span></text:p>
        </text:list-item>
        <text:list-item>
          <text:p text:style-name="P116"><text:span text:style-name="T116_1">FirstTeamWonException</text:span><text:span text:style-name="T116_2">:</text:span></text:p>
        </text:list-item>
        <text:list-item>
          <text:p text:style-name="P117"><text:span text:style-name="T117_1">InvalidGameCallException</text:span><text:span text:style-name="T117_2">:</text:span></text:p>
        </text:list-item>
        <text:list-item>
          <text:p text:style-name="P118"><text:span text:style-name="T118_1">InvalidNumberOfPlayersException</text:span><text:span text:style-name="T118_2">:</text:span></text:p>
        </text:list-item>
        <text:list-item>
          <text:p text:style-name="P119"><text:span text:style-name="T119_1">NobodyWonYetException</text:span><text:span text:style-name="T119_2">:</text:span></text:p>
        </text:list-item>
        <text:list-item>
          <text:p text:style-name="P120"><text:span text:style-name="T120_1">NotCardThrownException</text:span><text:span text:style-name="T120_2">:</text:span></text:p>
        </text:list-item>
        <text:list-item>
          <text:p text:style-name="P121"><text:span text:style-name="T121_1">NotYourTurnException</text:span><text:span text:style-name="T121_2">:</text:span></text:p>
        </text:list-item>
        <text:list-item>
          <text:p text:style-name="P122"><text:span text:style-name="T122_1">PlayerDoesNotExistsException</text:span><text:span text:style-name="T122_2">:</text:span></text:p>
        </text:list-item>
        <text:list-item>
          <text:p text:style-name="P123"><text:span text:style-name="T123_1">SecondTeamWonException</text:span><text:span text:style-name="T123_2">:</text:span></text:p>
        </text:list-item>
        <text:list-item>
          <text:p text:style-name="P124"><text:span text:style-name="T124_1">TeamDoes</text:span><text:span text:style-name="T124_2">ntExistException</text:span><text:span text:style-name="T124_3">:</text:span></text:p>
        </text:list-item>
      </text:list>
      <text:p text:style-name="P125"/>
      <text:h text:style-name="P126" text:outline-level="10"><text:bookmark-start text:name="h.9nsoa42j71k0"/><text:bookmark-end text:name="h.9nsoa42j71k0"/></text:h>
      <text:h text:style-name="P127" text:outline-level="10"><text:bookmark-start text:name="h.ywd3cxbe8j4o"/><text:bookmark-end text:name="h.ywd3cxbe8j4o"/><text:bookmark-start text:name="h.62o2ixovn4ec"/><text:bookmark-end text:name="h.62o2ixovn4ec"/><text:span text:style-name="T127_1">Checklist</text:span><text:span text:style-name="T127_2"><text:s/></text:span><text:span text:style-name="T127_3">de</text:span><text:span text:style-name="T127_4"><text:s/></text:span><text:span text:style-name="T127_5">corrección</text:span></text:h>
      <text:p text:style-name="P128"><text:span text:style-name="T128_1">Esta</text:span><text:span text:style-name="T128_2"><text:s/></text:span><text:span text:style-name="T128_3">sección</text:span><text:span text:style-name="T128_4"><text:s/></text:span><text:span text:style-name="T128_5">es</text:span><text:span text:style-name="T128_6"><text:s/></text:span><text:span text:style-name="T128_7">para</text:span><text:span text:style-name="T128_8"><text:s/></text:span><text:span text:style-name="T128_9">uso</text:span><text:span text:style-name="T128_10"><text:s/></text:span><text:span text:style-name="T128_11">exclusivo</text:span><text:span text:style-name="T128_12"><text:s/></text:span><text:span text:style-name="T128_13">de</text:span><text:span text:style-name="T128_14"><text:s/></text:span><text:span text:style-name="T128_15">los</text:span><text:span text:style-name="T128_16"><text:s/></text:span><text:span text:style-name="T128_17">docentes</text:span><text:span text:style-name="T128_18">,<text:s/></text:span><text:span text:style-name="T128_19">por</text:span><text:span text:style-name="T128_20"><text:s/></text:span><text:span text:style-name="T128_21">favor</text:span><text:span text:style-name="T128_22"><text:s/></text:span><text:span text:style-name="T128_23">no</text:span><text:span text:style-name="T128_24"><text:s/></text:span><text:span text:style-name="T128_25">modificar</text:span><text:span text:style-name="T128_26">.</text:span></text:p>
      <text:p text:style-name="P129"/>
      <text:h text:style-name="P130" text:outline-level="10"><text:bookmark-start text:name="h.rw2jd4pw07u0"/><text:bookmark-end text:name="h.rw2jd4pw07u0"/><text:span text:style-name="T130_1">Carpeta</text:span></text:h>
      <text:p text:style-name="P131"><text:span text:style-name="T131_1">Generalidades</text:span></text:p>
      <text:list text:style-name="LS6" xml:id="list22">
        <text:list-item>
          <text:p text:style-name="P132"><text:span text:style-name="T132_1">¿</text:span><text:span text:style-name="T132_2">Son</text:span><text:span text:style-name="T132_3"><text:s/></text:span><text:span text:style-name="T132_4">correctos</text:span><text:span text:style-name="T132_5"><text:s/></text:span><text:span text:style-name="T132_6">los</text:span><text:span text:style-name="T132_7"><text:s/></text:span><text:span text:style-name="T132_8">supuestos</text:span><text:span text:style-name="T132_9"><text:s/></text:span><text:span text:style-name="T132_10">y</text:span><text:span text:style-name="T132_11"><text:s/></text:span><text:span text:style-name="T132_12">extensiones</text:span><text:span text:style-name="T132_13">?</text:span></text:p>
        </text:list-item>
        <text:list-item>
          <text:p text:style-name="P133"><text:span text:style-name="T133_1">¿</text:span><text:span text:style-name="T133_2">Es</text:span><text:span text:style-name="T133_3"><text:s/></text:span><text:span text:style-name="T133_4">prolija</text:span><text:span text:style-name="T133_5"><text:s/></text:span><text:span text:style-name="T133_6">la</text:span><text:span text:style-name="T133_7"><text:s/></text:span><text:span text:style-name="T133_8">presentación</text:span><text:span text:style-name="T133_9">?<text:s/>(</text:span><text:span text:style-name="T133_10">hojas</text:span><text:span text:style-name="T133_11"><text:s/></text:span><text:span text:style-name="T133_12">del</text:span><text:span text:style-name="T133_13"><text:s/></text:span><text:span text:style-name="T133_14">mismo</text:span><text:span text:style-name="T133_15"><text:s/></text:span><text:span text:style-name="T133_16">tamaño</text:span><text:span text:style-name="T133_17">,<text:s/></text:span><text:span text:style-name="T133_18">numeradas</text:span><text:span text:style-name="T133_19"><text:s/></text:span><text:span text:style-name="T133_20">y</text:span><text:span text:style-name="T133_21"><text:s/></text:span><text:span text:style-name="T133_22">con</text:span><text:span text:style-name="T133_23"><text:s/></text:span><text:span text:style-name="T133_24">tipografía</text:span><text:span text:style-name="T133_25"><text:s/></text:span><text:span text:style-name="T133_26">uniforme</text:span><text:span text:style-name="T133_27">)</text:span></text:p>
        </text:list-item>
      </text:list>
      <text:p text:style-name="P134"><text:span text:style-name="T134_1">Modelo</text:span></text:p>
      <text:list text:style-name="LS6" xml:id="list24">
        <text:list-item>
          <text:p text:style-name="P135"><text:span text:style-name="T135_1">¿</text:span><text:span text:style-name="T135_2">Está</text:span><text:span text:style-name="T135_3"><text:s/></text:span><text:span text:style-name="T135_4">completo</text:span><text:span text:style-name="T135_5">?¿</text:span><text:span text:style-name="T135_6">Contempla</text:span><text:span text:style-name="T135_7"><text:s/></text:span><text:span text:style-name="T135_8">la</text:span><text:span text:style-name="T135_9"><text:s/></text:span><text:span text:style-name="T135_10">totalidad</text:span><text:span text:style-name="T135_11"><text:s/></text:span><text:span text:style-name="T135_12">del</text:span><text:span text:style-name="T135_13"><text:s/></text:span><text:span text:style-name="T135_14">problema</text:span><text:span text:style-name="T135_15">?</text:span></text:p>
        </text:list-item>
        <text:list-item>
          <text:p text:style-name="P136"><text:span text:style-name="T136_1">¿</text:span><text:span text:style-name="T136_2">Respeta</text:span><text:span text:style-name="T136_3"><text:s/></text:span><text:span text:style-name="T136_4">encapsulamiento</text:span><text:span text:style-name="T136_5">?</text:span></text:p>
        </text:list-item>
        <text:list-item>
          <text:p text:style-name="P137"><text:span text:style-name="T137_1">¿</text:span><text:span text:style-name="T137_2">Hace</text:span><text:span text:style-name="T137_3"><text:s/></text:span><text:span text:style-name="T137_4">un</text:span><text:span text:style-name="T137_5"><text:s/></text:span><text:span text:style-name="T137_6">buen</text:span><text:span text:style-name="T137_7"><text:s/></text:span><text:span text:style-name="T137_8">uso</text:span><text:span text:style-name="T137_9"><text:s/></text:span><text:span text:style-name="T137_10">de</text:span><text:span text:style-name="T137_11"><text:s/></text:span><text:span text:style-name="T137_12">excepciones</text:span><text:span text:style-name="T137_13">?</text:span></text:p>
        </text:list-item>
        <text:list-item>
          <text:p text:style-name="P138"><text:span text:style-name="T138_1">¿</text:span><text:span text:style-name="T138_2">Utiliza</text:span><text:span text:style-name="T138_3"><text:s/></text:span><text:span text:style-name="T138_4">polimorfismo</text:span><text:span text:style-name="T138_5"><text:s/></text:span><text:span text:style-name="T138_6">en</text:span><text:span text:style-name="T138_7"><text:s/></text:span><text:span text:style-name="T138_8">las</text:span><text:span text:style-name="T138_9"><text:s/></text:span><text:span text:style-name="T138_10">situaciones</text:span><text:span text:style-name="T138_11"><text:s/></text:span><text:span text:style-name="T138_12">esperadas</text:span><text:span text:style-name="T138_13">?</text:span></text:p>
        </text:list-item>
      </text:list>
      <text:p text:style-name="P139"/>
      <text:h text:style-name="P140" text:outline-level="10"><text:bookmark-start text:name="h.gqtdp9vx8b5k"/><text:bookmark-end text:name="h.gqtdp9vx8b5k"/><text:span text:style-name="T140_1">Diagramas</text:span></text:h>
      <text:p text:style-name="P141"><text:span text:style-name="T141_1">Diagrama</text:span><text:span text:style-name="T141_2"><text:s/></text:span><text:span text:style-name="T141_3">de</text:span><text:span text:style-name="T141_4"><text:s/></text:span><text:span text:style-name="T141_5">clases</text:span></text:p>
      <text:list text:style-name="LS6" xml:id="list28">
        <text:list-item>
          <text:p text:style-name="P142"><text:span text:style-name="T142_1">¿</text:span><text:span text:style-name="T142_2">Está</text:span><text:span text:style-name="T142_3"><text:s/></text:span><text:span text:style-name="T142_4">completo</text:span><text:span text:style-name="T142_5">?</text:span></text:p>
        </text:list-item>
        <text:list-item>
          <text:p text:style-name="P143"><text:span text:style-name="T143_1">¿</text:span><text:span text:style-name="T143_2">Está</text:span><text:span text:style-name="T143_3"><text:s/></text:span><text:span text:style-name="T143_4">bien</text:span><text:span text:style-name="T143_5"><text:s/></text:span><text:span text:style-name="T143_6">utilizada</text:span><text:span text:style-name="T143_7"><text:s/></text:span><text:span text:style-name="T143_8">la</text:span><text:span text:style-name="T143_9"><text:s/></text:span><text:span text:style-name="T143_10">notación</text:span><text:span text:style-name="T143_11">?</text:span></text:p>
        </text:list-item>
      </text:list>
      <text:p text:style-name="P144"><text:span text:style-name="T144_1">Diagramas</text:span><text:span text:style-name="T144_2"><text:s/></text:span><text:span text:style-name="T144_3">de</text:span><text:span text:style-name="T144_4"><text:s/></text:span><text:span text:style-name="T144_5">secuencia</text:span></text:p>
      <text:list text:style-name="LS6" xml:id="list30">
        <text:list-item>
          <text:p text:style-name="P145"><text:span text:style-name="T145_1">¿</text:span><text:span text:style-name="T145_2">Está</text:span><text:span text:style-name="T145_3"><text:s/></text:span><text:span text:style-name="T145_4">completo</text:span><text:span text:style-name="T145_5">?</text:span></text:p>
        </text:list-item>
        <text:list-item>
          <text:p text:style-name="P146"><text:span text:style-name="T146_1">¿</text:span><text:span text:style-name="T146_2">Es</text:span><text:span text:style-name="T146_3"><text:s/></text:span><text:span text:style-name="T146_4">consistente</text:span><text:span text:style-name="T146_5"><text:s/></text:span><text:span text:style-name="T146_6">con</text:span><text:span text:style-name="T146_7"><text:s/></text:span><text:span text:style-name="T146_8">el</text:span><text:span text:style-name="T146_9"><text:s/></text:span><text:span text:style-name="T146_10">diagrama</text:span><text:span text:style-name="T146_11"><text:s/></text:span><text:span text:style-name="T146_12">de</text:span><text:span text:style-name="T146_13"><text:s/></text:span><text:span text:style-name="T146_14">clases</text:span><text:span text:style-name="T146_15">?</text:span></text:p>
        </text:list-item>
        <text:list-item>
          <text:p text:style-name="P147"><text:span text:style-name="T147_1">¿</text:span><text:span text:style-name="T147_2">Está</text:span><text:span text:style-name="T147_3"><text:s/></text:span><text:span text:style-name="T147_4">bien</text:span><text:span text:style-name="T147_5"><text:s/></text:span><text:span text:style-name="T147_6">utilizada</text:span><text:span text:style-name="T147_7"><text:s/></text:span><text:span text:style-name="T147_8">la</text:span><text:span text:style-name="T147_9"><text:s/></text:span><text:span text:style-name="T147_10">notación</text:span><text:span text:style-name="T147_11">?</text:span></text:p>
        </text:list-item>
      </text:list>
      <text:p text:style-name="P148"><text:span text:style-name="T148_1">Diagrama</text:span><text:span text:style-name="T148_2"><text:s/></text:span><text:span text:style-name="T148_3">de</text:span><text:span text:style-name="T148_4"><text:s/></text:span><text:span text:style-name="T148_5">estados</text:span></text:p>
      <text:list text:style-name="LS6" xml:id="list33">
        <text:list-item>
          <text:p text:style-name="P149"><text:span text:style-name="T149_1">¿</text:span><text:span text:style-name="T149_2">Está</text:span><text:span text:style-name="T149_3"><text:s/></text:span><text:span text:style-name="T149_4">completo</text:span><text:span text:style-name="T149_5">?</text:span></text:p>
        </text:list-item>
        <text:list-item>
          <text:p text:style-name="P150"><text:span text:style-name="T150_1">¿</text:span><text:span text:style-name="T150_2">Está</text:span><text:span text:style-name="T150_3"><text:s/></text:span><text:span text:style-name="T150_4">bien</text:span><text:span text:style-name="T150_5"><text:s/></text:span><text:span text:style-name="T150_6">utilizada</text:span><text:span text:style-name="T150_7"><text:s/></text:span><text:span text:style-name="T150_8">la</text:span><text:span text:style-name="T150_9"><text:s/></text:span><text:span text:style-name="T150_10">notación</text:span><text:span text:style-name="T150_11">?</text:span></text:p>
        </text:list-item>
      </text:list>
      <text:p text:style-name="P151"/>
      <text:h text:style-name="P152" text:outline-level="10"><text:bookmark-start text:name="h.ycmx8rh8mdku"/><text:bookmark-end text:name="h.ycmx8rh8mdku"/><text:span text:style-name="T152_1">Código</text:span></text:h>
      <text:p text:style-name="P153"><text:span text:style-name="T153_1">Generalidades</text:span></text:p>
      <text:list text:style-name="LS7" xml:id="list35">
        <text:list-item>
          <text:p text:style-name="P154"><text:span text:style-name="T154_1">¿</text:span><text:span text:style-name="T154_2">Respeta</text:span><text:span text:style-name="T154_3"><text:s/></text:span><text:span text:style-name="T154_4">estándares</text:span><text:span text:style-name="T154_5"><text:s/></text:span><text:span text:style-name="T154_6">de</text:span><text:span text:style-name="T154_7"><text:s/></text:span><text:span text:style-name="T154_8">codificación</text:span><text:span text:style-name="T154_9">?</text:span></text:p>
        </text:list-item>
        <text:list-item>
          <text:p text:style-name="P155"><text:span text:style-name="T155_1">¿</text:span><text:span text:style-name="T155_2">Está</text:span><text:span text:style-name="T155_3"><text:s/></text:span><text:span text:style-name="T155_4">correctamente</text:span><text:span text:style-name="T155_5"><text:s/></text:span><text:span text:style-name="T155_6">documentado</text:span><text:span text:style-name="T155_7">?</text:span></text:p>
        </text:list-item>
      </text:list>
      <text:p text:style-name="P156"/>
      <text:p text:style-name="P157"/>
      <text:p text:style-name="P158"/>
      <text:p text:style-name="P159"/>
      <text:p text:style-name="P160"/>
      <text:p text:style-name="P161"/>
      <text:p text:style-name="P1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</office:automatic-styles>
  <office:master-styles>
    <style:master-page style:name="Standard" style:page-layout-name="pm1">
      <style:footer>
        <text:p text:style-name="P1"><text:span text:style-name="T1_1">-</text:span><text:span text:style-name="T1_2"><text:page-number text:select-page="current"/></text:span><text:span text:style-name="T1_3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